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3.5425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2709in"/>
    </style:style>
    <style:style style:name="co13" style:family="table-column">
      <style:table-column-properties fo:break-before="auto" style:column-width="2.7165in"/>
    </style:style>
    <style:style style:name="co14" style:family="table-column">
      <style:table-column-properties fo:break-before="auto" style:column-width="0.4181in"/>
    </style:style>
    <style:style style:name="co15" style:family="table-column">
      <style:table-column-properties fo:break-before="auto" style:column-width="0.3319in"/>
    </style:style>
    <style:style style:name="co16" style:family="table-column">
      <style:table-column-properties fo:break-before="auto" style:column-width="0.3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9661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1957in"/>
    </style:style>
    <style:style style:name="co21" style:family="table-column">
      <style:table-column-properties fo:break-before="auto" style:column-width="0.3465in"/>
    </style:style>
    <style:style style:name="co22" style:family="table-column">
      <style:table-column-properties fo:break-before="auto" style:column-width="0.2354in"/>
    </style:style>
    <style:style style:name="co23" style:family="table-column">
      <style:table-column-properties fo:break-before="auto" style:column-width="0.4429in"/>
    </style:style>
    <style:style style:name="co24" style:family="table-column">
      <style:table-column-properties fo:break-before="auto" style:column-width="0.5181in"/>
    </style:style>
    <style:style style:name="co25" style:family="table-column">
      <style:table-column-properties fo:break-before="auto" style:column-width="2.2874in"/>
    </style:style>
    <style:style style:name="co26" style:family="table-column">
      <style:table-column-properties fo:break-before="auto" style:column-width="0.4854in"/>
    </style:style>
    <style:style style:name="co27" style:family="table-column">
      <style:table-column-properties fo:break-before="auto" style:column-width="0.6571in"/>
    </style:style>
    <style:style style:name="co28" style:family="table-column">
      <style:table-column-properties fo:break-before="auto" style:column-width="1.1508in"/>
    </style:style>
    <style:style style:name="co2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dbb6" fo:border="0.74pt solid #000000"/>
      <style:map style:condition="cell-content()=&quot;X&quot;" style:apply-style-name="Untitled1" style:base-cell-address="WBS.L2"/>
    </style:style>
    <style:style style:name="ce7" style:family="table-cell" style:parent-style-name="Default">
      <style:table-cell-properties fo:border="0.74pt solid #000000"/>
      <style:map style:condition="cell-content()=&quot;X&quot;" style:apply-style-name="Untitled1" style:base-cell-address="WBS.L2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/>
    </style:style>
    <style:style style:name="ce19" style:family="table-cell" style:parent-style-name="Default" style:data-style-name="N10130"/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Hybrid Digital Twin for Aero Gas Turbine Engine HU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Duration</text:p>
          </table:table-cell>
          <table:table-cell office:value-type="string" calcext:value-type="string">
            <text:p>36 months (156 weeks, 1092 day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Start Date</text:p>
          </table:table-cell>
          <table:table-cell office:value-type="string" calcext:value-type="string">
            <text:p>Month 0, Week 1 (Day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End Date</text:p>
          </table:table-cell>
          <table:table-cell office:value-type="string" calcext:value-type="string">
            <text:p>Month 36, Week 156 (Day 1,09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hases</text:p>
          </table:table-cell>
          <table:table-cell office:value-type="string" calcext:value-type="string">
            <text:p>5 milestones (MS-1 to MS-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Budget</text:p>
          </table:table-cell>
          <table:table-cell office:value-type="string" calcext:value-type="string">
            <text:p>₹15.30 Cr (approx ₹15.00 C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Effort</text:p>
          </table:table-cell>
          <table:table-cell office:value-type="string" calcext:value-type="string">
            <text:p>305 Person-Mon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Team Size</text:p>
          </table:table-cell>
          <table:table-cell office:value-type="string" calcext:value-type="string">
            <text:p>14 FTE</text:p>
          </table:table-cell>
          <table:table-cell table:number-columns-repeated="2"/>
        </table:table-row>
      </table:table>
      <table:table table:name="Mileston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tart Week</text:p>
          </table:table-cell>
          <table:table-cell office:value-type="string" calcext:value-type="string">
            <text:p>End Week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Payment Gate</text:p>
          </table:table-cell>
          <table:table-cell table:style-name="Default" office:value-type="string" calcext:value-type="string">
            <text:p>Cumulative %</text:p>
          </table:table-cell>
        </table:table-row>
        <table:table-row table:style-name="ro1">
          <table:table-cell office:value-type="string" calcext:value-type="string">
            <text:p>MS-1</text:p>
          </table:table-cell>
          <table:table-cell office:value-type="string" calcext:value-type="string">
            <text:p>PD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20%</text:p>
          </table:table-cell>
        </table:table-row>
        <table:table-row table:style-name="ro1">
          <table:table-cell office:value-type="string" calcext:value-type="string">
            <text:p>MS-2</text:p>
          </table:table-cell>
          <table:table-cell office:value-type="string" calcext:value-type="string">
            <text:p>Detailed Design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MS-3</text:p>
          </table:table-cell>
          <table:table-cell office:value-type="string" calcext:value-type="string">
            <text:p>Prototype &amp; CDR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MS-4</text:p>
          </table:table-cell>
          <table:table-cell office:value-type="string" calcext:value-type="string">
            <text:p>Production &amp; ATP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MS-5</text:p>
          </table:table-cell>
          <table:table-cell office:value-type="string" calcext:value-type="string">
            <text:p>Completion &amp; ToT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 months</text:p>
          </table:table-cell>
          <table:table-cell office:value-type="string" calcext:value-type="string">
            <text:p>20% (₹3.00 Cr)</text:p>
          </table:table-cell>
          <table:table-cell office:value-type="string" calcext:value-type="string">
            <text:p>Pro</text:p>
          </table:table-cell>
        </table:table-row>
      </table:table>
      <table:table table:name="WBS" table:style-name="ta1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visibility="collapse" table:default-cell-style-name="ce4"/>
        <table:table-column table:style-name="co18" table:visibility="collapse" table:default-cell-style-name="ce4"/>
        <table:table-column table:style-name="co5" table:number-columns-repeated="2" table:default-cell-style-name="ce4"/>
        <table:table-column table:style-name="co19" table:default-cell-style-name="ce4"/>
        <table:table-column table:style-name="co20" table:number-columns-repeated="2" table:default-cell-style-name="ce6"/>
        <table:table-column table:style-name="co12" table:number-columns-repeated="22" table:default-cell-style-name="ce6"/>
        <table:table-column table:style-name="co21" table:number-columns-repeated="16" table:default-cell-style-name="ce6"/>
        <table:table-column table:style-name="co22" table:number-columns-repeated="24" table:default-cell-style-name="ce9"/>
        <table:table-column table:style-name="co23" table:number-columns-repeated="8" table:default-cell-style-name="ce9"/>
        <table:table-column table:style-name="co24" table:default-cell-style-name="ce9"/>
        <table:table-column table:style-name="co5" table:number-columns-repeated="3" table:default-cell-style-name="ce9"/>
        <table:table-column table:style-name="co5" table:default-cell-style-name="Default"/>
        <table:table-column table:style-name="co5" table:number-columns-repeated="16296"/>
        <table:table-row table:style-name="ro1">
          <table:table-cell table:style-name="ce3" office:value-type="string" calcext:value-type="string">
            <text:p>WBS ID</text:p>
          </table:table-cell>
          <table:table-cell table:style-name="ce3" office:value-type="string" calcext:value-type="string">
            <text:p>Row No</text:p>
          </table:table-cell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Start Week</text:p>
          </table:table-cell>
          <table:table-cell table:style-name="ce3" office:value-type="string" calcext:value-type="string">
            <text:p>End Week</text:p>
          </table:table-cell>
          <table:table-cell table:style-name="ce3" office:value-type="string" calcext:value-type="string">
            <text:p>Duration (Weeks)</text:p>
          </table:table-cell>
          <table:table-cell table:style-name="ce3" office:value-type="string" calcext:value-type="string">
            <text:p>Lead Role</text:p>
          </table:table-cell>
          <table:table-cell table:style-name="ce3" office:value-type="string" calcext:value-type="string">
            <text:p>Supporting Roles</text:p>
          </table:table-cell>
          <table:table-cell table:style-name="ce3" office:value-type="string" calcext:value-type="string">
            <text:p>Effort (PM)</text:p>
          </table:table-cell>
          <table:table-cell table:style-name="ce3" office:value-type="string" calcext:value-type="string">
            <text:p>Dependency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0" calcext:value-type="float">
            <text:p>160</text:p>
          </table:table-cell>
          <table:table-cell table:style-name="ce8" table:number-columns-repeated="23"/>
          <table:table-cell table:style-name="ce8" office:value-type="string" calcext:value-type="string">
            <text:p>Wk 1</text:p>
          </table:table-cell>
          <table:table-cell table:style-name="ce8" office:value-type="string" calcext:value-type="string">
            <text:p>Wk 2</text:p>
          </table:table-cell>
          <table:table-cell table:style-name="ce8" office:value-type="string" calcext:value-type="string">
            <text:p>Wk 3</text:p>
          </table:table-cell>
          <table:table-cell table:style-name="ce8" office:value-type="string" calcext:value-type="string">
            <text:p>Wk 4</text:p>
          </table:table-cell>
          <table:table-cell table:style-name="ce8" office:value-type="string" calcext:value-type="string">
            <text:p>Wk 5</text:p>
          </table:table-cell>
          <table:table-cell table:style-name="ce8" office:value-type="string" calcext:value-type="string">
            <text:p>Wk 6</text:p>
          </table:table-cell>
          <table:table-cell table:style-name="ce8" office:value-type="string" calcext:value-type="string">
            <text:p>Wk 7</text:p>
          </table:table-cell>
          <table:table-cell table:style-name="ce8" office:value-type="string" calcext:value-type="string">
            <text:p>Wk 8</text:p>
          </table:table-cell>
          <table:table-cell table:style-name="ce8" office:value-type="string" calcext:value-type="string">
            <text:p>Wk 9</text:p>
          </table:table-cell>
          <table:table-cell table:style-name="ce8" office:value-type="string" calcext:value-type="string">
            <text:p>Wk 10</text:p>
          </table:table-cell>
          <table:table-cell table:style-name="ce8" office:value-type="string" calcext:value-type="string">
            <text:p>Wk 11</text:p>
          </table:table-cell>
          <table:table-cell table:style-name="ce8" office:value-type="string" calcext:value-type="string">
            <text:p>Wk 12</text:p>
          </table:table-cell>
          <table:table-cell table:style-name="ce8" office:value-type="string" calcext:value-type="string">
            <text:p>Wk 13</text:p>
          </table:table-cell>
          <table:table-cell/>
          <table:table-cell table:style-name="ce8" table:number-columns-repeated="1629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ct Initiation &amp; Governa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Program Coordin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formula="of:=VLOOKUP([.J2];[.$A$2:.$B$35];2)" office:value-type="string" office:string-value="" calcext:value-type="error">
            <text:p>#N/A</text:p>
          </table:table-cell>
          <table:table-cell table:formula="of:=IF(AND([.L$1]&gt;=[.$D2];[.L$1]&lt;=[.$E2]);&quot;X&quot;;&quot;&quot;)" office:value-type="string" office:string-value="X" calcext:value-type="string">
            <text:p>X</text:p>
          </table:table-cell>
          <table:table-cell table:formula="of:=IF(AND([.M$1]&gt;=[.$D2];[.M$1]&lt;=[.$E2]);&quot;X&quot;;&quot;&quot;)">
            <text:p/>
          </table:table-cell>
          <table:table-cell table:formula="of:=IF(AND([.N$1]&gt;=[.$D2];[.N$1]&lt;=[.$E2]);&quot;X&quot;;&quot;&quot;)">
            <text:p/>
          </table:table-cell>
          <table:table-cell table:formula="of:=IF(AND([.O$1]&gt;=[.$D2];[.O$1]&lt;=[.$E2]);&quot;X&quot;;&quot;&quot;)">
            <text:p/>
          </table:table-cell>
          <table:table-cell table:formula="of:=IF(AND([.P$1]&gt;=[.$D2];[.P$1]&lt;=[.$E2]);&quot;X&quot;;&quot;&quot;)">
            <text:p/>
          </table:table-cell>
          <table:table-cell table:formula="of:=IF(AND([.Q$1]&gt;=[.$D2];[.Q$1]&lt;=[.$E2]);&quot;X&quot;;&quot;&quot;)">
            <text:p/>
          </table:table-cell>
          <table:table-cell table:formula="of:=IF(AND([.R$1]&gt;=[.$D2];[.R$1]&lt;=[.$E2]);&quot;X&quot;;&quot;&quot;)">
            <text:p/>
          </table:table-cell>
          <table:table-cell table:formula="of:=IF(AND([.S$1]&gt;=[.$D2];[.S$1]&lt;=[.$E2]);&quot;X&quot;;&quot;&quot;)">
            <text:p/>
          </table:table-cell>
          <table:table-cell table:formula="of:=IF(AND([.T$1]&gt;=[.$D2];[.T$1]&lt;=[.$E2]);&quot;X&quot;;&quot;&quot;)">
            <text:p/>
          </table:table-cell>
          <table:table-cell table:formula="of:=IF(AND([.U$1]&gt;=[.$D2];[.U$1]&lt;=[.$E2]);&quot;X&quot;;&quot;&quot;)">
            <text:p/>
          </table:table-cell>
          <table:table-cell table:formula="of:=IF(AND([.V$1]&gt;=[.$D2];[.V$1]&lt;=[.$E2]);&quot;X&quot;;&quot;&quot;)">
            <text:p/>
          </table:table-cell>
          <table:table-cell table:formula="of:=IF(AND([.W$1]&gt;=[.$D2];[.W$1]&lt;=[.$E2]);&quot;X&quot;;&quot;&quot;)">
            <text:p/>
          </table:table-cell>
          <table:table-cell table:formula="of:=IF(AND([.X$1]&gt;=[.$D2];[.X$1]&lt;=[.$E2]);&quot;X&quot;;&quot;&quot;)">
            <text:p/>
          </table:table-cell>
          <table:table-cell table:formula="of:=IF(AND([.Y$1]&gt;=[.$D2];[.Y$1]&lt;=[.$E2]);&quot;X&quot;;&quot;&quot;)">
            <text:p/>
          </table:table-cell>
          <table:table-cell table:formula="of:=IF(AND([.Z$1]&gt;=[.$D2];[.Z$1]&lt;=[.$E2]);&quot;X&quot;;&quot;&quot;)">
            <text:p/>
          </table:table-cell>
          <table:table-cell table:formula="of:=IF(AND([.AA$1]&gt;=[.$D2];[.AA$1]&lt;=[.$E2]);&quot;X&quot;;&quot;&quot;)">
            <text:p/>
          </table:table-cell>
          <table:table-cell table:formula="of:=IF(AND([.AB$1]&gt;=[.$D2];[.AB$1]&lt;=[.$E2]);&quot;X&quot;;&quot;&quot;)">
            <text:p/>
          </table:table-cell>
          <table:table-cell table:formula="of:=IF(AND([.AC$1]&gt;=[.$D2];[.AC$1]&lt;=[.$E2]);&quot;X&quot;;&quot;&quot;)">
            <text:p/>
          </table:table-cell>
          <table:table-cell table:formula="of:=IF(AND([.AD$1]&gt;=[.$D2];[.AD$1]&lt;=[.$E2]);&quot;X&quot;;&quot;&quot;)">
            <text:p/>
          </table:table-cell>
          <table:table-cell table:formula="of:=IF(AND([.AE$1]&gt;=[.$D2];[.AE$1]&lt;=[.$E2]);&quot;X&quot;;&quot;&quot;)">
            <text:p/>
          </table:table-cell>
          <table:table-cell table:formula="of:=IF(AND([.AF$1]&gt;=[.$D2];[.AF$1]&lt;=[.$E2]);&quot;X&quot;;&quot;&quot;)">
            <text:p/>
          </table:table-cell>
          <table:table-cell table:formula="of:=IF(AND([.AG$1]&gt;=[.$D2];[.AG$1]&lt;=[.$E2]);&quot;X&quot;;&quot;&quot;)">
            <text:p/>
          </table:table-cell>
          <table:table-cell table:formula="of:=IF(AND([.AH$1]&gt;=[.$D2];[.AH$1]&lt;=[.$E2]);&quot;X&quot;;&quot;&quot;)">
            <text:p/>
          </table:table-cell>
          <table:table-cell table:formula="of:=IF(AND([.AI$1]&gt;=[.$D2];[.AI$1]&lt;=[.$E2]);&quot;X&quot;;&quot;&quot;)">
            <text:p/>
          </table:table-cell>
          <table:table-cell table:formula="of:=IF(AND([.AJ$1]&gt;=[.$D2];[.AJ$1]&lt;=[.$E2]);&quot;X&quot;;&quot;&quot;)">
            <text:p/>
          </table:table-cell>
          <table:table-cell table:formula="of:=IF(AND([.AK$1]&gt;=[.$D2];[.AK$1]&lt;=[.$E2]);&quot;X&quot;;&quot;&quot;)">
            <text:p/>
          </table:table-cell>
          <table:table-cell table:formula="of:=IF(AND([.AL$1]&gt;=[.$D2];[.AL$1]&lt;=[.$E2]);&quot;X&quot;;&quot;&quot;)">
            <text:p/>
          </table:table-cell>
          <table:table-cell table:formula="of:=IF(AND([.AM$1]&gt;=[.$D2];[.AM$1]&lt;=[.$E2]);&quot;X&quot;;&quot;&quot;)">
            <text:p/>
          </table:table-cell>
          <table:table-cell table:formula="of:=IF(AND([.AN$1]&gt;=[.$D2];[.AN$1]&lt;=[.$E2]);&quot;X&quot;;&quot;&quot;)">
            <text:p/>
          </table:table-cell>
          <table:table-cell table:formula="of:=IF(AND([.AO$1]&gt;=[.$D2];[.AO$1]&lt;=[.$E2]);&quot;X&quot;;&quot;&quot;)">
            <text:p/>
          </table:table-cell>
          <table:table-cell table:formula="of:=IF(AND([.AP$1]&gt;=[.$D2];[.AP$1]&lt;=[.$E2]);&quot;X&quot;;&quot;&quot;)">
            <text:p/>
          </table:table-cell>
          <table:table-cell table:formula="of:=IF(AND([.AQ$1]&gt;=[.$D2];[.AQ$1]&lt;=[.$E2]);&quot;X&quot;;&quot;&quot;)">
            <text:p/>
          </table:table-cell>
          <table:table-cell table:formula="of:=IF(AND([.AR$1]&gt;=[.$D2];[.AR$1]&lt;=[.$E2]);&quot;X&quot;;&quot;&quot;)">
            <text:p/>
          </table:table-cell>
          <table:table-cell table:formula="of:=IF(AND([.AS$1]&gt;=[.$D2];[.AS$1]&lt;=[.$E2]);&quot;X&quot;;&quot;&quot;)">
            <text:p/>
          </table:table-cell>
          <table:table-cell table:formula="of:=IF(AND([.AT$1]&gt;=[.$D2];[.AT$1]&lt;=[.$E2]);&quot;X&quot;;&quot;&quot;)">
            <text:p/>
          </table:table-cell>
          <table:table-cell table:formula="of:=IF(AND([.AU$1]&gt;=[.$D2];[.AU$1]&lt;=[.$E2]);&quot;X&quot;;&quot;&quot;)">
            <text:p/>
          </table:table-cell>
          <table:table-cell table:formula="of:=IF(AND([.AV$1]&gt;=[.$D2];[.AV$1]&lt;=[.$E2]);&quot;X&quot;;&quot;&quot;)">
            <text:p/>
          </table:table-cell>
          <table:table-cell table:formula="of:=IF(AND([.AW$1]&gt;=[.$D2];[.AW$1]&lt;=[.$E2]);&quot;X&quot;;&quot;&quot;)">
            <text:p/>
          </table:table-cell>
          <table:table-cell table:formula="of:=IF(AND([.AX$1]&gt;=[.$D2];[.AX$1]&lt;=[.$E2]);&quot;X&quot;;&quot;&quot;)">
            <text:p/>
          </table:table-cell>
          <table:table-cell table:formula="of:=IF(AND([.AY$1]&gt;=[.$D2];[.AY$1]&lt;=[.$E2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irement Elicitation &amp; Clarific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DRDO Liaison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formula="of:=VLOOKUP([.J3];[.$A$2:.$B$35];2)" office:value-type="float" office:value="2" calcext:value-type="float">
            <text:p>2</text:p>
          </table:table-cell>
          <table:table-cell table:formula="of:=IF(AND([.L$1]&gt;=[.$D3];[.L$1]&lt;=[.$E3]);&quot;X&quot;;&quot;&quot;)">
            <text:p/>
          </table:table-cell>
          <table:table-cell table:formula="of:=IF(AND([.M$1]&gt;=[.$D3];[.M$1]&lt;=[.$E3]);&quot;X&quot;;&quot;&quot;)" office:value-type="string" office:string-value="X" calcext:value-type="string">
            <text:p>X</text:p>
          </table:table-cell>
          <table:table-cell table:formula="of:=IF(AND([.N$1]&gt;=[.$D3];[.N$1]&lt;=[.$E3]);&quot;X&quot;;&quot;&quot;)">
            <text:p/>
          </table:table-cell>
          <table:table-cell table:formula="of:=IF(AND([.O$1]&gt;=[.$D3];[.O$1]&lt;=[.$E3]);&quot;X&quot;;&quot;&quot;)">
            <text:p/>
          </table:table-cell>
          <table:table-cell table:formula="of:=IF(AND([.P$1]&gt;=[.$D3];[.P$1]&lt;=[.$E3]);&quot;X&quot;;&quot;&quot;)">
            <text:p/>
          </table:table-cell>
          <table:table-cell table:formula="of:=IF(AND([.Q$1]&gt;=[.$D3];[.Q$1]&lt;=[.$E3]);&quot;X&quot;;&quot;&quot;)">
            <text:p/>
          </table:table-cell>
          <table:table-cell table:formula="of:=IF(AND([.R$1]&gt;=[.$D3];[.R$1]&lt;=[.$E3]);&quot;X&quot;;&quot;&quot;)">
            <text:p/>
          </table:table-cell>
          <table:table-cell table:formula="of:=IF(AND([.S$1]&gt;=[.$D3];[.S$1]&lt;=[.$E3]);&quot;X&quot;;&quot;&quot;)">
            <text:p/>
          </table:table-cell>
          <table:table-cell table:formula="of:=IF(AND([.T$1]&gt;=[.$D3];[.T$1]&lt;=[.$E3]);&quot;X&quot;;&quot;&quot;)">
            <text:p/>
          </table:table-cell>
          <table:table-cell table:formula="of:=IF(AND([.U$1]&gt;=[.$D3];[.U$1]&lt;=[.$E3]);&quot;X&quot;;&quot;&quot;)">
            <text:p/>
          </table:table-cell>
          <table:table-cell table:formula="of:=IF(AND([.V$1]&gt;=[.$D3];[.V$1]&lt;=[.$E3]);&quot;X&quot;;&quot;&quot;)">
            <text:p/>
          </table:table-cell>
          <table:table-cell table:formula="of:=IF(AND([.W$1]&gt;=[.$D3];[.W$1]&lt;=[.$E3]);&quot;X&quot;;&quot;&quot;)">
            <text:p/>
          </table:table-cell>
          <table:table-cell table:formula="of:=IF(AND([.X$1]&gt;=[.$D3];[.X$1]&lt;=[.$E3]);&quot;X&quot;;&quot;&quot;)">
            <text:p/>
          </table:table-cell>
          <table:table-cell table:formula="of:=IF(AND([.Y$1]&gt;=[.$D3];[.Y$1]&lt;=[.$E3]);&quot;X&quot;;&quot;&quot;)">
            <text:p/>
          </table:table-cell>
          <table:table-cell table:formula="of:=IF(AND([.Z$1]&gt;=[.$D3];[.Z$1]&lt;=[.$E3]);&quot;X&quot;;&quot;&quot;)">
            <text:p/>
          </table:table-cell>
          <table:table-cell table:formula="of:=IF(AND([.AA$1]&gt;=[.$D3];[.AA$1]&lt;=[.$E3]);&quot;X&quot;;&quot;&quot;)">
            <text:p/>
          </table:table-cell>
          <table:table-cell table:formula="of:=IF(AND([.AB$1]&gt;=[.$D3];[.AB$1]&lt;=[.$E3]);&quot;X&quot;;&quot;&quot;)">
            <text:p/>
          </table:table-cell>
          <table:table-cell table:formula="of:=IF(AND([.AC$1]&gt;=[.$D3];[.AC$1]&lt;=[.$E3]);&quot;X&quot;;&quot;&quot;)">
            <text:p/>
          </table:table-cell>
          <table:table-cell table:formula="of:=IF(AND([.AD$1]&gt;=[.$D3];[.AD$1]&lt;=[.$E3]);&quot;X&quot;;&quot;&quot;)">
            <text:p/>
          </table:table-cell>
          <table:table-cell table:formula="of:=IF(AND([.AE$1]&gt;=[.$D3];[.AE$1]&lt;=[.$E3]);&quot;X&quot;;&quot;&quot;)">
            <text:p/>
          </table:table-cell>
          <table:table-cell table:formula="of:=IF(AND([.AF$1]&gt;=[.$D3];[.AF$1]&lt;=[.$E3]);&quot;X&quot;;&quot;&quot;)">
            <text:p/>
          </table:table-cell>
          <table:table-cell table:formula="of:=IF(AND([.AG$1]&gt;=[.$D3];[.AG$1]&lt;=[.$E3]);&quot;X&quot;;&quot;&quot;)">
            <text:p/>
          </table:table-cell>
          <table:table-cell table:formula="of:=IF(AND([.AH$1]&gt;=[.$D3];[.AH$1]&lt;=[.$E3]);&quot;X&quot;;&quot;&quot;)">
            <text:p/>
          </table:table-cell>
          <table:table-cell table:formula="of:=IF(AND([.AI$1]&gt;=[.$D3];[.AI$1]&lt;=[.$E3]);&quot;X&quot;;&quot;&quot;)">
            <text:p/>
          </table:table-cell>
          <table:table-cell table:formula="of:=IF(AND([.AJ$1]&gt;=[.$D3];[.AJ$1]&lt;=[.$E3]);&quot;X&quot;;&quot;&quot;)">
            <text:p/>
          </table:table-cell>
          <table:table-cell table:formula="of:=IF(AND([.AK$1]&gt;=[.$D3];[.AK$1]&lt;=[.$E3]);&quot;X&quot;;&quot;&quot;)">
            <text:p/>
          </table:table-cell>
          <table:table-cell table:formula="of:=IF(AND([.AL$1]&gt;=[.$D3];[.AL$1]&lt;=[.$E3]);&quot;X&quot;;&quot;&quot;)">
            <text:p/>
          </table:table-cell>
          <table:table-cell table:formula="of:=IF(AND([.AM$1]&gt;=[.$D3];[.AM$1]&lt;=[.$E3]);&quot;X&quot;;&quot;&quot;)">
            <text:p/>
          </table:table-cell>
          <table:table-cell table:formula="of:=IF(AND([.AN$1]&gt;=[.$D3];[.AN$1]&lt;=[.$E3]);&quot;X&quot;;&quot;&quot;)">
            <text:p/>
          </table:table-cell>
          <table:table-cell table:formula="of:=IF(AND([.AO$1]&gt;=[.$D3];[.AO$1]&lt;=[.$E3]);&quot;X&quot;;&quot;&quot;)">
            <text:p/>
          </table:table-cell>
          <table:table-cell table:formula="of:=IF(AND([.AP$1]&gt;=[.$D3];[.AP$1]&lt;=[.$E3]);&quot;X&quot;;&quot;&quot;)">
            <text:p/>
          </table:table-cell>
          <table:table-cell table:formula="of:=IF(AND([.AQ$1]&gt;=[.$D3];[.AQ$1]&lt;=[.$E3]);&quot;X&quot;;&quot;&quot;)">
            <text:p/>
          </table:table-cell>
          <table:table-cell table:formula="of:=IF(AND([.AR$1]&gt;=[.$D3];[.AR$1]&lt;=[.$E3]);&quot;X&quot;;&quot;&quot;)">
            <text:p/>
          </table:table-cell>
          <table:table-cell table:formula="of:=IF(AND([.AS$1]&gt;=[.$D3];[.AS$1]&lt;=[.$E3]);&quot;X&quot;;&quot;&quot;)">
            <text:p/>
          </table:table-cell>
          <table:table-cell table:formula="of:=IF(AND([.AT$1]&gt;=[.$D3];[.AT$1]&lt;=[.$E3]);&quot;X&quot;;&quot;&quot;)">
            <text:p/>
          </table:table-cell>
          <table:table-cell table:formula="of:=IF(AND([.AU$1]&gt;=[.$D3];[.AU$1]&lt;=[.$E3]);&quot;X&quot;;&quot;&quot;)">
            <text:p/>
          </table:table-cell>
          <table:table-cell table:formula="of:=IF(AND([.AV$1]&gt;=[.$D3];[.AV$1]&lt;=[.$E3]);&quot;X&quot;;&quot;&quot;)">
            <text:p/>
          </table:table-cell>
          <table:table-cell table:formula="of:=IF(AND([.AW$1]&gt;=[.$D3];[.AW$1]&lt;=[.$E3]);&quot;X&quot;;&quot;&quot;)">
            <text:p/>
          </table:table-cell>
          <table:table-cell table:formula="of:=IF(AND([.AX$1]&gt;=[.$D3];[.AX$1]&lt;=[.$E3]);&quot;X&quot;;&quot;&quot;)">
            <text:p/>
          </table:table-cell>
          <table:table-cell table:formula="of:=IF(AND([.AY$1]&gt;=[.$D3];[.AY$1]&lt;=[.$E3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em Requirements Document (SRD)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QA Lead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formula="of:=VLOOKUP([.J4];[.$A$2:.$B$35];2)" office:value-type="float" office:value="3" calcext:value-type="float">
            <text:p>3</text:p>
          </table:table-cell>
          <table:table-cell table:formula="of:=IF(AND([.L$1]&gt;=[.$D4];[.L$1]&lt;=[.$E4]);&quot;X&quot;;&quot;&quot;)">
            <text:p/>
          </table:table-cell>
          <table:table-cell table:formula="of:=IF(AND([.M$1]&gt;=[.$D4];[.M$1]&lt;=[.$E4]);&quot;X&quot;;&quot;&quot;)">
            <text:p/>
          </table:table-cell>
          <table:table-cell table:formula="of:=IF(AND([.N$1]&gt;=[.$D4];[.N$1]&lt;=[.$E4]);&quot;X&quot;;&quot;&quot;)" office:value-type="string" office:string-value="X" calcext:value-type="string">
            <text:p>X</text:p>
          </table:table-cell>
          <table:table-cell table:formula="of:=IF(AND([.O$1]&gt;=[.$D4];[.O$1]&lt;=[.$E4]);&quot;X&quot;;&quot;&quot;)" office:value-type="string" office:string-value="X" calcext:value-type="string">
            <text:p>X</text:p>
          </table:table-cell>
          <table:table-cell table:formula="of:=IF(AND([.P$1]&gt;=[.$D4];[.P$1]&lt;=[.$E4]);&quot;X&quot;;&quot;&quot;)">
            <text:p/>
          </table:table-cell>
          <table:table-cell table:formula="of:=IF(AND([.Q$1]&gt;=[.$D4];[.Q$1]&lt;=[.$E4]);&quot;X&quot;;&quot;&quot;)">
            <text:p/>
          </table:table-cell>
          <table:table-cell table:formula="of:=IF(AND([.R$1]&gt;=[.$D4];[.R$1]&lt;=[.$E4]);&quot;X&quot;;&quot;&quot;)">
            <text:p/>
          </table:table-cell>
          <table:table-cell table:formula="of:=IF(AND([.S$1]&gt;=[.$D4];[.S$1]&lt;=[.$E4]);&quot;X&quot;;&quot;&quot;)">
            <text:p/>
          </table:table-cell>
          <table:table-cell table:formula="of:=IF(AND([.T$1]&gt;=[.$D4];[.T$1]&lt;=[.$E4]);&quot;X&quot;;&quot;&quot;)">
            <text:p/>
          </table:table-cell>
          <table:table-cell table:formula="of:=IF(AND([.U$1]&gt;=[.$D4];[.U$1]&lt;=[.$E4]);&quot;X&quot;;&quot;&quot;)">
            <text:p/>
          </table:table-cell>
          <table:table-cell table:formula="of:=IF(AND([.V$1]&gt;=[.$D4];[.V$1]&lt;=[.$E4]);&quot;X&quot;;&quot;&quot;)">
            <text:p/>
          </table:table-cell>
          <table:table-cell table:formula="of:=IF(AND([.W$1]&gt;=[.$D4];[.W$1]&lt;=[.$E4]);&quot;X&quot;;&quot;&quot;)">
            <text:p/>
          </table:table-cell>
          <table:table-cell table:formula="of:=IF(AND([.X$1]&gt;=[.$D4];[.X$1]&lt;=[.$E4]);&quot;X&quot;;&quot;&quot;)">
            <text:p/>
          </table:table-cell>
          <table:table-cell table:formula="of:=IF(AND([.Y$1]&gt;=[.$D4];[.Y$1]&lt;=[.$E4]);&quot;X&quot;;&quot;&quot;)">
            <text:p/>
          </table:table-cell>
          <table:table-cell table:formula="of:=IF(AND([.Z$1]&gt;=[.$D4];[.Z$1]&lt;=[.$E4]);&quot;X&quot;;&quot;&quot;)">
            <text:p/>
          </table:table-cell>
          <table:table-cell table:formula="of:=IF(AND([.AA$1]&gt;=[.$D4];[.AA$1]&lt;=[.$E4]);&quot;X&quot;;&quot;&quot;)">
            <text:p/>
          </table:table-cell>
          <table:table-cell table:formula="of:=IF(AND([.AB$1]&gt;=[.$D4];[.AB$1]&lt;=[.$E4]);&quot;X&quot;;&quot;&quot;)">
            <text:p/>
          </table:table-cell>
          <table:table-cell table:formula="of:=IF(AND([.AC$1]&gt;=[.$D4];[.AC$1]&lt;=[.$E4]);&quot;X&quot;;&quot;&quot;)">
            <text:p/>
          </table:table-cell>
          <table:table-cell table:formula="of:=IF(AND([.AD$1]&gt;=[.$D4];[.AD$1]&lt;=[.$E4]);&quot;X&quot;;&quot;&quot;)">
            <text:p/>
          </table:table-cell>
          <table:table-cell table:formula="of:=IF(AND([.AE$1]&gt;=[.$D4];[.AE$1]&lt;=[.$E4]);&quot;X&quot;;&quot;&quot;)">
            <text:p/>
          </table:table-cell>
          <table:table-cell table:formula="of:=IF(AND([.AF$1]&gt;=[.$D4];[.AF$1]&lt;=[.$E4]);&quot;X&quot;;&quot;&quot;)">
            <text:p/>
          </table:table-cell>
          <table:table-cell table:formula="of:=IF(AND([.AG$1]&gt;=[.$D4];[.AG$1]&lt;=[.$E4]);&quot;X&quot;;&quot;&quot;)">
            <text:p/>
          </table:table-cell>
          <table:table-cell table:formula="of:=IF(AND([.AH$1]&gt;=[.$D4];[.AH$1]&lt;=[.$E4]);&quot;X&quot;;&quot;&quot;)">
            <text:p/>
          </table:table-cell>
          <table:table-cell table:formula="of:=IF(AND([.AI$1]&gt;=[.$D4];[.AI$1]&lt;=[.$E4]);&quot;X&quot;;&quot;&quot;)">
            <text:p/>
          </table:table-cell>
          <table:table-cell table:formula="of:=IF(AND([.AJ$1]&gt;=[.$D4];[.AJ$1]&lt;=[.$E4]);&quot;X&quot;;&quot;&quot;)">
            <text:p/>
          </table:table-cell>
          <table:table-cell table:formula="of:=IF(AND([.AK$1]&gt;=[.$D4];[.AK$1]&lt;=[.$E4]);&quot;X&quot;;&quot;&quot;)">
            <text:p/>
          </table:table-cell>
          <table:table-cell table:formula="of:=IF(AND([.AL$1]&gt;=[.$D4];[.AL$1]&lt;=[.$E4]);&quot;X&quot;;&quot;&quot;)">
            <text:p/>
          </table:table-cell>
          <table:table-cell table:formula="of:=IF(AND([.AM$1]&gt;=[.$D4];[.AM$1]&lt;=[.$E4]);&quot;X&quot;;&quot;&quot;)">
            <text:p/>
          </table:table-cell>
          <table:table-cell table:formula="of:=IF(AND([.AN$1]&gt;=[.$D4];[.AN$1]&lt;=[.$E4]);&quot;X&quot;;&quot;&quot;)">
            <text:p/>
          </table:table-cell>
          <table:table-cell table:formula="of:=IF(AND([.AO$1]&gt;=[.$D4];[.AO$1]&lt;=[.$E4]);&quot;X&quot;;&quot;&quot;)">
            <text:p/>
          </table:table-cell>
          <table:table-cell table:formula="of:=IF(AND([.AP$1]&gt;=[.$D4];[.AP$1]&lt;=[.$E4]);&quot;X&quot;;&quot;&quot;)">
            <text:p/>
          </table:table-cell>
          <table:table-cell table:formula="of:=IF(AND([.AQ$1]&gt;=[.$D4];[.AQ$1]&lt;=[.$E4]);&quot;X&quot;;&quot;&quot;)">
            <text:p/>
          </table:table-cell>
          <table:table-cell table:formula="of:=IF(AND([.AR$1]&gt;=[.$D4];[.AR$1]&lt;=[.$E4]);&quot;X&quot;;&quot;&quot;)">
            <text:p/>
          </table:table-cell>
          <table:table-cell table:formula="of:=IF(AND([.AS$1]&gt;=[.$D4];[.AS$1]&lt;=[.$E4]);&quot;X&quot;;&quot;&quot;)">
            <text:p/>
          </table:table-cell>
          <table:table-cell table:formula="of:=IF(AND([.AT$1]&gt;=[.$D4];[.AT$1]&lt;=[.$E4]);&quot;X&quot;;&quot;&quot;)">
            <text:p/>
          </table:table-cell>
          <table:table-cell table:formula="of:=IF(AND([.AU$1]&gt;=[.$D4];[.AU$1]&lt;=[.$E4]);&quot;X&quot;;&quot;&quot;)">
            <text:p/>
          </table:table-cell>
          <table:table-cell table:formula="of:=IF(AND([.AV$1]&gt;=[.$D4];[.AV$1]&lt;=[.$E4]);&quot;X&quot;;&quot;&quot;)">
            <text:p/>
          </table:table-cell>
          <table:table-cell table:formula="of:=IF(AND([.AW$1]&gt;=[.$D4];[.AW$1]&lt;=[.$E4]);&quot;X&quot;;&quot;&quot;)">
            <text:p/>
          </table:table-cell>
          <table:table-cell table:formula="of:=IF(AND([.AX$1]&gt;=[.$D4];[.AX$1]&lt;=[.$E4]);&quot;X&quot;;&quot;&quot;)">
            <text:p/>
          </table:table-cell>
          <table:table-cell table:formula="of:=IF(AND([.AY$1]&gt;=[.$D4];[.AY$1]&lt;=[.$E4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chnology Survey &amp; Critical Tech I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d ML/AI Scientist</text:p>
          </table:table-cell>
          <table:table-cell office:value-type="string" calcext:value-type="string">
            <text:p>Lead Thermo Eng Academics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table:formula="of:=VLOOKUP([.J5];[.$A$2:.$B$35];2)" office:value-type="float" office:value="2" calcext:value-type="float">
            <text:p>2</text:p>
          </table:table-cell>
          <table:table-cell table:formula="of:=IF(AND([.L$1]&gt;=[.$D5];[.L$1]&lt;=[.$E5]);&quot;X&quot;;&quot;&quot;)">
            <text:p/>
          </table:table-cell>
          <table:table-cell table:formula="of:=IF(AND([.M$1]&gt;=[.$D5];[.M$1]&lt;=[.$E5]);&quot;X&quot;;&quot;&quot;)" office:value-type="string" office:string-value="X" calcext:value-type="string">
            <text:p>X</text:p>
          </table:table-cell>
          <table:table-cell table:formula="of:=IF(AND([.N$1]&gt;=[.$D5];[.N$1]&lt;=[.$E5]);&quot;X&quot;;&quot;&quot;)" office:value-type="string" office:string-value="X" calcext:value-type="string">
            <text:p>X</text:p>
          </table:table-cell>
          <table:table-cell table:formula="of:=IF(AND([.O$1]&gt;=[.$D5];[.O$1]&lt;=[.$E5]);&quot;X&quot;;&quot;&quot;)" office:value-type="string" office:string-value="X" calcext:value-type="string">
            <text:p>X</text:p>
          </table:table-cell>
          <table:table-cell table:formula="of:=IF(AND([.P$1]&gt;=[.$D5];[.P$1]&lt;=[.$E5]);&quot;X&quot;;&quot;&quot;)">
            <text:p/>
          </table:table-cell>
          <table:table-cell table:formula="of:=IF(AND([.Q$1]&gt;=[.$D5];[.Q$1]&lt;=[.$E5]);&quot;X&quot;;&quot;&quot;)">
            <text:p/>
          </table:table-cell>
          <table:table-cell table:formula="of:=IF(AND([.R$1]&gt;=[.$D5];[.R$1]&lt;=[.$E5]);&quot;X&quot;;&quot;&quot;)">
            <text:p/>
          </table:table-cell>
          <table:table-cell table:formula="of:=IF(AND([.S$1]&gt;=[.$D5];[.S$1]&lt;=[.$E5]);&quot;X&quot;;&quot;&quot;)">
            <text:p/>
          </table:table-cell>
          <table:table-cell table:formula="of:=IF(AND([.T$1]&gt;=[.$D5];[.T$1]&lt;=[.$E5]);&quot;X&quot;;&quot;&quot;)">
            <text:p/>
          </table:table-cell>
          <table:table-cell table:formula="of:=IF(AND([.U$1]&gt;=[.$D5];[.U$1]&lt;=[.$E5]);&quot;X&quot;;&quot;&quot;)">
            <text:p/>
          </table:table-cell>
          <table:table-cell table:formula="of:=IF(AND([.V$1]&gt;=[.$D5];[.V$1]&lt;=[.$E5]);&quot;X&quot;;&quot;&quot;)">
            <text:p/>
          </table:table-cell>
          <table:table-cell table:formula="of:=IF(AND([.W$1]&gt;=[.$D5];[.W$1]&lt;=[.$E5]);&quot;X&quot;;&quot;&quot;)">
            <text:p/>
          </table:table-cell>
          <table:table-cell table:formula="of:=IF(AND([.X$1]&gt;=[.$D5];[.X$1]&lt;=[.$E5]);&quot;X&quot;;&quot;&quot;)">
            <text:p/>
          </table:table-cell>
          <table:table-cell table:formula="of:=IF(AND([.Y$1]&gt;=[.$D5];[.Y$1]&lt;=[.$E5]);&quot;X&quot;;&quot;&quot;)">
            <text:p/>
          </table:table-cell>
          <table:table-cell table:formula="of:=IF(AND([.Z$1]&gt;=[.$D5];[.Z$1]&lt;=[.$E5]);&quot;X&quot;;&quot;&quot;)">
            <text:p/>
          </table:table-cell>
          <table:table-cell table:formula="of:=IF(AND([.AA$1]&gt;=[.$D5];[.AA$1]&lt;=[.$E5]);&quot;X&quot;;&quot;&quot;)">
            <text:p/>
          </table:table-cell>
          <table:table-cell table:formula="of:=IF(AND([.AB$1]&gt;=[.$D5];[.AB$1]&lt;=[.$E5]);&quot;X&quot;;&quot;&quot;)">
            <text:p/>
          </table:table-cell>
          <table:table-cell table:formula="of:=IF(AND([.AC$1]&gt;=[.$D5];[.AC$1]&lt;=[.$E5]);&quot;X&quot;;&quot;&quot;)">
            <text:p/>
          </table:table-cell>
          <table:table-cell table:formula="of:=IF(AND([.AD$1]&gt;=[.$D5];[.AD$1]&lt;=[.$E5]);&quot;X&quot;;&quot;&quot;)">
            <text:p/>
          </table:table-cell>
          <table:table-cell table:formula="of:=IF(AND([.AE$1]&gt;=[.$D5];[.AE$1]&lt;=[.$E5]);&quot;X&quot;;&quot;&quot;)">
            <text:p/>
          </table:table-cell>
          <table:table-cell table:formula="of:=IF(AND([.AF$1]&gt;=[.$D5];[.AF$1]&lt;=[.$E5]);&quot;X&quot;;&quot;&quot;)">
            <text:p/>
          </table:table-cell>
          <table:table-cell table:formula="of:=IF(AND([.AG$1]&gt;=[.$D5];[.AG$1]&lt;=[.$E5]);&quot;X&quot;;&quot;&quot;)">
            <text:p/>
          </table:table-cell>
          <table:table-cell table:formula="of:=IF(AND([.AH$1]&gt;=[.$D5];[.AH$1]&lt;=[.$E5]);&quot;X&quot;;&quot;&quot;)">
            <text:p/>
          </table:table-cell>
          <table:table-cell table:formula="of:=IF(AND([.AI$1]&gt;=[.$D5];[.AI$1]&lt;=[.$E5]);&quot;X&quot;;&quot;&quot;)">
            <text:p/>
          </table:table-cell>
          <table:table-cell table:formula="of:=IF(AND([.AJ$1]&gt;=[.$D5];[.AJ$1]&lt;=[.$E5]);&quot;X&quot;;&quot;&quot;)">
            <text:p/>
          </table:table-cell>
          <table:table-cell table:formula="of:=IF(AND([.AK$1]&gt;=[.$D5];[.AK$1]&lt;=[.$E5]);&quot;X&quot;;&quot;&quot;)">
            <text:p/>
          </table:table-cell>
          <table:table-cell table:formula="of:=IF(AND([.AL$1]&gt;=[.$D5];[.AL$1]&lt;=[.$E5]);&quot;X&quot;;&quot;&quot;)">
            <text:p/>
          </table:table-cell>
          <table:table-cell table:formula="of:=IF(AND([.AM$1]&gt;=[.$D5];[.AM$1]&lt;=[.$E5]);&quot;X&quot;;&quot;&quot;)">
            <text:p/>
          </table:table-cell>
          <table:table-cell table:formula="of:=IF(AND([.AN$1]&gt;=[.$D5];[.AN$1]&lt;=[.$E5]);&quot;X&quot;;&quot;&quot;)">
            <text:p/>
          </table:table-cell>
          <table:table-cell table:formula="of:=IF(AND([.AO$1]&gt;=[.$D5];[.AO$1]&lt;=[.$E5]);&quot;X&quot;;&quot;&quot;)">
            <text:p/>
          </table:table-cell>
          <table:table-cell table:formula="of:=IF(AND([.AP$1]&gt;=[.$D5];[.AP$1]&lt;=[.$E5]);&quot;X&quot;;&quot;&quot;)">
            <text:p/>
          </table:table-cell>
          <table:table-cell table:formula="of:=IF(AND([.AQ$1]&gt;=[.$D5];[.AQ$1]&lt;=[.$E5]);&quot;X&quot;;&quot;&quot;)">
            <text:p/>
          </table:table-cell>
          <table:table-cell table:formula="of:=IF(AND([.AR$1]&gt;=[.$D5];[.AR$1]&lt;=[.$E5]);&quot;X&quot;;&quot;&quot;)">
            <text:p/>
          </table:table-cell>
          <table:table-cell table:formula="of:=IF(AND([.AS$1]&gt;=[.$D5];[.AS$1]&lt;=[.$E5]);&quot;X&quot;;&quot;&quot;)">
            <text:p/>
          </table:table-cell>
          <table:table-cell table:formula="of:=IF(AND([.AT$1]&gt;=[.$D5];[.AT$1]&lt;=[.$E5]);&quot;X&quot;;&quot;&quot;)">
            <text:p/>
          </table:table-cell>
          <table:table-cell table:formula="of:=IF(AND([.AU$1]&gt;=[.$D5];[.AU$1]&lt;=[.$E5]);&quot;X&quot;;&quot;&quot;)">
            <text:p/>
          </table:table-cell>
          <table:table-cell table:formula="of:=IF(AND([.AV$1]&gt;=[.$D5];[.AV$1]&lt;=[.$E5]);&quot;X&quot;;&quot;&quot;)">
            <text:p/>
          </table:table-cell>
          <table:table-cell table:formula="of:=IF(AND([.AW$1]&gt;=[.$D5];[.AW$1]&lt;=[.$E5]);&quot;X&quot;;&quot;&quot;)">
            <text:p/>
          </table:table-cell>
          <table:table-cell table:formula="of:=IF(AND([.AX$1]&gt;=[.$D5];[.AX$1]&lt;=[.$E5]);&quot;X&quot;;&quot;&quot;)">
            <text:p/>
          </table:table-cell>
          <table:table-cell table:formula="of:=IF(AND([.AY$1]&gt;=[.$D5];[.AY$1]&lt;=[.$E5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-Level DT Framework &amp; Architecture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Systems Eng Lead Roles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table:formula="of:=VLOOKUP([.J6];[.$A$2:.$B$35];2)" office:value-type="float" office:value="5" calcext:value-type="float">
            <text:p>5</text:p>
          </table:table-cell>
          <table:table-cell table:formula="of:=IF(AND([.L$1]&gt;=[.$D6];[.L$1]&lt;=[.$E6]);&quot;X&quot;;&quot;&quot;)">
            <text:p/>
          </table:table-cell>
          <table:table-cell table:formula="of:=IF(AND([.M$1]&gt;=[.$D6];[.M$1]&lt;=[.$E6]);&quot;X&quot;;&quot;&quot;)">
            <text:p/>
          </table:table-cell>
          <table:table-cell table:formula="of:=IF(AND([.N$1]&gt;=[.$D6];[.N$1]&lt;=[.$E6]);&quot;X&quot;;&quot;&quot;)">
            <text:p/>
          </table:table-cell>
          <table:table-cell table:formula="of:=IF(AND([.O$1]&gt;=[.$D6];[.O$1]&lt;=[.$E6]);&quot;X&quot;;&quot;&quot;)" office:value-type="string" office:string-value="X" calcext:value-type="string">
            <text:p>X</text:p>
          </table:table-cell>
          <table:table-cell table:formula="of:=IF(AND([.P$1]&gt;=[.$D6];[.P$1]&lt;=[.$E6]);&quot;X&quot;;&quot;&quot;)" office:value-type="string" office:string-value="X" calcext:value-type="string">
            <text:p>X</text:p>
          </table:table-cell>
          <table:table-cell table:formula="of:=IF(AND([.Q$1]&gt;=[.$D6];[.Q$1]&lt;=[.$E6]);&quot;X&quot;;&quot;&quot;)">
            <text:p/>
          </table:table-cell>
          <table:table-cell table:formula="of:=IF(AND([.R$1]&gt;=[.$D6];[.R$1]&lt;=[.$E6]);&quot;X&quot;;&quot;&quot;)">
            <text:p/>
          </table:table-cell>
          <table:table-cell table:formula="of:=IF(AND([.S$1]&gt;=[.$D6];[.S$1]&lt;=[.$E6]);&quot;X&quot;;&quot;&quot;)">
            <text:p/>
          </table:table-cell>
          <table:table-cell table:formula="of:=IF(AND([.T$1]&gt;=[.$D6];[.T$1]&lt;=[.$E6]);&quot;X&quot;;&quot;&quot;)">
            <text:p/>
          </table:table-cell>
          <table:table-cell table:formula="of:=IF(AND([.U$1]&gt;=[.$D6];[.U$1]&lt;=[.$E6]);&quot;X&quot;;&quot;&quot;)">
            <text:p/>
          </table:table-cell>
          <table:table-cell table:formula="of:=IF(AND([.V$1]&gt;=[.$D6];[.V$1]&lt;=[.$E6]);&quot;X&quot;;&quot;&quot;)">
            <text:p/>
          </table:table-cell>
          <table:table-cell table:formula="of:=IF(AND([.W$1]&gt;=[.$D6];[.W$1]&lt;=[.$E6]);&quot;X&quot;;&quot;&quot;)">
            <text:p/>
          </table:table-cell>
          <table:table-cell table:formula="of:=IF(AND([.X$1]&gt;=[.$D6];[.X$1]&lt;=[.$E6]);&quot;X&quot;;&quot;&quot;)">
            <text:p/>
          </table:table-cell>
          <table:table-cell table:formula="of:=IF(AND([.Y$1]&gt;=[.$D6];[.Y$1]&lt;=[.$E6]);&quot;X&quot;;&quot;&quot;)">
            <text:p/>
          </table:table-cell>
          <table:table-cell table:formula="of:=IF(AND([.Z$1]&gt;=[.$D6];[.Z$1]&lt;=[.$E6]);&quot;X&quot;;&quot;&quot;)">
            <text:p/>
          </table:table-cell>
          <table:table-cell table:formula="of:=IF(AND([.AA$1]&gt;=[.$D6];[.AA$1]&lt;=[.$E6]);&quot;X&quot;;&quot;&quot;)">
            <text:p/>
          </table:table-cell>
          <table:table-cell table:formula="of:=IF(AND([.AB$1]&gt;=[.$D6];[.AB$1]&lt;=[.$E6]);&quot;X&quot;;&quot;&quot;)">
            <text:p/>
          </table:table-cell>
          <table:table-cell table:formula="of:=IF(AND([.AC$1]&gt;=[.$D6];[.AC$1]&lt;=[.$E6]);&quot;X&quot;;&quot;&quot;)">
            <text:p/>
          </table:table-cell>
          <table:table-cell table:formula="of:=IF(AND([.AD$1]&gt;=[.$D6];[.AD$1]&lt;=[.$E6]);&quot;X&quot;;&quot;&quot;)">
            <text:p/>
          </table:table-cell>
          <table:table-cell table:formula="of:=IF(AND([.AE$1]&gt;=[.$D6];[.AE$1]&lt;=[.$E6]);&quot;X&quot;;&quot;&quot;)">
            <text:p/>
          </table:table-cell>
          <table:table-cell table:formula="of:=IF(AND([.AF$1]&gt;=[.$D6];[.AF$1]&lt;=[.$E6]);&quot;X&quot;;&quot;&quot;)">
            <text:p/>
          </table:table-cell>
          <table:table-cell table:formula="of:=IF(AND([.AG$1]&gt;=[.$D6];[.AG$1]&lt;=[.$E6]);&quot;X&quot;;&quot;&quot;)">
            <text:p/>
          </table:table-cell>
          <table:table-cell table:formula="of:=IF(AND([.AH$1]&gt;=[.$D6];[.AH$1]&lt;=[.$E6]);&quot;X&quot;;&quot;&quot;)">
            <text:p/>
          </table:table-cell>
          <table:table-cell table:formula="of:=IF(AND([.AI$1]&gt;=[.$D6];[.AI$1]&lt;=[.$E6]);&quot;X&quot;;&quot;&quot;)">
            <text:p/>
          </table:table-cell>
          <table:table-cell table:formula="of:=IF(AND([.AJ$1]&gt;=[.$D6];[.AJ$1]&lt;=[.$E6]);&quot;X&quot;;&quot;&quot;)">
            <text:p/>
          </table:table-cell>
          <table:table-cell table:formula="of:=IF(AND([.AK$1]&gt;=[.$D6];[.AK$1]&lt;=[.$E6]);&quot;X&quot;;&quot;&quot;)">
            <text:p/>
          </table:table-cell>
          <table:table-cell table:formula="of:=IF(AND([.AL$1]&gt;=[.$D6];[.AL$1]&lt;=[.$E6]);&quot;X&quot;;&quot;&quot;)">
            <text:p/>
          </table:table-cell>
          <table:table-cell table:formula="of:=IF(AND([.AM$1]&gt;=[.$D6];[.AM$1]&lt;=[.$E6]);&quot;X&quot;;&quot;&quot;)">
            <text:p/>
          </table:table-cell>
          <table:table-cell table:formula="of:=IF(AND([.AN$1]&gt;=[.$D6];[.AN$1]&lt;=[.$E6]);&quot;X&quot;;&quot;&quot;)">
            <text:p/>
          </table:table-cell>
          <table:table-cell table:formula="of:=IF(AND([.AO$1]&gt;=[.$D6];[.AO$1]&lt;=[.$E6]);&quot;X&quot;;&quot;&quot;)">
            <text:p/>
          </table:table-cell>
          <table:table-cell table:formula="of:=IF(AND([.AP$1]&gt;=[.$D6];[.AP$1]&lt;=[.$E6]);&quot;X&quot;;&quot;&quot;)">
            <text:p/>
          </table:table-cell>
          <table:table-cell table:formula="of:=IF(AND([.AQ$1]&gt;=[.$D6];[.AQ$1]&lt;=[.$E6]);&quot;X&quot;;&quot;&quot;)">
            <text:p/>
          </table:table-cell>
          <table:table-cell table:formula="of:=IF(AND([.AR$1]&gt;=[.$D6];[.AR$1]&lt;=[.$E6]);&quot;X&quot;;&quot;&quot;)">
            <text:p/>
          </table:table-cell>
          <table:table-cell table:formula="of:=IF(AND([.AS$1]&gt;=[.$D6];[.AS$1]&lt;=[.$E6]);&quot;X&quot;;&quot;&quot;)">
            <text:p/>
          </table:table-cell>
          <table:table-cell table:formula="of:=IF(AND([.AT$1]&gt;=[.$D6];[.AT$1]&lt;=[.$E6]);&quot;X&quot;;&quot;&quot;)">
            <text:p/>
          </table:table-cell>
          <table:table-cell table:formula="of:=IF(AND([.AU$1]&gt;=[.$D6];[.AU$1]&lt;=[.$E6]);&quot;X&quot;;&quot;&quot;)">
            <text:p/>
          </table:table-cell>
          <table:table-cell table:formula="of:=IF(AND([.AV$1]&gt;=[.$D6];[.AV$1]&lt;=[.$E6]);&quot;X&quot;;&quot;&quot;)">
            <text:p/>
          </table:table-cell>
          <table:table-cell table:formula="of:=IF(AND([.AW$1]&gt;=[.$D6];[.AW$1]&lt;=[.$E6]);&quot;X&quot;;&quot;&quot;)">
            <text:p/>
          </table:table-cell>
          <table:table-cell table:formula="of:=IF(AND([.AX$1]&gt;=[.$D6];[.AX$1]&lt;=[.$E6]);&quot;X&quot;;&quot;&quot;)">
            <text:p/>
          </table:table-cell>
          <table:table-cell table:formula="of:=IF(AND([.AY$1]&gt;=[.$D6];[.AY$1]&lt;=[.$E6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DD Finalization &amp; PDR Approva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Systems Eng All Lea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 1.5</text:p>
          </table:table-cell>
          <table:table-cell office:value-type="string" calcext:value-type="string">
            <text:p>4,6</text:p>
          </table:table-cell>
          <table:table-cell table:formula="of:=IF(AND([.L$1]&gt;=[.$D7];[.L$1]&lt;=[.$E7]);&quot;X&quot;;&quot;&quot;)">
            <text:p/>
          </table:table-cell>
          <table:table-cell table:formula="of:=IF(AND([.M$1]&gt;=[.$D7];[.M$1]&lt;=[.$E7]);&quot;X&quot;;&quot;&quot;)">
            <text:p/>
          </table:table-cell>
          <table:table-cell table:formula="of:=IF(AND([.N$1]&gt;=[.$D7];[.N$1]&lt;=[.$E7]);&quot;X&quot;;&quot;&quot;)">
            <text:p/>
          </table:table-cell>
          <table:table-cell table:formula="of:=IF(AND([.O$1]&gt;=[.$D7];[.O$1]&lt;=[.$E7]);&quot;X&quot;;&quot;&quot;)">
            <text:p/>
          </table:table-cell>
          <table:table-cell table:formula="of:=IF(AND([.P$1]&gt;=[.$D7];[.P$1]&lt;=[.$E7]);&quot;X&quot;;&quot;&quot;)" office:value-type="string" office:string-value="X" calcext:value-type="string">
            <text:p>X</text:p>
          </table:table-cell>
          <table:table-cell table:formula="of:=IF(AND([.Q$1]&gt;=[.$D7];[.Q$1]&lt;=[.$E7]);&quot;X&quot;;&quot;&quot;)" office:value-type="string" office:string-value="X" calcext:value-type="string">
            <text:p>X</text:p>
          </table:table-cell>
          <table:table-cell table:formula="of:=IF(AND([.R$1]&gt;=[.$D7];[.R$1]&lt;=[.$E7]);&quot;X&quot;;&quot;&quot;)">
            <text:p/>
          </table:table-cell>
          <table:table-cell table:formula="of:=IF(AND([.S$1]&gt;=[.$D7];[.S$1]&lt;=[.$E7]);&quot;X&quot;;&quot;&quot;)">
            <text:p/>
          </table:table-cell>
          <table:table-cell table:formula="of:=IF(AND([.T$1]&gt;=[.$D7];[.T$1]&lt;=[.$E7]);&quot;X&quot;;&quot;&quot;)">
            <text:p/>
          </table:table-cell>
          <table:table-cell table:formula="of:=IF(AND([.U$1]&gt;=[.$D7];[.U$1]&lt;=[.$E7]);&quot;X&quot;;&quot;&quot;)">
            <text:p/>
          </table:table-cell>
          <table:table-cell table:formula="of:=IF(AND([.V$1]&gt;=[.$D7];[.V$1]&lt;=[.$E7]);&quot;X&quot;;&quot;&quot;)">
            <text:p/>
          </table:table-cell>
          <table:table-cell table:formula="of:=IF(AND([.W$1]&gt;=[.$D7];[.W$1]&lt;=[.$E7]);&quot;X&quot;;&quot;&quot;)">
            <text:p/>
          </table:table-cell>
          <table:table-cell table:formula="of:=IF(AND([.X$1]&gt;=[.$D7];[.X$1]&lt;=[.$E7]);&quot;X&quot;;&quot;&quot;)">
            <text:p/>
          </table:table-cell>
          <table:table-cell table:formula="of:=IF(AND([.Y$1]&gt;=[.$D7];[.Y$1]&lt;=[.$E7]);&quot;X&quot;;&quot;&quot;)">
            <text:p/>
          </table:table-cell>
          <table:table-cell table:formula="of:=IF(AND([.Z$1]&gt;=[.$D7];[.Z$1]&lt;=[.$E7]);&quot;X&quot;;&quot;&quot;)">
            <text:p/>
          </table:table-cell>
          <table:table-cell table:formula="of:=IF(AND([.AA$1]&gt;=[.$D7];[.AA$1]&lt;=[.$E7]);&quot;X&quot;;&quot;&quot;)">
            <text:p/>
          </table:table-cell>
          <table:table-cell table:formula="of:=IF(AND([.AB$1]&gt;=[.$D7];[.AB$1]&lt;=[.$E7]);&quot;X&quot;;&quot;&quot;)">
            <text:p/>
          </table:table-cell>
          <table:table-cell table:formula="of:=IF(AND([.AC$1]&gt;=[.$D7];[.AC$1]&lt;=[.$E7]);&quot;X&quot;;&quot;&quot;)">
            <text:p/>
          </table:table-cell>
          <table:table-cell table:formula="of:=IF(AND([.AD$1]&gt;=[.$D7];[.AD$1]&lt;=[.$E7]);&quot;X&quot;;&quot;&quot;)">
            <text:p/>
          </table:table-cell>
          <table:table-cell table:formula="of:=IF(AND([.AE$1]&gt;=[.$D7];[.AE$1]&lt;=[.$E7]);&quot;X&quot;;&quot;&quot;)">
            <text:p/>
          </table:table-cell>
          <table:table-cell table:formula="of:=IF(AND([.AF$1]&gt;=[.$D7];[.AF$1]&lt;=[.$E7]);&quot;X&quot;;&quot;&quot;)">
            <text:p/>
          </table:table-cell>
          <table:table-cell table:formula="of:=IF(AND([.AG$1]&gt;=[.$D7];[.AG$1]&lt;=[.$E7]);&quot;X&quot;;&quot;&quot;)">
            <text:p/>
          </table:table-cell>
          <table:table-cell table:formula="of:=IF(AND([.AH$1]&gt;=[.$D7];[.AH$1]&lt;=[.$E7]);&quot;X&quot;;&quot;&quot;)">
            <text:p/>
          </table:table-cell>
          <table:table-cell table:formula="of:=IF(AND([.AI$1]&gt;=[.$D7];[.AI$1]&lt;=[.$E7]);&quot;X&quot;;&quot;&quot;)">
            <text:p/>
          </table:table-cell>
          <table:table-cell table:formula="of:=IF(AND([.AJ$1]&gt;=[.$D7];[.AJ$1]&lt;=[.$E7]);&quot;X&quot;;&quot;&quot;)">
            <text:p/>
          </table:table-cell>
          <table:table-cell table:formula="of:=IF(AND([.AK$1]&gt;=[.$D7];[.AK$1]&lt;=[.$E7]);&quot;X&quot;;&quot;&quot;)">
            <text:p/>
          </table:table-cell>
          <table:table-cell table:formula="of:=IF(AND([.AL$1]&gt;=[.$D7];[.AL$1]&lt;=[.$E7]);&quot;X&quot;;&quot;&quot;)">
            <text:p/>
          </table:table-cell>
          <table:table-cell table:formula="of:=IF(AND([.AM$1]&gt;=[.$D7];[.AM$1]&lt;=[.$E7]);&quot;X&quot;;&quot;&quot;)">
            <text:p/>
          </table:table-cell>
          <table:table-cell table:formula="of:=IF(AND([.AN$1]&gt;=[.$D7];[.AN$1]&lt;=[.$E7]);&quot;X&quot;;&quot;&quot;)">
            <text:p/>
          </table:table-cell>
          <table:table-cell table:formula="of:=IF(AND([.AO$1]&gt;=[.$D7];[.AO$1]&lt;=[.$E7]);&quot;X&quot;;&quot;&quot;)">
            <text:p/>
          </table:table-cell>
          <table:table-cell table:formula="of:=IF(AND([.AP$1]&gt;=[.$D7];[.AP$1]&lt;=[.$E7]);&quot;X&quot;;&quot;&quot;)">
            <text:p/>
          </table:table-cell>
          <table:table-cell table:formula="of:=IF(AND([.AQ$1]&gt;=[.$D7];[.AQ$1]&lt;=[.$E7]);&quot;X&quot;;&quot;&quot;)">
            <text:p/>
          </table:table-cell>
          <table:table-cell table:formula="of:=IF(AND([.AR$1]&gt;=[.$D7];[.AR$1]&lt;=[.$E7]);&quot;X&quot;;&quot;&quot;)">
            <text:p/>
          </table:table-cell>
          <table:table-cell table:formula="of:=IF(AND([.AS$1]&gt;=[.$D7];[.AS$1]&lt;=[.$E7]);&quot;X&quot;;&quot;&quot;)">
            <text:p/>
          </table:table-cell>
          <table:table-cell table:formula="of:=IF(AND([.AT$1]&gt;=[.$D7];[.AT$1]&lt;=[.$E7]);&quot;X&quot;;&quot;&quot;)">
            <text:p/>
          </table:table-cell>
          <table:table-cell table:formula="of:=IF(AND([.AU$1]&gt;=[.$D7];[.AU$1]&lt;=[.$E7]);&quot;X&quot;;&quot;&quot;)">
            <text:p/>
          </table:table-cell>
          <table:table-cell table:formula="of:=IF(AND([.AV$1]&gt;=[.$D7];[.AV$1]&lt;=[.$E7]);&quot;X&quot;;&quot;&quot;)">
            <text:p/>
          </table:table-cell>
          <table:table-cell table:formula="of:=IF(AND([.AW$1]&gt;=[.$D7];[.AW$1]&lt;=[.$E7]);&quot;X&quot;;&quot;&quot;)">
            <text:p/>
          </table:table-cell>
          <table:table-cell table:formula="of:=IF(AND([.AX$1]&gt;=[.$D7];[.AX$1]&lt;=[.$E7]);&quot;X&quot;;&quot;&quot;)">
            <text:p/>
          </table:table-cell>
          <table:table-cell table:formula="of:=IF(AND([.AY$1]&gt;=[.$D7];[.AY$1]&lt;=[.$E7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6"/>
          <table:table-cell table:style-name="ce9" table:number-columns-repeated="16296"/>
        </table:table-row>
        <table:table-row table:style-name="ro1">
          <table:table-cell table:style-name="ce5"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Feasibility &amp; Modeling Strategy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ead Thermo Eng</text:p>
          </table:table-cell>
          <table:table-cell table:style-name="ce5" office:value-type="string" calcext:value-type="string">
            <text:p>Lead ML Sci Systems En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.6" calcext:value-type="float">
            <text:p>1.6</text:p>
          </table:table-cell>
          <table:table-cell table:formula="of:=VLOOKUP([.J9];[.$A$2:.$B$35];2)" office:value-type="float" office:value="7" calcext:value-type="float">
            <text:p>7</text:p>
          </table:table-cell>
          <table:table-cell table:style-name="ce7" table:formula="of:=IF(AND([.L$1]&gt;=[.$D9];[.L$1]&lt;=[.$E9]);&quot;X&quot;;&quot;&quot;)">
            <text:p/>
          </table:table-cell>
          <table:table-cell table:style-name="ce7" table:formula="of:=IF(AND([.M$1]&gt;=[.$D9];[.M$1]&lt;=[.$E9]);&quot;X&quot;;&quot;&quot;)">
            <text:p/>
          </table:table-cell>
          <table:table-cell table:style-name="ce7" table:formula="of:=IF(AND([.N$1]&gt;=[.$D9];[.N$1]&lt;=[.$E9]);&quot;X&quot;;&quot;&quot;)">
            <text:p/>
          </table:table-cell>
          <table:table-cell table:style-name="ce7" table:formula="of:=IF(AND([.O$1]&gt;=[.$D9];[.O$1]&lt;=[.$E9]);&quot;X&quot;;&quot;&quot;)">
            <text:p/>
          </table:table-cell>
          <table:table-cell table:style-name="ce7" table:formula="of:=IF(AND([.P$1]&gt;=[.$D9];[.P$1]&lt;=[.$E9]);&quot;X&quot;;&quot;&quot;)">
            <text:p/>
          </table:table-cell>
          <table:table-cell table:style-name="ce7" table:formula="of:=IF(AND([.Q$1]&gt;=[.$D9];[.Q$1]&lt;=[.$E9]);&quot;X&quot;;&quot;&quot;)">
            <text:p/>
          </table:table-cell>
          <table:table-cell table:style-name="ce7" table:formula="of:=IF(AND([.R$1]&gt;=[.$D9];[.R$1]&lt;=[.$E9]);&quot;X&quot;;&quot;&quot;)" office:value-type="string" office:string-value="X" calcext:value-type="string">
            <text:p>X</text:p>
          </table:table-cell>
          <table:table-cell table:style-name="ce7" table:formula="of:=IF(AND([.S$1]&gt;=[.$D9];[.S$1]&lt;=[.$E9]);&quot;X&quot;;&quot;&quot;)" office:value-type="string" office:string-value="X" calcext:value-type="string">
            <text:p>X</text:p>
          </table:table-cell>
          <table:table-cell table:style-name="ce7" table:formula="of:=IF(AND([.T$1]&gt;=[.$D9];[.T$1]&lt;=[.$E9]);&quot;X&quot;;&quot;&quot;)">
            <text:p/>
          </table:table-cell>
          <table:table-cell table:style-name="ce7" table:formula="of:=IF(AND([.U$1]&gt;=[.$D9];[.U$1]&lt;=[.$E9]);&quot;X&quot;;&quot;&quot;)">
            <text:p/>
          </table:table-cell>
          <table:table-cell table:style-name="ce7" table:formula="of:=IF(AND([.V$1]&gt;=[.$D9];[.V$1]&lt;=[.$E9]);&quot;X&quot;;&quot;&quot;)">
            <text:p/>
          </table:table-cell>
          <table:table-cell table:style-name="ce7" table:formula="of:=IF(AND([.W$1]&gt;=[.$D9];[.W$1]&lt;=[.$E9]);&quot;X&quot;;&quot;&quot;)">
            <text:p/>
          </table:table-cell>
          <table:table-cell table:style-name="ce7" table:formula="of:=IF(AND([.X$1]&gt;=[.$D9];[.X$1]&lt;=[.$E9]);&quot;X&quot;;&quot;&quot;)">
            <text:p/>
          </table:table-cell>
          <table:table-cell table:style-name="ce7" table:formula="of:=IF(AND([.Y$1]&gt;=[.$D9];[.Y$1]&lt;=[.$E9]);&quot;X&quot;;&quot;&quot;)">
            <text:p/>
          </table:table-cell>
          <table:table-cell table:style-name="ce7" table:formula="of:=IF(AND([.Z$1]&gt;=[.$D9];[.Z$1]&lt;=[.$E9]);&quot;X&quot;;&quot;&quot;)">
            <text:p/>
          </table:table-cell>
          <table:table-cell table:style-name="ce7" table:formula="of:=IF(AND([.AA$1]&gt;=[.$D9];[.AA$1]&lt;=[.$E9]);&quot;X&quot;;&quot;&quot;)">
            <text:p/>
          </table:table-cell>
          <table:table-cell table:style-name="ce7" table:formula="of:=IF(AND([.AB$1]&gt;=[.$D9];[.AB$1]&lt;=[.$E9]);&quot;X&quot;;&quot;&quot;)">
            <text:p/>
          </table:table-cell>
          <table:table-cell table:style-name="ce7" table:formula="of:=IF(AND([.AC$1]&gt;=[.$D9];[.AC$1]&lt;=[.$E9]);&quot;X&quot;;&quot;&quot;)">
            <text:p/>
          </table:table-cell>
          <table:table-cell table:style-name="ce7" table:formula="of:=IF(AND([.AD$1]&gt;=[.$D9];[.AD$1]&lt;=[.$E9]);&quot;X&quot;;&quot;&quot;)">
            <text:p/>
          </table:table-cell>
          <table:table-cell table:style-name="ce7" table:formula="of:=IF(AND([.AE$1]&gt;=[.$D9];[.AE$1]&lt;=[.$E9]);&quot;X&quot;;&quot;&quot;)">
            <text:p/>
          </table:table-cell>
          <table:table-cell table:style-name="ce7" table:formula="of:=IF(AND([.AF$1]&gt;=[.$D9];[.AF$1]&lt;=[.$E9]);&quot;X&quot;;&quot;&quot;)">
            <text:p/>
          </table:table-cell>
          <table:table-cell table:style-name="ce7" table:formula="of:=IF(AND([.AG$1]&gt;=[.$D9];[.AG$1]&lt;=[.$E9]);&quot;X&quot;;&quot;&quot;)">
            <text:p/>
          </table:table-cell>
          <table:table-cell table:style-name="ce7" table:formula="of:=IF(AND([.AH$1]&gt;=[.$D9];[.AH$1]&lt;=[.$E9]);&quot;X&quot;;&quot;&quot;)">
            <text:p/>
          </table:table-cell>
          <table:table-cell table:style-name="ce7" table:formula="of:=IF(AND([.AI$1]&gt;=[.$D9];[.AI$1]&lt;=[.$E9]);&quot;X&quot;;&quot;&quot;)">
            <text:p/>
          </table:table-cell>
          <table:table-cell table:style-name="ce7" table:formula="of:=IF(AND([.AJ$1]&gt;=[.$D9];[.AJ$1]&lt;=[.$E9]);&quot;X&quot;;&quot;&quot;)">
            <text:p/>
          </table:table-cell>
          <table:table-cell table:style-name="ce7" table:formula="of:=IF(AND([.AK$1]&gt;=[.$D9];[.AK$1]&lt;=[.$E9]);&quot;X&quot;;&quot;&quot;)">
            <text:p/>
          </table:table-cell>
          <table:table-cell table:style-name="ce7" table:formula="of:=IF(AND([.AL$1]&gt;=[.$D9];[.AL$1]&lt;=[.$E9]);&quot;X&quot;;&quot;&quot;)">
            <text:p/>
          </table:table-cell>
          <table:table-cell table:style-name="ce7" table:formula="of:=IF(AND([.AM$1]&gt;=[.$D9];[.AM$1]&lt;=[.$E9]);&quot;X&quot;;&quot;&quot;)">
            <text:p/>
          </table:table-cell>
          <table:table-cell table:style-name="ce7" table:formula="of:=IF(AND([.AN$1]&gt;=[.$D9];[.AN$1]&lt;=[.$E9]);&quot;X&quot;;&quot;&quot;)">
            <text:p/>
          </table:table-cell>
          <table:table-cell table:style-name="ce7" table:formula="of:=IF(AND([.AO$1]&gt;=[.$D9];[.AO$1]&lt;=[.$E9]);&quot;X&quot;;&quot;&quot;)">
            <text:p/>
          </table:table-cell>
          <table:table-cell table:style-name="ce7" table:formula="of:=IF(AND([.AP$1]&gt;=[.$D9];[.AP$1]&lt;=[.$E9]);&quot;X&quot;;&quot;&quot;)">
            <text:p/>
          </table:table-cell>
          <table:table-cell table:style-name="ce7" table:formula="of:=IF(AND([.AQ$1]&gt;=[.$D9];[.AQ$1]&lt;=[.$E9]);&quot;X&quot;;&quot;&quot;)">
            <text:p/>
          </table:table-cell>
          <table:table-cell table:style-name="ce7" table:formula="of:=IF(AND([.AR$1]&gt;=[.$D9];[.AR$1]&lt;=[.$E9]);&quot;X&quot;;&quot;&quot;)">
            <text:p/>
          </table:table-cell>
          <table:table-cell table:style-name="ce7" table:formula="of:=IF(AND([.AS$1]&gt;=[.$D9];[.AS$1]&lt;=[.$E9]);&quot;X&quot;;&quot;&quot;)">
            <text:p/>
          </table:table-cell>
          <table:table-cell table:style-name="ce7" table:formula="of:=IF(AND([.AT$1]&gt;=[.$D9];[.AT$1]&lt;=[.$E9]);&quot;X&quot;;&quot;&quot;)">
            <text:p/>
          </table:table-cell>
          <table:table-cell table:style-name="ce7" table:formula="of:=IF(AND([.AU$1]&gt;=[.$D9];[.AU$1]&lt;=[.$E9]);&quot;X&quot;;&quot;&quot;)">
            <text:p/>
          </table:table-cell>
          <table:table-cell table:style-name="ce7" table:formula="of:=IF(AND([.AV$1]&gt;=[.$D9];[.AV$1]&lt;=[.$E9]);&quot;X&quot;;&quot;&quot;)">
            <text:p/>
          </table:table-cell>
          <table:table-cell table:style-name="ce7" table:formula="of:=IF(AND([.AW$1]&gt;=[.$D9];[.AW$1]&lt;=[.$E9]);&quot;X&quot;;&quot;&quot;)">
            <text:p/>
          </table:table-cell>
          <table:table-cell table:style-name="ce7" table:formula="of:=IF(AND([.AX$1]&gt;=[.$D9];[.AX$1]&lt;=[.$E9]);&quot;X&quot;;&quot;&quot;)">
            <text:p/>
          </table:table-cell>
          <table:table-cell table:style-name="ce7" table:formula="of:=IF(AND([.AY$1]&gt;=[.$D9];[.AY$1]&lt;=[.$E9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etailed Design of 17 DT Block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Lead Thermo Eng</text:p>
          </table:table-cell>
          <table:table-cell table:style-name="ce5" office:value-type="string" calcext:value-type="string">
            <text:p>Lead ML Sci Data En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.1" calcext:value-type="float">
            <text:p>2.1</text:p>
          </table:table-cell>
          <table:table-cell table:formula="of:=VLOOKUP([.J10];[.$A$2:.$B$35];2)" office:value-type="float" office:value="9" calcext:value-type="float">
            <text:p>9</text:p>
          </table:table-cell>
          <table:table-cell table:style-name="ce7" table:formula="of:=IF(AND([.L$1]&gt;=[.$D10];[.L$1]&lt;=[.$E10]);&quot;X&quot;;&quot;&quot;)">
            <text:p/>
          </table:table-cell>
          <table:table-cell table:style-name="ce7" table:formula="of:=IF(AND([.M$1]&gt;=[.$D10];[.M$1]&lt;=[.$E10]);&quot;X&quot;;&quot;&quot;)">
            <text:p/>
          </table:table-cell>
          <table:table-cell table:style-name="ce7" table:formula="of:=IF(AND([.N$1]&gt;=[.$D10];[.N$1]&lt;=[.$E10]);&quot;X&quot;;&quot;&quot;)">
            <text:p/>
          </table:table-cell>
          <table:table-cell table:style-name="ce7" table:formula="of:=IF(AND([.O$1]&gt;=[.$D10];[.O$1]&lt;=[.$E10]);&quot;X&quot;;&quot;&quot;)">
            <text:p/>
          </table:table-cell>
          <table:table-cell table:style-name="ce7" table:formula="of:=IF(AND([.P$1]&gt;=[.$D10];[.P$1]&lt;=[.$E10]);&quot;X&quot;;&quot;&quot;)">
            <text:p/>
          </table:table-cell>
          <table:table-cell table:style-name="ce7" table:formula="of:=IF(AND([.Q$1]&gt;=[.$D10];[.Q$1]&lt;=[.$E10]);&quot;X&quot;;&quot;&quot;)">
            <text:p/>
          </table:table-cell>
          <table:table-cell table:style-name="ce7" table:formula="of:=IF(AND([.R$1]&gt;=[.$D10];[.R$1]&lt;=[.$E10]);&quot;X&quot;;&quot;&quot;)">
            <text:p/>
          </table:table-cell>
          <table:table-cell table:style-name="ce7" table:formula="of:=IF(AND([.S$1]&gt;=[.$D10];[.S$1]&lt;=[.$E10]);&quot;X&quot;;&quot;&quot;)">
            <text:p/>
          </table:table-cell>
          <table:table-cell table:style-name="ce7" table:formula="of:=IF(AND([.T$1]&gt;=[.$D10];[.T$1]&lt;=[.$E10]);&quot;X&quot;;&quot;&quot;)" office:value-type="string" office:string-value="X" calcext:value-type="string">
            <text:p>X</text:p>
          </table:table-cell>
          <table:table-cell table:style-name="ce7" table:formula="of:=IF(AND([.U$1]&gt;=[.$D10];[.U$1]&lt;=[.$E10]);&quot;X&quot;;&quot;&quot;)" office:value-type="string" office:string-value="X" calcext:value-type="string">
            <text:p>X</text:p>
          </table:table-cell>
          <table:table-cell table:style-name="ce7" table:formula="of:=IF(AND([.V$1]&gt;=[.$D10];[.V$1]&lt;=[.$E10]);&quot;X&quot;;&quot;&quot;)" office:value-type="string" office:string-value="X" calcext:value-type="string">
            <text:p>X</text:p>
          </table:table-cell>
          <table:table-cell table:style-name="ce7" table:formula="of:=IF(AND([.W$1]&gt;=[.$D10];[.W$1]&lt;=[.$E10]);&quot;X&quot;;&quot;&quot;)" office:value-type="string" office:string-value="X" calcext:value-type="string">
            <text:p>X</text:p>
          </table:table-cell>
          <table:table-cell table:style-name="ce7" table:formula="of:=IF(AND([.X$1]&gt;=[.$D10];[.X$1]&lt;=[.$E10]);&quot;X&quot;;&quot;&quot;)">
            <text:p/>
          </table:table-cell>
          <table:table-cell table:style-name="ce7" table:formula="of:=IF(AND([.Y$1]&gt;=[.$D10];[.Y$1]&lt;=[.$E10]);&quot;X&quot;;&quot;&quot;)">
            <text:p/>
          </table:table-cell>
          <table:table-cell table:style-name="ce7" table:formula="of:=IF(AND([.Z$1]&gt;=[.$D10];[.Z$1]&lt;=[.$E10]);&quot;X&quot;;&quot;&quot;)">
            <text:p/>
          </table:table-cell>
          <table:table-cell table:style-name="ce7" table:formula="of:=IF(AND([.AA$1]&gt;=[.$D10];[.AA$1]&lt;=[.$E10]);&quot;X&quot;;&quot;&quot;)">
            <text:p/>
          </table:table-cell>
          <table:table-cell table:style-name="ce7" table:formula="of:=IF(AND([.AB$1]&gt;=[.$D10];[.AB$1]&lt;=[.$E10]);&quot;X&quot;;&quot;&quot;)">
            <text:p/>
          </table:table-cell>
          <table:table-cell table:style-name="ce7" table:formula="of:=IF(AND([.AC$1]&gt;=[.$D10];[.AC$1]&lt;=[.$E10]);&quot;X&quot;;&quot;&quot;)">
            <text:p/>
          </table:table-cell>
          <table:table-cell table:style-name="ce7" table:formula="of:=IF(AND([.AD$1]&gt;=[.$D10];[.AD$1]&lt;=[.$E10]);&quot;X&quot;;&quot;&quot;)">
            <text:p/>
          </table:table-cell>
          <table:table-cell table:style-name="ce7" table:formula="of:=IF(AND([.AE$1]&gt;=[.$D10];[.AE$1]&lt;=[.$E10]);&quot;X&quot;;&quot;&quot;)">
            <text:p/>
          </table:table-cell>
          <table:table-cell table:style-name="ce7" table:formula="of:=IF(AND([.AF$1]&gt;=[.$D10];[.AF$1]&lt;=[.$E10]);&quot;X&quot;;&quot;&quot;)">
            <text:p/>
          </table:table-cell>
          <table:table-cell table:style-name="ce7" table:formula="of:=IF(AND([.AG$1]&gt;=[.$D10];[.AG$1]&lt;=[.$E10]);&quot;X&quot;;&quot;&quot;)">
            <text:p/>
          </table:table-cell>
          <table:table-cell table:style-name="ce7" table:formula="of:=IF(AND([.AH$1]&gt;=[.$D10];[.AH$1]&lt;=[.$E10]);&quot;X&quot;;&quot;&quot;)">
            <text:p/>
          </table:table-cell>
          <table:table-cell table:style-name="ce7" table:formula="of:=IF(AND([.AI$1]&gt;=[.$D10];[.AI$1]&lt;=[.$E10]);&quot;X&quot;;&quot;&quot;)">
            <text:p/>
          </table:table-cell>
          <table:table-cell table:style-name="ce7" table:formula="of:=IF(AND([.AJ$1]&gt;=[.$D10];[.AJ$1]&lt;=[.$E10]);&quot;X&quot;;&quot;&quot;)">
            <text:p/>
          </table:table-cell>
          <table:table-cell table:style-name="ce7" table:formula="of:=IF(AND([.AK$1]&gt;=[.$D10];[.AK$1]&lt;=[.$E10]);&quot;X&quot;;&quot;&quot;)">
            <text:p/>
          </table:table-cell>
          <table:table-cell table:style-name="ce7" table:formula="of:=IF(AND([.AL$1]&gt;=[.$D10];[.AL$1]&lt;=[.$E10]);&quot;X&quot;;&quot;&quot;)">
            <text:p/>
          </table:table-cell>
          <table:table-cell table:style-name="ce7" table:formula="of:=IF(AND([.AM$1]&gt;=[.$D10];[.AM$1]&lt;=[.$E10]);&quot;X&quot;;&quot;&quot;)">
            <text:p/>
          </table:table-cell>
          <table:table-cell table:style-name="ce7" table:formula="of:=IF(AND([.AN$1]&gt;=[.$D10];[.AN$1]&lt;=[.$E10]);&quot;X&quot;;&quot;&quot;)">
            <text:p/>
          </table:table-cell>
          <table:table-cell table:style-name="ce7" table:formula="of:=IF(AND([.AO$1]&gt;=[.$D10];[.AO$1]&lt;=[.$E10]);&quot;X&quot;;&quot;&quot;)">
            <text:p/>
          </table:table-cell>
          <table:table-cell table:style-name="ce7" table:formula="of:=IF(AND([.AP$1]&gt;=[.$D10];[.AP$1]&lt;=[.$E10]);&quot;X&quot;;&quot;&quot;)">
            <text:p/>
          </table:table-cell>
          <table:table-cell table:style-name="ce7" table:formula="of:=IF(AND([.AQ$1]&gt;=[.$D10];[.AQ$1]&lt;=[.$E10]);&quot;X&quot;;&quot;&quot;)">
            <text:p/>
          </table:table-cell>
          <table:table-cell table:style-name="ce7" table:formula="of:=IF(AND([.AR$1]&gt;=[.$D10];[.AR$1]&lt;=[.$E10]);&quot;X&quot;;&quot;&quot;)">
            <text:p/>
          </table:table-cell>
          <table:table-cell table:style-name="ce7" table:formula="of:=IF(AND([.AS$1]&gt;=[.$D10];[.AS$1]&lt;=[.$E10]);&quot;X&quot;;&quot;&quot;)">
            <text:p/>
          </table:table-cell>
          <table:table-cell table:style-name="ce7" table:formula="of:=IF(AND([.AT$1]&gt;=[.$D10];[.AT$1]&lt;=[.$E10]);&quot;X&quot;;&quot;&quot;)">
            <text:p/>
          </table:table-cell>
          <table:table-cell table:style-name="ce7" table:formula="of:=IF(AND([.AU$1]&gt;=[.$D10];[.AU$1]&lt;=[.$E10]);&quot;X&quot;;&quot;&quot;)">
            <text:p/>
          </table:table-cell>
          <table:table-cell table:style-name="ce7" table:formula="of:=IF(AND([.AV$1]&gt;=[.$D10];[.AV$1]&lt;=[.$E10]);&quot;X&quot;;&quot;&quot;)">
            <text:p/>
          </table:table-cell>
          <table:table-cell table:style-name="ce7" table:formula="of:=IF(AND([.AW$1]&gt;=[.$D10];[.AW$1]&lt;=[.$E10]);&quot;X&quot;;&quot;&quot;)">
            <text:p/>
          </table:table-cell>
          <table:table-cell table:style-name="ce7" table:formula="of:=IF(AND([.AX$1]&gt;=[.$D10];[.AX$1]&lt;=[.$E10]);&quot;X&quot;;&quot;&quot;)">
            <text:p/>
          </table:table-cell>
          <table:table-cell table:style-name="ce7" table:formula="of:=IF(AND([.AY$1]&gt;=[.$D10];[.AY$1]&lt;=[.$E10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Data Strategy &amp; Pre-processing Design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ata Engineer</text:p>
          </table:table-cell>
          <table:table-cell table:style-name="ce5" office:value-type="string" calcext:value-type="string">
            <text:p>Lead ML Sci QA Lea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.6" calcext:value-type="float">
            <text:p>1.6</text:p>
          </table:table-cell>
          <table:table-cell table:formula="of:=VLOOKUP([.J11];[.$A$2:.$B$35];2)" office:value-type="float" office:value="7" calcext:value-type="float">
            <text:p>7</text:p>
          </table:table-cell>
          <table:table-cell table:style-name="ce7" table:formula="of:=IF(AND([.L$1]&gt;=[.$D11];[.L$1]&lt;=[.$E11]);&quot;X&quot;;&quot;&quot;)">
            <text:p/>
          </table:table-cell>
          <table:table-cell table:style-name="ce7" table:formula="of:=IF(AND([.M$1]&gt;=[.$D11];[.M$1]&lt;=[.$E11]);&quot;X&quot;;&quot;&quot;)">
            <text:p/>
          </table:table-cell>
          <table:table-cell table:style-name="ce7" table:formula="of:=IF(AND([.N$1]&gt;=[.$D11];[.N$1]&lt;=[.$E11]);&quot;X&quot;;&quot;&quot;)">
            <text:p/>
          </table:table-cell>
          <table:table-cell table:style-name="ce7" table:formula="of:=IF(AND([.O$1]&gt;=[.$D11];[.O$1]&lt;=[.$E11]);&quot;X&quot;;&quot;&quot;)">
            <text:p/>
          </table:table-cell>
          <table:table-cell table:style-name="ce7" table:formula="of:=IF(AND([.P$1]&gt;=[.$D11];[.P$1]&lt;=[.$E11]);&quot;X&quot;;&quot;&quot;)">
            <text:p/>
          </table:table-cell>
          <table:table-cell table:style-name="ce7" table:formula="of:=IF(AND([.Q$1]&gt;=[.$D11];[.Q$1]&lt;=[.$E11]);&quot;X&quot;;&quot;&quot;)">
            <text:p/>
          </table:table-cell>
          <table:table-cell table:style-name="ce7" table:formula="of:=IF(AND([.R$1]&gt;=[.$D11];[.R$1]&lt;=[.$E11]);&quot;X&quot;;&quot;&quot;)" office:value-type="string" office:string-value="X" calcext:value-type="string">
            <text:p>X</text:p>
          </table:table-cell>
          <table:table-cell table:style-name="ce7" table:formula="of:=IF(AND([.S$1]&gt;=[.$D11];[.S$1]&lt;=[.$E11]);&quot;X&quot;;&quot;&quot;)" office:value-type="string" office:string-value="X" calcext:value-type="string">
            <text:p>X</text:p>
          </table:table-cell>
          <table:table-cell table:style-name="ce7" table:formula="of:=IF(AND([.T$1]&gt;=[.$D11];[.T$1]&lt;=[.$E11]);&quot;X&quot;;&quot;&quot;)" office:value-type="string" office:string-value="X" calcext:value-type="string">
            <text:p>X</text:p>
          </table:table-cell>
          <table:table-cell table:style-name="ce7" table:formula="of:=IF(AND([.U$1]&gt;=[.$D11];[.U$1]&lt;=[.$E11]);&quot;X&quot;;&quot;&quot;)">
            <text:p/>
          </table:table-cell>
          <table:table-cell table:style-name="ce7" table:formula="of:=IF(AND([.V$1]&gt;=[.$D11];[.V$1]&lt;=[.$E11]);&quot;X&quot;;&quot;&quot;)">
            <text:p/>
          </table:table-cell>
          <table:table-cell table:style-name="ce7" table:formula="of:=IF(AND([.W$1]&gt;=[.$D11];[.W$1]&lt;=[.$E11]);&quot;X&quot;;&quot;&quot;)">
            <text:p/>
          </table:table-cell>
          <table:table-cell table:style-name="ce7" table:formula="of:=IF(AND([.X$1]&gt;=[.$D11];[.X$1]&lt;=[.$E11]);&quot;X&quot;;&quot;&quot;)">
            <text:p/>
          </table:table-cell>
          <table:table-cell table:style-name="ce7" table:formula="of:=IF(AND([.Y$1]&gt;=[.$D11];[.Y$1]&lt;=[.$E11]);&quot;X&quot;;&quot;&quot;)">
            <text:p/>
          </table:table-cell>
          <table:table-cell table:style-name="ce7" table:formula="of:=IF(AND([.Z$1]&gt;=[.$D11];[.Z$1]&lt;=[.$E11]);&quot;X&quot;;&quot;&quot;)">
            <text:p/>
          </table:table-cell>
          <table:table-cell table:style-name="ce7" table:formula="of:=IF(AND([.AA$1]&gt;=[.$D11];[.AA$1]&lt;=[.$E11]);&quot;X&quot;;&quot;&quot;)">
            <text:p/>
          </table:table-cell>
          <table:table-cell table:style-name="ce7" table:formula="of:=IF(AND([.AB$1]&gt;=[.$D11];[.AB$1]&lt;=[.$E11]);&quot;X&quot;;&quot;&quot;)">
            <text:p/>
          </table:table-cell>
          <table:table-cell table:style-name="ce7" table:formula="of:=IF(AND([.AC$1]&gt;=[.$D11];[.AC$1]&lt;=[.$E11]);&quot;X&quot;;&quot;&quot;)">
            <text:p/>
          </table:table-cell>
          <table:table-cell table:style-name="ce7" table:formula="of:=IF(AND([.AD$1]&gt;=[.$D11];[.AD$1]&lt;=[.$E11]);&quot;X&quot;;&quot;&quot;)">
            <text:p/>
          </table:table-cell>
          <table:table-cell table:style-name="ce7" table:formula="of:=IF(AND([.AE$1]&gt;=[.$D11];[.AE$1]&lt;=[.$E11]);&quot;X&quot;;&quot;&quot;)">
            <text:p/>
          </table:table-cell>
          <table:table-cell table:style-name="ce7" table:formula="of:=IF(AND([.AF$1]&gt;=[.$D11];[.AF$1]&lt;=[.$E11]);&quot;X&quot;;&quot;&quot;)">
            <text:p/>
          </table:table-cell>
          <table:table-cell table:style-name="ce7" table:formula="of:=IF(AND([.AG$1]&gt;=[.$D11];[.AG$1]&lt;=[.$E11]);&quot;X&quot;;&quot;&quot;)">
            <text:p/>
          </table:table-cell>
          <table:table-cell table:style-name="ce7" table:formula="of:=IF(AND([.AH$1]&gt;=[.$D11];[.AH$1]&lt;=[.$E11]);&quot;X&quot;;&quot;&quot;)">
            <text:p/>
          </table:table-cell>
          <table:table-cell table:style-name="ce7" table:formula="of:=IF(AND([.AI$1]&gt;=[.$D11];[.AI$1]&lt;=[.$E11]);&quot;X&quot;;&quot;&quot;)">
            <text:p/>
          </table:table-cell>
          <table:table-cell table:style-name="ce7" table:formula="of:=IF(AND([.AJ$1]&gt;=[.$D11];[.AJ$1]&lt;=[.$E11]);&quot;X&quot;;&quot;&quot;)">
            <text:p/>
          </table:table-cell>
          <table:table-cell table:style-name="ce7" table:formula="of:=IF(AND([.AK$1]&gt;=[.$D11];[.AK$1]&lt;=[.$E11]);&quot;X&quot;;&quot;&quot;)">
            <text:p/>
          </table:table-cell>
          <table:table-cell table:style-name="ce7" table:formula="of:=IF(AND([.AL$1]&gt;=[.$D11];[.AL$1]&lt;=[.$E11]);&quot;X&quot;;&quot;&quot;)">
            <text:p/>
          </table:table-cell>
          <table:table-cell table:style-name="ce7" table:formula="of:=IF(AND([.AM$1]&gt;=[.$D11];[.AM$1]&lt;=[.$E11]);&quot;X&quot;;&quot;&quot;)">
            <text:p/>
          </table:table-cell>
          <table:table-cell table:style-name="ce7" table:formula="of:=IF(AND([.AN$1]&gt;=[.$D11];[.AN$1]&lt;=[.$E11]);&quot;X&quot;;&quot;&quot;)">
            <text:p/>
          </table:table-cell>
          <table:table-cell table:style-name="ce7" table:formula="of:=IF(AND([.AO$1]&gt;=[.$D11];[.AO$1]&lt;=[.$E11]);&quot;X&quot;;&quot;&quot;)">
            <text:p/>
          </table:table-cell>
          <table:table-cell table:style-name="ce7" table:formula="of:=IF(AND([.AP$1]&gt;=[.$D11];[.AP$1]&lt;=[.$E11]);&quot;X&quot;;&quot;&quot;)">
            <text:p/>
          </table:table-cell>
          <table:table-cell table:style-name="ce7" table:formula="of:=IF(AND([.AQ$1]&gt;=[.$D11];[.AQ$1]&lt;=[.$E11]);&quot;X&quot;;&quot;&quot;)">
            <text:p/>
          </table:table-cell>
          <table:table-cell table:style-name="ce7" table:formula="of:=IF(AND([.AR$1]&gt;=[.$D11];[.AR$1]&lt;=[.$E11]);&quot;X&quot;;&quot;&quot;)">
            <text:p/>
          </table:table-cell>
          <table:table-cell table:style-name="ce7" table:formula="of:=IF(AND([.AS$1]&gt;=[.$D11];[.AS$1]&lt;=[.$E11]);&quot;X&quot;;&quot;&quot;)">
            <text:p/>
          </table:table-cell>
          <table:table-cell table:style-name="ce7" table:formula="of:=IF(AND([.AT$1]&gt;=[.$D11];[.AT$1]&lt;=[.$E11]);&quot;X&quot;;&quot;&quot;)">
            <text:p/>
          </table:table-cell>
          <table:table-cell table:style-name="ce7" table:formula="of:=IF(AND([.AU$1]&gt;=[.$D11];[.AU$1]&lt;=[.$E11]);&quot;X&quot;;&quot;&quot;)">
            <text:p/>
          </table:table-cell>
          <table:table-cell table:style-name="ce7" table:formula="of:=IF(AND([.AV$1]&gt;=[.$D11];[.AV$1]&lt;=[.$E11]);&quot;X&quot;;&quot;&quot;)">
            <text:p/>
          </table:table-cell>
          <table:table-cell table:style-name="ce7" table:formula="of:=IF(AND([.AW$1]&gt;=[.$D11];[.AW$1]&lt;=[.$E11]);&quot;X&quot;;&quot;&quot;)">
            <text:p/>
          </table:table-cell>
          <table:table-cell table:style-name="ce7" table:formula="of:=IF(AND([.AX$1]&gt;=[.$D11];[.AX$1]&lt;=[.$E11]);&quot;X&quot;;&quot;&quot;)">
            <text:p/>
          </table:table-cell>
          <table:table-cell table:style-name="ce7" table:formula="of:=IF(AND([.AY$1]&gt;=[.$D11];[.AY$1]&lt;=[.$E11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ntegrated System Design (17 DT Blocks)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oftware Architect</text:p>
          </table:table-cell>
          <table:table-cell table:style-name="ce5" office:value-type="string" calcext:value-type="string">
            <text:p>Systems Eng Lead Therm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.2" calcext:value-type="float">
            <text:p>2.2</text:p>
          </table:table-cell>
          <table:table-cell table:formula="of:=VLOOKUP([.J12];[.$A$2:.$B$35];2)" office:value-type="float" office:value="10" calcext:value-type="float">
            <text:p>10</text:p>
          </table:table-cell>
          <table:table-cell table:style-name="ce7" table:formula="of:=IF(AND([.L$1]&gt;=[.$D12];[.L$1]&lt;=[.$E12]);&quot;X&quot;;&quot;&quot;)">
            <text:p/>
          </table:table-cell>
          <table:table-cell table:style-name="ce7" table:formula="of:=IF(AND([.M$1]&gt;=[.$D12];[.M$1]&lt;=[.$E12]);&quot;X&quot;;&quot;&quot;)">
            <text:p/>
          </table:table-cell>
          <table:table-cell table:style-name="ce7" table:formula="of:=IF(AND([.N$1]&gt;=[.$D12];[.N$1]&lt;=[.$E12]);&quot;X&quot;;&quot;&quot;)">
            <text:p/>
          </table:table-cell>
          <table:table-cell table:style-name="ce7" table:formula="of:=IF(AND([.O$1]&gt;=[.$D12];[.O$1]&lt;=[.$E12]);&quot;X&quot;;&quot;&quot;)">
            <text:p/>
          </table:table-cell>
          <table:table-cell table:style-name="ce7" table:formula="of:=IF(AND([.P$1]&gt;=[.$D12];[.P$1]&lt;=[.$E12]);&quot;X&quot;;&quot;&quot;)">
            <text:p/>
          </table:table-cell>
          <table:table-cell table:style-name="ce7" table:formula="of:=IF(AND([.Q$1]&gt;=[.$D12];[.Q$1]&lt;=[.$E12]);&quot;X&quot;;&quot;&quot;)">
            <text:p/>
          </table:table-cell>
          <table:table-cell table:style-name="ce7" table:formula="of:=IF(AND([.R$1]&gt;=[.$D12];[.R$1]&lt;=[.$E12]);&quot;X&quot;;&quot;&quot;)">
            <text:p/>
          </table:table-cell>
          <table:table-cell table:style-name="ce7" table:formula="of:=IF(AND([.S$1]&gt;=[.$D12];[.S$1]&lt;=[.$E12]);&quot;X&quot;;&quot;&quot;)">
            <text:p/>
          </table:table-cell>
          <table:table-cell table:style-name="ce7" table:formula="of:=IF(AND([.T$1]&gt;=[.$D12];[.T$1]&lt;=[.$E12]);&quot;X&quot;;&quot;&quot;)">
            <text:p/>
          </table:table-cell>
          <table:table-cell table:style-name="ce7" table:formula="of:=IF(AND([.U$1]&gt;=[.$D12];[.U$1]&lt;=[.$E12]);&quot;X&quot;;&quot;&quot;)" office:value-type="string" office:string-value="X" calcext:value-type="string">
            <text:p>X</text:p>
          </table:table-cell>
          <table:table-cell table:style-name="ce7" table:formula="of:=IF(AND([.V$1]&gt;=[.$D12];[.V$1]&lt;=[.$E12]);&quot;X&quot;;&quot;&quot;)" office:value-type="string" office:string-value="X" calcext:value-type="string">
            <text:p>X</text:p>
          </table:table-cell>
          <table:table-cell table:style-name="ce7" table:formula="of:=IF(AND([.W$1]&gt;=[.$D12];[.W$1]&lt;=[.$E12]);&quot;X&quot;;&quot;&quot;)" office:value-type="string" office:string-value="X" calcext:value-type="string">
            <text:p>X</text:p>
          </table:table-cell>
          <table:table-cell table:style-name="ce7" table:formula="of:=IF(AND([.X$1]&gt;=[.$D12];[.X$1]&lt;=[.$E12]);&quot;X&quot;;&quot;&quot;)">
            <text:p/>
          </table:table-cell>
          <table:table-cell table:style-name="ce7" table:formula="of:=IF(AND([.Y$1]&gt;=[.$D12];[.Y$1]&lt;=[.$E12]);&quot;X&quot;;&quot;&quot;)">
            <text:p/>
          </table:table-cell>
          <table:table-cell table:style-name="ce7" table:formula="of:=IF(AND([.Z$1]&gt;=[.$D12];[.Z$1]&lt;=[.$E12]);&quot;X&quot;;&quot;&quot;)">
            <text:p/>
          </table:table-cell>
          <table:table-cell table:style-name="ce7" table:formula="of:=IF(AND([.AA$1]&gt;=[.$D12];[.AA$1]&lt;=[.$E12]);&quot;X&quot;;&quot;&quot;)">
            <text:p/>
          </table:table-cell>
          <table:table-cell table:style-name="ce7" table:formula="of:=IF(AND([.AB$1]&gt;=[.$D12];[.AB$1]&lt;=[.$E12]);&quot;X&quot;;&quot;&quot;)">
            <text:p/>
          </table:table-cell>
          <table:table-cell table:style-name="ce7" table:formula="of:=IF(AND([.AC$1]&gt;=[.$D12];[.AC$1]&lt;=[.$E12]);&quot;X&quot;;&quot;&quot;)">
            <text:p/>
          </table:table-cell>
          <table:table-cell table:style-name="ce7" table:formula="of:=IF(AND([.AD$1]&gt;=[.$D12];[.AD$1]&lt;=[.$E12]);&quot;X&quot;;&quot;&quot;)">
            <text:p/>
          </table:table-cell>
          <table:table-cell table:style-name="ce7" table:formula="of:=IF(AND([.AE$1]&gt;=[.$D12];[.AE$1]&lt;=[.$E12]);&quot;X&quot;;&quot;&quot;)">
            <text:p/>
          </table:table-cell>
          <table:table-cell table:style-name="ce7" table:formula="of:=IF(AND([.AF$1]&gt;=[.$D12];[.AF$1]&lt;=[.$E12]);&quot;X&quot;;&quot;&quot;)">
            <text:p/>
          </table:table-cell>
          <table:table-cell table:style-name="ce7" table:formula="of:=IF(AND([.AG$1]&gt;=[.$D12];[.AG$1]&lt;=[.$E12]);&quot;X&quot;;&quot;&quot;)">
            <text:p/>
          </table:table-cell>
          <table:table-cell table:style-name="ce7" table:formula="of:=IF(AND([.AH$1]&gt;=[.$D12];[.AH$1]&lt;=[.$E12]);&quot;X&quot;;&quot;&quot;)">
            <text:p/>
          </table:table-cell>
          <table:table-cell table:style-name="ce7" table:formula="of:=IF(AND([.AI$1]&gt;=[.$D12];[.AI$1]&lt;=[.$E12]);&quot;X&quot;;&quot;&quot;)">
            <text:p/>
          </table:table-cell>
          <table:table-cell table:style-name="ce7" table:formula="of:=IF(AND([.AJ$1]&gt;=[.$D12];[.AJ$1]&lt;=[.$E12]);&quot;X&quot;;&quot;&quot;)">
            <text:p/>
          </table:table-cell>
          <table:table-cell table:style-name="ce7" table:formula="of:=IF(AND([.AK$1]&gt;=[.$D12];[.AK$1]&lt;=[.$E12]);&quot;X&quot;;&quot;&quot;)">
            <text:p/>
          </table:table-cell>
          <table:table-cell table:style-name="ce7" table:formula="of:=IF(AND([.AL$1]&gt;=[.$D12];[.AL$1]&lt;=[.$E12]);&quot;X&quot;;&quot;&quot;)">
            <text:p/>
          </table:table-cell>
          <table:table-cell table:style-name="ce7" table:formula="of:=IF(AND([.AM$1]&gt;=[.$D12];[.AM$1]&lt;=[.$E12]);&quot;X&quot;;&quot;&quot;)">
            <text:p/>
          </table:table-cell>
          <table:table-cell table:style-name="ce7" table:formula="of:=IF(AND([.AN$1]&gt;=[.$D12];[.AN$1]&lt;=[.$E12]);&quot;X&quot;;&quot;&quot;)">
            <text:p/>
          </table:table-cell>
          <table:table-cell table:style-name="ce7" table:formula="of:=IF(AND([.AO$1]&gt;=[.$D12];[.AO$1]&lt;=[.$E12]);&quot;X&quot;;&quot;&quot;)">
            <text:p/>
          </table:table-cell>
          <table:table-cell table:style-name="ce7" table:formula="of:=IF(AND([.AP$1]&gt;=[.$D12];[.AP$1]&lt;=[.$E12]);&quot;X&quot;;&quot;&quot;)">
            <text:p/>
          </table:table-cell>
          <table:table-cell table:style-name="ce7" table:formula="of:=IF(AND([.AQ$1]&gt;=[.$D12];[.AQ$1]&lt;=[.$E12]);&quot;X&quot;;&quot;&quot;)">
            <text:p/>
          </table:table-cell>
          <table:table-cell table:style-name="ce7" table:formula="of:=IF(AND([.AR$1]&gt;=[.$D12];[.AR$1]&lt;=[.$E12]);&quot;X&quot;;&quot;&quot;)">
            <text:p/>
          </table:table-cell>
          <table:table-cell table:style-name="ce7" table:formula="of:=IF(AND([.AS$1]&gt;=[.$D12];[.AS$1]&lt;=[.$E12]);&quot;X&quot;;&quot;&quot;)">
            <text:p/>
          </table:table-cell>
          <table:table-cell table:style-name="ce7" table:formula="of:=IF(AND([.AT$1]&gt;=[.$D12];[.AT$1]&lt;=[.$E12]);&quot;X&quot;;&quot;&quot;)">
            <text:p/>
          </table:table-cell>
          <table:table-cell table:style-name="ce7" table:formula="of:=IF(AND([.AU$1]&gt;=[.$D12];[.AU$1]&lt;=[.$E12]);&quot;X&quot;;&quot;&quot;)">
            <text:p/>
          </table:table-cell>
          <table:table-cell table:style-name="ce7" table:formula="of:=IF(AND([.AV$1]&gt;=[.$D12];[.AV$1]&lt;=[.$E12]);&quot;X&quot;;&quot;&quot;)">
            <text:p/>
          </table:table-cell>
          <table:table-cell table:style-name="ce7" table:formula="of:=IF(AND([.AW$1]&gt;=[.$D12];[.AW$1]&lt;=[.$E12]);&quot;X&quot;;&quot;&quot;)">
            <text:p/>
          </table:table-cell>
          <table:table-cell table:style-name="ce7" table:formula="of:=IF(AND([.AX$1]&gt;=[.$D12];[.AX$1]&lt;=[.$E12]);&quot;X&quot;;&quot;&quot;)">
            <text:p/>
          </table:table-cell>
          <table:table-cell table:style-name="ce7" table:formula="of:=IF(AND([.AY$1]&gt;=[.$D12];[.AY$1]&lt;=[.$E12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dware &amp; Platform Definition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ystems Engineer</text:p>
          </table:table-cell>
          <table:table-cell table:style-name="ce5" office:value-type="string" calcext:value-type="string">
            <text:p>Software Arch QA Lead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.1" calcext:value-type="float">
            <text:p>2.1</text:p>
          </table:table-cell>
          <table:table-cell table:formula="of:=VLOOKUP([.J13];[.$A$2:.$B$35];2)" office:value-type="float" office:value="9" calcext:value-type="float">
            <text:p>9</text:p>
          </table:table-cell>
          <table:table-cell table:style-name="ce7" table:formula="of:=IF(AND([.L$1]&gt;=[.$D13];[.L$1]&lt;=[.$E13]);&quot;X&quot;;&quot;&quot;)">
            <text:p/>
          </table:table-cell>
          <table:table-cell table:style-name="ce7" table:formula="of:=IF(AND([.M$1]&gt;=[.$D13];[.M$1]&lt;=[.$E13]);&quot;X&quot;;&quot;&quot;)">
            <text:p/>
          </table:table-cell>
          <table:table-cell table:style-name="ce7" table:formula="of:=IF(AND([.N$1]&gt;=[.$D13];[.N$1]&lt;=[.$E13]);&quot;X&quot;;&quot;&quot;)">
            <text:p/>
          </table:table-cell>
          <table:table-cell table:style-name="ce7" table:formula="of:=IF(AND([.O$1]&gt;=[.$D13];[.O$1]&lt;=[.$E13]);&quot;X&quot;;&quot;&quot;)">
            <text:p/>
          </table:table-cell>
          <table:table-cell table:style-name="ce7" table:formula="of:=IF(AND([.P$1]&gt;=[.$D13];[.P$1]&lt;=[.$E13]);&quot;X&quot;;&quot;&quot;)">
            <text:p/>
          </table:table-cell>
          <table:table-cell table:style-name="ce7" table:formula="of:=IF(AND([.Q$1]&gt;=[.$D13];[.Q$1]&lt;=[.$E13]);&quot;X&quot;;&quot;&quot;)">
            <text:p/>
          </table:table-cell>
          <table:table-cell table:style-name="ce7" table:formula="of:=IF(AND([.R$1]&gt;=[.$D13];[.R$1]&lt;=[.$E13]);&quot;X&quot;;&quot;&quot;)">
            <text:p/>
          </table:table-cell>
          <table:table-cell table:style-name="ce7" table:formula="of:=IF(AND([.S$1]&gt;=[.$D13];[.S$1]&lt;=[.$E13]);&quot;X&quot;;&quot;&quot;)">
            <text:p/>
          </table:table-cell>
          <table:table-cell table:style-name="ce7" table:formula="of:=IF(AND([.T$1]&gt;=[.$D13];[.T$1]&lt;=[.$E13]);&quot;X&quot;;&quot;&quot;)" office:value-type="string" office:string-value="X" calcext:value-type="string">
            <text:p>X</text:p>
          </table:table-cell>
          <table:table-cell table:style-name="ce7" table:formula="of:=IF(AND([.U$1]&gt;=[.$D13];[.U$1]&lt;=[.$E13]);&quot;X&quot;;&quot;&quot;)" office:value-type="string" office:string-value="X" calcext:value-type="string">
            <text:p>X</text:p>
          </table:table-cell>
          <table:table-cell table:style-name="ce7" table:formula="of:=IF(AND([.V$1]&gt;=[.$D13];[.V$1]&lt;=[.$E13]);&quot;X&quot;;&quot;&quot;)">
            <text:p/>
          </table:table-cell>
          <table:table-cell table:style-name="ce7" table:formula="of:=IF(AND([.W$1]&gt;=[.$D13];[.W$1]&lt;=[.$E13]);&quot;X&quot;;&quot;&quot;)">
            <text:p/>
          </table:table-cell>
          <table:table-cell table:style-name="ce7" table:formula="of:=IF(AND([.X$1]&gt;=[.$D13];[.X$1]&lt;=[.$E13]);&quot;X&quot;;&quot;&quot;)">
            <text:p/>
          </table:table-cell>
          <table:table-cell table:style-name="ce7" table:formula="of:=IF(AND([.Y$1]&gt;=[.$D13];[.Y$1]&lt;=[.$E13]);&quot;X&quot;;&quot;&quot;)">
            <text:p/>
          </table:table-cell>
          <table:table-cell table:style-name="ce7" table:formula="of:=IF(AND([.Z$1]&gt;=[.$D13];[.Z$1]&lt;=[.$E13]);&quot;X&quot;;&quot;&quot;)">
            <text:p/>
          </table:table-cell>
          <table:table-cell table:style-name="ce7" table:formula="of:=IF(AND([.AA$1]&gt;=[.$D13];[.AA$1]&lt;=[.$E13]);&quot;X&quot;;&quot;&quot;)">
            <text:p/>
          </table:table-cell>
          <table:table-cell table:style-name="ce7" table:formula="of:=IF(AND([.AB$1]&gt;=[.$D13];[.AB$1]&lt;=[.$E13]);&quot;X&quot;;&quot;&quot;)">
            <text:p/>
          </table:table-cell>
          <table:table-cell table:style-name="ce7" table:formula="of:=IF(AND([.AC$1]&gt;=[.$D13];[.AC$1]&lt;=[.$E13]);&quot;X&quot;;&quot;&quot;)">
            <text:p/>
          </table:table-cell>
          <table:table-cell table:style-name="ce7" table:formula="of:=IF(AND([.AD$1]&gt;=[.$D13];[.AD$1]&lt;=[.$E13]);&quot;X&quot;;&quot;&quot;)">
            <text:p/>
          </table:table-cell>
          <table:table-cell table:style-name="ce7" table:formula="of:=IF(AND([.AE$1]&gt;=[.$D13];[.AE$1]&lt;=[.$E13]);&quot;X&quot;;&quot;&quot;)">
            <text:p/>
          </table:table-cell>
          <table:table-cell table:style-name="ce7" table:formula="of:=IF(AND([.AF$1]&gt;=[.$D13];[.AF$1]&lt;=[.$E13]);&quot;X&quot;;&quot;&quot;)">
            <text:p/>
          </table:table-cell>
          <table:table-cell table:style-name="ce7" table:formula="of:=IF(AND([.AG$1]&gt;=[.$D13];[.AG$1]&lt;=[.$E13]);&quot;X&quot;;&quot;&quot;)">
            <text:p/>
          </table:table-cell>
          <table:table-cell table:style-name="ce7" table:formula="of:=IF(AND([.AH$1]&gt;=[.$D13];[.AH$1]&lt;=[.$E13]);&quot;X&quot;;&quot;&quot;)">
            <text:p/>
          </table:table-cell>
          <table:table-cell table:style-name="ce7" table:formula="of:=IF(AND([.AI$1]&gt;=[.$D13];[.AI$1]&lt;=[.$E13]);&quot;X&quot;;&quot;&quot;)">
            <text:p/>
          </table:table-cell>
          <table:table-cell table:style-name="ce7" table:formula="of:=IF(AND([.AJ$1]&gt;=[.$D13];[.AJ$1]&lt;=[.$E13]);&quot;X&quot;;&quot;&quot;)">
            <text:p/>
          </table:table-cell>
          <table:table-cell table:style-name="ce7" table:formula="of:=IF(AND([.AK$1]&gt;=[.$D13];[.AK$1]&lt;=[.$E13]);&quot;X&quot;;&quot;&quot;)">
            <text:p/>
          </table:table-cell>
          <table:table-cell table:style-name="ce7" table:formula="of:=IF(AND([.AL$1]&gt;=[.$D13];[.AL$1]&lt;=[.$E13]);&quot;X&quot;;&quot;&quot;)">
            <text:p/>
          </table:table-cell>
          <table:table-cell table:style-name="ce7" table:formula="of:=IF(AND([.AM$1]&gt;=[.$D13];[.AM$1]&lt;=[.$E13]);&quot;X&quot;;&quot;&quot;)">
            <text:p/>
          </table:table-cell>
          <table:table-cell table:style-name="ce7" table:formula="of:=IF(AND([.AN$1]&gt;=[.$D13];[.AN$1]&lt;=[.$E13]);&quot;X&quot;;&quot;&quot;)">
            <text:p/>
          </table:table-cell>
          <table:table-cell table:style-name="ce7" table:formula="of:=IF(AND([.AO$1]&gt;=[.$D13];[.AO$1]&lt;=[.$E13]);&quot;X&quot;;&quot;&quot;)">
            <text:p/>
          </table:table-cell>
          <table:table-cell table:style-name="ce7" table:formula="of:=IF(AND([.AP$1]&gt;=[.$D13];[.AP$1]&lt;=[.$E13]);&quot;X&quot;;&quot;&quot;)">
            <text:p/>
          </table:table-cell>
          <table:table-cell table:style-name="ce7" table:formula="of:=IF(AND([.AQ$1]&gt;=[.$D13];[.AQ$1]&lt;=[.$E13]);&quot;X&quot;;&quot;&quot;)">
            <text:p/>
          </table:table-cell>
          <table:table-cell table:style-name="ce7" table:formula="of:=IF(AND([.AR$1]&gt;=[.$D13];[.AR$1]&lt;=[.$E13]);&quot;X&quot;;&quot;&quot;)">
            <text:p/>
          </table:table-cell>
          <table:table-cell table:style-name="ce7" table:formula="of:=IF(AND([.AS$1]&gt;=[.$D13];[.AS$1]&lt;=[.$E13]);&quot;X&quot;;&quot;&quot;)">
            <text:p/>
          </table:table-cell>
          <table:table-cell table:style-name="ce7" table:formula="of:=IF(AND([.AT$1]&gt;=[.$D13];[.AT$1]&lt;=[.$E13]);&quot;X&quot;;&quot;&quot;)">
            <text:p/>
          </table:table-cell>
          <table:table-cell table:style-name="ce7" table:formula="of:=IF(AND([.AU$1]&gt;=[.$D13];[.AU$1]&lt;=[.$E13]);&quot;X&quot;;&quot;&quot;)">
            <text:p/>
          </table:table-cell>
          <table:table-cell table:style-name="ce7" table:formula="of:=IF(AND([.AV$1]&gt;=[.$D13];[.AV$1]&lt;=[.$E13]);&quot;X&quot;;&quot;&quot;)">
            <text:p/>
          </table:table-cell>
          <table:table-cell table:style-name="ce7" table:formula="of:=IF(AND([.AW$1]&gt;=[.$D13];[.AW$1]&lt;=[.$E13]);&quot;X&quot;;&quot;&quot;)">
            <text:p/>
          </table:table-cell>
          <table:table-cell table:style-name="ce7" table:formula="of:=IF(AND([.AX$1]&gt;=[.$D13];[.AX$1]&lt;=[.$E13]);&quot;X&quot;;&quot;&quot;)">
            <text:p/>
          </table:table-cell>
          <table:table-cell table:style-name="ce7" table:formula="of:=IF(AND([.AY$1]&gt;=[.$D13];[.AY$1]&lt;=[.$E13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2.6" calcext:value-type="float">
            <text:p>2.6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DD/DDD Finalization &amp; Design Review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ystems Engineer</text:p>
          </table:table-cell>
          <table:table-cell table:style-name="ce5" office:value-type="string" calcext:value-type="string">
            <text:p>PM All Technical Lead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2.2 2.4 2.5</text:p>
          </table:table-cell>
          <table:table-cell office:value-type="string" calcext:value-type="string">
            <text:p>10,12,13</text:p>
          </table:table-cell>
          <table:table-cell table:style-name="ce7" table:formula="of:=IF(AND([.L$1]&gt;=[.$D14];[.L$1]&lt;=[.$E14]);&quot;X&quot;;&quot;&quot;)">
            <text:p/>
          </table:table-cell>
          <table:table-cell table:style-name="ce7" table:formula="of:=IF(AND([.M$1]&gt;=[.$D14];[.M$1]&lt;=[.$E14]);&quot;X&quot;;&quot;&quot;)">
            <text:p/>
          </table:table-cell>
          <table:table-cell table:style-name="ce7" table:formula="of:=IF(AND([.N$1]&gt;=[.$D14];[.N$1]&lt;=[.$E14]);&quot;X&quot;;&quot;&quot;)">
            <text:p/>
          </table:table-cell>
          <table:table-cell table:style-name="ce7" table:formula="of:=IF(AND([.O$1]&gt;=[.$D14];[.O$1]&lt;=[.$E14]);&quot;X&quot;;&quot;&quot;)">
            <text:p/>
          </table:table-cell>
          <table:table-cell table:style-name="ce7" table:formula="of:=IF(AND([.P$1]&gt;=[.$D14];[.P$1]&lt;=[.$E14]);&quot;X&quot;;&quot;&quot;)">
            <text:p/>
          </table:table-cell>
          <table:table-cell table:style-name="ce7" table:formula="of:=IF(AND([.Q$1]&gt;=[.$D14];[.Q$1]&lt;=[.$E14]);&quot;X&quot;;&quot;&quot;)">
            <text:p/>
          </table:table-cell>
          <table:table-cell table:style-name="ce7" table:formula="of:=IF(AND([.R$1]&gt;=[.$D14];[.R$1]&lt;=[.$E14]);&quot;X&quot;;&quot;&quot;)">
            <text:p/>
          </table:table-cell>
          <table:table-cell table:style-name="ce7" table:formula="of:=IF(AND([.S$1]&gt;=[.$D14];[.S$1]&lt;=[.$E14]);&quot;X&quot;;&quot;&quot;)">
            <text:p/>
          </table:table-cell>
          <table:table-cell table:style-name="ce7" table:formula="of:=IF(AND([.T$1]&gt;=[.$D14];[.T$1]&lt;=[.$E14]);&quot;X&quot;;&quot;&quot;)">
            <text:p/>
          </table:table-cell>
          <table:table-cell table:style-name="ce7" table:formula="of:=IF(AND([.U$1]&gt;=[.$D14];[.U$1]&lt;=[.$E14]);&quot;X&quot;;&quot;&quot;)">
            <text:p/>
          </table:table-cell>
          <table:table-cell table:style-name="ce7" table:formula="of:=IF(AND([.V$1]&gt;=[.$D14];[.V$1]&lt;=[.$E14]);&quot;X&quot;;&quot;&quot;)">
            <text:p/>
          </table:table-cell>
          <table:table-cell table:style-name="ce7" table:formula="of:=IF(AND([.W$1]&gt;=[.$D14];[.W$1]&lt;=[.$E14]);&quot;X&quot;;&quot;&quot;)" office:value-type="string" office:string-value="X" calcext:value-type="string">
            <text:p>X</text:p>
          </table:table-cell>
          <table:table-cell table:style-name="ce7" table:formula="of:=IF(AND([.X$1]&gt;=[.$D14];[.X$1]&lt;=[.$E14]);&quot;X&quot;;&quot;&quot;)" office:value-type="string" office:string-value="X" calcext:value-type="string">
            <text:p>X</text:p>
          </table:table-cell>
          <table:table-cell table:style-name="ce7" table:formula="of:=IF(AND([.Y$1]&gt;=[.$D14];[.Y$1]&lt;=[.$E14]);&quot;X&quot;;&quot;&quot;)">
            <text:p/>
          </table:table-cell>
          <table:table-cell table:style-name="ce7" table:formula="of:=IF(AND([.Z$1]&gt;=[.$D14];[.Z$1]&lt;=[.$E14]);&quot;X&quot;;&quot;&quot;)">
            <text:p/>
          </table:table-cell>
          <table:table-cell table:style-name="ce7" table:formula="of:=IF(AND([.AA$1]&gt;=[.$D14];[.AA$1]&lt;=[.$E14]);&quot;X&quot;;&quot;&quot;)">
            <text:p/>
          </table:table-cell>
          <table:table-cell table:style-name="ce7" table:formula="of:=IF(AND([.AB$1]&gt;=[.$D14];[.AB$1]&lt;=[.$E14]);&quot;X&quot;;&quot;&quot;)">
            <text:p/>
          </table:table-cell>
          <table:table-cell table:style-name="ce7" table:formula="of:=IF(AND([.AC$1]&gt;=[.$D14];[.AC$1]&lt;=[.$E14]);&quot;X&quot;;&quot;&quot;)">
            <text:p/>
          </table:table-cell>
          <table:table-cell table:style-name="ce7" table:formula="of:=IF(AND([.AD$1]&gt;=[.$D14];[.AD$1]&lt;=[.$E14]);&quot;X&quot;;&quot;&quot;)">
            <text:p/>
          </table:table-cell>
          <table:table-cell table:style-name="ce7" table:formula="of:=IF(AND([.AE$1]&gt;=[.$D14];[.AE$1]&lt;=[.$E14]);&quot;X&quot;;&quot;&quot;)">
            <text:p/>
          </table:table-cell>
          <table:table-cell table:style-name="ce7" table:formula="of:=IF(AND([.AF$1]&gt;=[.$D14];[.AF$1]&lt;=[.$E14]);&quot;X&quot;;&quot;&quot;)">
            <text:p/>
          </table:table-cell>
          <table:table-cell table:style-name="ce7" table:formula="of:=IF(AND([.AG$1]&gt;=[.$D14];[.AG$1]&lt;=[.$E14]);&quot;X&quot;;&quot;&quot;)">
            <text:p/>
          </table:table-cell>
          <table:table-cell table:style-name="ce7" table:formula="of:=IF(AND([.AH$1]&gt;=[.$D14];[.AH$1]&lt;=[.$E14]);&quot;X&quot;;&quot;&quot;)">
            <text:p/>
          </table:table-cell>
          <table:table-cell table:style-name="ce7" table:formula="of:=IF(AND([.AI$1]&gt;=[.$D14];[.AI$1]&lt;=[.$E14]);&quot;X&quot;;&quot;&quot;)">
            <text:p/>
          </table:table-cell>
          <table:table-cell table:style-name="ce7" table:formula="of:=IF(AND([.AJ$1]&gt;=[.$D14];[.AJ$1]&lt;=[.$E14]);&quot;X&quot;;&quot;&quot;)">
            <text:p/>
          </table:table-cell>
          <table:table-cell table:style-name="ce7" table:formula="of:=IF(AND([.AK$1]&gt;=[.$D14];[.AK$1]&lt;=[.$E14]);&quot;X&quot;;&quot;&quot;)">
            <text:p/>
          </table:table-cell>
          <table:table-cell table:style-name="ce7" table:formula="of:=IF(AND([.AL$1]&gt;=[.$D14];[.AL$1]&lt;=[.$E14]);&quot;X&quot;;&quot;&quot;)">
            <text:p/>
          </table:table-cell>
          <table:table-cell table:style-name="ce7" table:formula="of:=IF(AND([.AM$1]&gt;=[.$D14];[.AM$1]&lt;=[.$E14]);&quot;X&quot;;&quot;&quot;)">
            <text:p/>
          </table:table-cell>
          <table:table-cell table:style-name="ce7" table:formula="of:=IF(AND([.AN$1]&gt;=[.$D14];[.AN$1]&lt;=[.$E14]);&quot;X&quot;;&quot;&quot;)">
            <text:p/>
          </table:table-cell>
          <table:table-cell table:style-name="ce7" table:formula="of:=IF(AND([.AO$1]&gt;=[.$D14];[.AO$1]&lt;=[.$E14]);&quot;X&quot;;&quot;&quot;)">
            <text:p/>
          </table:table-cell>
          <table:table-cell table:style-name="ce7" table:formula="of:=IF(AND([.AP$1]&gt;=[.$D14];[.AP$1]&lt;=[.$E14]);&quot;X&quot;;&quot;&quot;)">
            <text:p/>
          </table:table-cell>
          <table:table-cell table:style-name="ce7" table:formula="of:=IF(AND([.AQ$1]&gt;=[.$D14];[.AQ$1]&lt;=[.$E14]);&quot;X&quot;;&quot;&quot;)">
            <text:p/>
          </table:table-cell>
          <table:table-cell table:style-name="ce7" table:formula="of:=IF(AND([.AR$1]&gt;=[.$D14];[.AR$1]&lt;=[.$E14]);&quot;X&quot;;&quot;&quot;)">
            <text:p/>
          </table:table-cell>
          <table:table-cell table:style-name="ce7" table:formula="of:=IF(AND([.AS$1]&gt;=[.$D14];[.AS$1]&lt;=[.$E14]);&quot;X&quot;;&quot;&quot;)">
            <text:p/>
          </table:table-cell>
          <table:table-cell table:style-name="ce7" table:formula="of:=IF(AND([.AT$1]&gt;=[.$D14];[.AT$1]&lt;=[.$E14]);&quot;X&quot;;&quot;&quot;)">
            <text:p/>
          </table:table-cell>
          <table:table-cell table:style-name="ce7" table:formula="of:=IF(AND([.AU$1]&gt;=[.$D14];[.AU$1]&lt;=[.$E14]);&quot;X&quot;;&quot;&quot;)">
            <text:p/>
          </table:table-cell>
          <table:table-cell table:style-name="ce7" table:formula="of:=IF(AND([.AV$1]&gt;=[.$D14];[.AV$1]&lt;=[.$E14]);&quot;X&quot;;&quot;&quot;)">
            <text:p/>
          </table:table-cell>
          <table:table-cell table:style-name="ce7" table:formula="of:=IF(AND([.AW$1]&gt;=[.$D14];[.AW$1]&lt;=[.$E14]);&quot;X&quot;;&quot;&quot;)">
            <text:p/>
          </table:table-cell>
          <table:table-cell table:style-name="ce7" table:formula="of:=IF(AND([.AX$1]&gt;=[.$D14];[.AX$1]&lt;=[.$E14]);&quot;X&quot;;&quot;&quot;)">
            <text:p/>
          </table:table-cell>
          <table:table-cell table:style-name="ce7" table:formula="of:=IF(AND([.AY$1]&gt;=[.$D14];[.AY$1]&lt;=[.$E14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/>
          <table:table-cell office:value-type="float" office:value="15" calcext:value-type="float">
            <text:p>15</text:p>
          </table:table-cell>
          <table:table-cell table:style-name="ce5" table:number-columns-repeated="8"/>
          <table:table-cell table:formula="of:=VLOOKUP([.J15];[.$A$2:.$B$35];2)" office:value-type="string" office:string-value="" calcext:value-type="error">
            <text:p>#N/A</text:p>
          </table:table-cell>
          <table:table-cell table:style-name="ce7" table:number-columns-repeated="40"/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otype Implementation of DT Blocks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d Thermo Eng</text:p>
          </table:table-cell>
          <table:table-cell office:value-type="string" calcext:value-type="string">
            <text:p>Lead ML Sci Soft Arch JE</text:p>
          </table:table-cell>
          <table:table-cell office:value-type="float" office:value="24" calcext:value-type="float">
            <text:p>24</text:p>
          </table:table-cell>
          <table:table-cell office:value-type="float" office:value="2.6" calcext:value-type="float">
            <text:p>2.6</text:p>
          </table:table-cell>
          <table:table-cell table:formula="of:=VLOOKUP([.J16];[.$A$2:.$B$35];2)" office:value-type="float" office:value="14" calcext:value-type="float">
            <text:p>14</text:p>
          </table:table-cell>
          <table:table-cell table:formula="of:=IF(AND([.L$1]&gt;=[.$D16];[.L$1]&lt;=[.$E16]);&quot;X&quot;;&quot;&quot;)">
            <text:p/>
          </table:table-cell>
          <table:table-cell table:formula="of:=IF(AND([.M$1]&gt;=[.$D16];[.M$1]&lt;=[.$E16]);&quot;X&quot;;&quot;&quot;)">
            <text:p/>
          </table:table-cell>
          <table:table-cell table:formula="of:=IF(AND([.N$1]&gt;=[.$D16];[.N$1]&lt;=[.$E16]);&quot;X&quot;;&quot;&quot;)">
            <text:p/>
          </table:table-cell>
          <table:table-cell table:formula="of:=IF(AND([.O$1]&gt;=[.$D16];[.O$1]&lt;=[.$E16]);&quot;X&quot;;&quot;&quot;)">
            <text:p/>
          </table:table-cell>
          <table:table-cell table:formula="of:=IF(AND([.P$1]&gt;=[.$D16];[.P$1]&lt;=[.$E16]);&quot;X&quot;;&quot;&quot;)">
            <text:p/>
          </table:table-cell>
          <table:table-cell table:formula="of:=IF(AND([.Q$1]&gt;=[.$D16];[.Q$1]&lt;=[.$E16]);&quot;X&quot;;&quot;&quot;)">
            <text:p/>
          </table:table-cell>
          <table:table-cell table:formula="of:=IF(AND([.R$1]&gt;=[.$D16];[.R$1]&lt;=[.$E16]);&quot;X&quot;;&quot;&quot;)">
            <text:p/>
          </table:table-cell>
          <table:table-cell table:formula="of:=IF(AND([.S$1]&gt;=[.$D16];[.S$1]&lt;=[.$E16]);&quot;X&quot;;&quot;&quot;)">
            <text:p/>
          </table:table-cell>
          <table:table-cell table:formula="of:=IF(AND([.T$1]&gt;=[.$D16];[.T$1]&lt;=[.$E16]);&quot;X&quot;;&quot;&quot;)">
            <text:p/>
          </table:table-cell>
          <table:table-cell table:formula="of:=IF(AND([.U$1]&gt;=[.$D16];[.U$1]&lt;=[.$E16]);&quot;X&quot;;&quot;&quot;)">
            <text:p/>
          </table:table-cell>
          <table:table-cell table:formula="of:=IF(AND([.V$1]&gt;=[.$D16];[.V$1]&lt;=[.$E16]);&quot;X&quot;;&quot;&quot;)">
            <text:p/>
          </table:table-cell>
          <table:table-cell table:formula="of:=IF(AND([.W$1]&gt;=[.$D16];[.W$1]&lt;=[.$E16]);&quot;X&quot;;&quot;&quot;)">
            <text:p/>
          </table:table-cell>
          <table:table-cell table:formula="of:=IF(AND([.X$1]&gt;=[.$D16];[.X$1]&lt;=[.$E16]);&quot;X&quot;;&quot;&quot;)">
            <text:p/>
          </table:table-cell>
          <table:table-cell table:formula="of:=IF(AND([.Y$1]&gt;=[.$D16];[.Y$1]&lt;=[.$E16]);&quot;X&quot;;&quot;&quot;)" office:value-type="string" office:string-value="X" calcext:value-type="string">
            <text:p>X</text:p>
          </table:table-cell>
          <table:table-cell table:formula="of:=IF(AND([.Z$1]&gt;=[.$D16];[.Z$1]&lt;=[.$E16]);&quot;X&quot;;&quot;&quot;)" office:value-type="string" office:string-value="X" calcext:value-type="string">
            <text:p>X</text:p>
          </table:table-cell>
          <table:table-cell table:formula="of:=IF(AND([.AA$1]&gt;=[.$D16];[.AA$1]&lt;=[.$E16]);&quot;X&quot;;&quot;&quot;)" office:value-type="string" office:string-value="X" calcext:value-type="string">
            <text:p>X</text:p>
          </table:table-cell>
          <table:table-cell table:formula="of:=IF(AND([.AB$1]&gt;=[.$D16];[.AB$1]&lt;=[.$E16]);&quot;X&quot;;&quot;&quot;)">
            <text:p/>
          </table:table-cell>
          <table:table-cell table:formula="of:=IF(AND([.AC$1]&gt;=[.$D16];[.AC$1]&lt;=[.$E16]);&quot;X&quot;;&quot;&quot;)">
            <text:p/>
          </table:table-cell>
          <table:table-cell table:formula="of:=IF(AND([.AD$1]&gt;=[.$D16];[.AD$1]&lt;=[.$E16]);&quot;X&quot;;&quot;&quot;)">
            <text:p/>
          </table:table-cell>
          <table:table-cell table:formula="of:=IF(AND([.AE$1]&gt;=[.$D16];[.AE$1]&lt;=[.$E16]);&quot;X&quot;;&quot;&quot;)">
            <text:p/>
          </table:table-cell>
          <table:table-cell table:formula="of:=IF(AND([.AF$1]&gt;=[.$D16];[.AF$1]&lt;=[.$E16]);&quot;X&quot;;&quot;&quot;)">
            <text:p/>
          </table:table-cell>
          <table:table-cell table:formula="of:=IF(AND([.AG$1]&gt;=[.$D16];[.AG$1]&lt;=[.$E16]);&quot;X&quot;;&quot;&quot;)">
            <text:p/>
          </table:table-cell>
          <table:table-cell table:formula="of:=IF(AND([.AH$1]&gt;=[.$D16];[.AH$1]&lt;=[.$E16]);&quot;X&quot;;&quot;&quot;)">
            <text:p/>
          </table:table-cell>
          <table:table-cell table:formula="of:=IF(AND([.AI$1]&gt;=[.$D16];[.AI$1]&lt;=[.$E16]);&quot;X&quot;;&quot;&quot;)">
            <text:p/>
          </table:table-cell>
          <table:table-cell table:formula="of:=IF(AND([.AJ$1]&gt;=[.$D16];[.AJ$1]&lt;=[.$E16]);&quot;X&quot;;&quot;&quot;)">
            <text:p/>
          </table:table-cell>
          <table:table-cell table:formula="of:=IF(AND([.AK$1]&gt;=[.$D16];[.AK$1]&lt;=[.$E16]);&quot;X&quot;;&quot;&quot;)">
            <text:p/>
          </table:table-cell>
          <table:table-cell table:formula="of:=IF(AND([.AL$1]&gt;=[.$D16];[.AL$1]&lt;=[.$E16]);&quot;X&quot;;&quot;&quot;)">
            <text:p/>
          </table:table-cell>
          <table:table-cell table:formula="of:=IF(AND([.AM$1]&gt;=[.$D16];[.AM$1]&lt;=[.$E16]);&quot;X&quot;;&quot;&quot;)">
            <text:p/>
          </table:table-cell>
          <table:table-cell table:formula="of:=IF(AND([.AN$1]&gt;=[.$D16];[.AN$1]&lt;=[.$E16]);&quot;X&quot;;&quot;&quot;)">
            <text:p/>
          </table:table-cell>
          <table:table-cell table:formula="of:=IF(AND([.AO$1]&gt;=[.$D16];[.AO$1]&lt;=[.$E16]);&quot;X&quot;;&quot;&quot;)">
            <text:p/>
          </table:table-cell>
          <table:table-cell table:formula="of:=IF(AND([.AP$1]&gt;=[.$D16];[.AP$1]&lt;=[.$E16]);&quot;X&quot;;&quot;&quot;)">
            <text:p/>
          </table:table-cell>
          <table:table-cell table:formula="of:=IF(AND([.AQ$1]&gt;=[.$D16];[.AQ$1]&lt;=[.$E16]);&quot;X&quot;;&quot;&quot;)">
            <text:p/>
          </table:table-cell>
          <table:table-cell table:formula="of:=IF(AND([.AR$1]&gt;=[.$D16];[.AR$1]&lt;=[.$E16]);&quot;X&quot;;&quot;&quot;)">
            <text:p/>
          </table:table-cell>
          <table:table-cell table:formula="of:=IF(AND([.AS$1]&gt;=[.$D16];[.AS$1]&lt;=[.$E16]);&quot;X&quot;;&quot;&quot;)">
            <text:p/>
          </table:table-cell>
          <table:table-cell table:formula="of:=IF(AND([.AT$1]&gt;=[.$D16];[.AT$1]&lt;=[.$E16]);&quot;X&quot;;&quot;&quot;)">
            <text:p/>
          </table:table-cell>
          <table:table-cell table:formula="of:=IF(AND([.AU$1]&gt;=[.$D16];[.AU$1]&lt;=[.$E16]);&quot;X&quot;;&quot;&quot;)">
            <text:p/>
          </table:table-cell>
          <table:table-cell table:formula="of:=IF(AND([.AV$1]&gt;=[.$D16];[.AV$1]&lt;=[.$E16]);&quot;X&quot;;&quot;&quot;)">
            <text:p/>
          </table:table-cell>
          <table:table-cell table:formula="of:=IF(AND([.AW$1]&gt;=[.$D16];[.AW$1]&lt;=[.$E16]);&quot;X&quot;;&quot;&quot;)">
            <text:p/>
          </table:table-cell>
          <table:table-cell table:formula="of:=IF(AND([.AX$1]&gt;=[.$D16];[.AX$1]&lt;=[.$E16]);&quot;X&quot;;&quot;&quot;)">
            <text:p/>
          </table:table-cell>
          <table:table-cell table:formula="of:=IF(AND([.AY$1]&gt;=[.$D16];[.AY$1]&lt;=[.$E16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ta Handling Training &amp; Validation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a Engineer</text:p>
          </table:table-cell>
          <table:table-cell office:value-type="string" calcext:value-type="string">
            <text:p>Lead ML Sci Lead Thermo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  <table:table-cell table:formula="of:=VLOOKUP([.J17];[.$A$2:.$B$35];2)" office:value-type="float" office:value="11" calcext:value-type="float">
            <text:p>11</text:p>
          </table:table-cell>
          <table:table-cell table:formula="of:=IF(AND([.L$1]&gt;=[.$D17];[.L$1]&lt;=[.$E17]);&quot;X&quot;;&quot;&quot;)">
            <text:p/>
          </table:table-cell>
          <table:table-cell table:formula="of:=IF(AND([.M$1]&gt;=[.$D17];[.M$1]&lt;=[.$E17]);&quot;X&quot;;&quot;&quot;)">
            <text:p/>
          </table:table-cell>
          <table:table-cell table:formula="of:=IF(AND([.N$1]&gt;=[.$D17];[.N$1]&lt;=[.$E17]);&quot;X&quot;;&quot;&quot;)">
            <text:p/>
          </table:table-cell>
          <table:table-cell table:formula="of:=IF(AND([.O$1]&gt;=[.$D17];[.O$1]&lt;=[.$E17]);&quot;X&quot;;&quot;&quot;)">
            <text:p/>
          </table:table-cell>
          <table:table-cell table:formula="of:=IF(AND([.P$1]&gt;=[.$D17];[.P$1]&lt;=[.$E17]);&quot;X&quot;;&quot;&quot;)">
            <text:p/>
          </table:table-cell>
          <table:table-cell table:formula="of:=IF(AND([.Q$1]&gt;=[.$D17];[.Q$1]&lt;=[.$E17]);&quot;X&quot;;&quot;&quot;)">
            <text:p/>
          </table:table-cell>
          <table:table-cell table:formula="of:=IF(AND([.R$1]&gt;=[.$D17];[.R$1]&lt;=[.$E17]);&quot;X&quot;;&quot;&quot;)">
            <text:p/>
          </table:table-cell>
          <table:table-cell table:formula="of:=IF(AND([.S$1]&gt;=[.$D17];[.S$1]&lt;=[.$E17]);&quot;X&quot;;&quot;&quot;)">
            <text:p/>
          </table:table-cell>
          <table:table-cell table:formula="of:=IF(AND([.T$1]&gt;=[.$D17];[.T$1]&lt;=[.$E17]);&quot;X&quot;;&quot;&quot;)">
            <text:p/>
          </table:table-cell>
          <table:table-cell table:formula="of:=IF(AND([.U$1]&gt;=[.$D17];[.U$1]&lt;=[.$E17]);&quot;X&quot;;&quot;&quot;)">
            <text:p/>
          </table:table-cell>
          <table:table-cell table:formula="of:=IF(AND([.V$1]&gt;=[.$D17];[.V$1]&lt;=[.$E17]);&quot;X&quot;;&quot;&quot;)">
            <text:p/>
          </table:table-cell>
          <table:table-cell table:formula="of:=IF(AND([.W$1]&gt;=[.$D17];[.W$1]&lt;=[.$E17]);&quot;X&quot;;&quot;&quot;)">
            <text:p/>
          </table:table-cell>
          <table:table-cell table:formula="of:=IF(AND([.X$1]&gt;=[.$D17];[.X$1]&lt;=[.$E17]);&quot;X&quot;;&quot;&quot;)">
            <text:p/>
          </table:table-cell>
          <table:table-cell table:formula="of:=IF(AND([.Y$1]&gt;=[.$D17];[.Y$1]&lt;=[.$E17]);&quot;X&quot;;&quot;&quot;)" office:value-type="string" office:string-value="X" calcext:value-type="string">
            <text:p>X</text:p>
          </table:table-cell>
          <table:table-cell table:formula="of:=IF(AND([.Z$1]&gt;=[.$D17];[.Z$1]&lt;=[.$E17]);&quot;X&quot;;&quot;&quot;)" office:value-type="string" office:string-value="X" calcext:value-type="string">
            <text:p>X</text:p>
          </table:table-cell>
          <table:table-cell table:formula="of:=IF(AND([.AA$1]&gt;=[.$D17];[.AA$1]&lt;=[.$E17]);&quot;X&quot;;&quot;&quot;)" office:value-type="string" office:string-value="X" calcext:value-type="string">
            <text:p>X</text:p>
          </table:table-cell>
          <table:table-cell table:formula="of:=IF(AND([.AB$1]&gt;=[.$D17];[.AB$1]&lt;=[.$E17]);&quot;X&quot;;&quot;&quot;)" office:value-type="string" office:string-value="X" calcext:value-type="string">
            <text:p>X</text:p>
          </table:table-cell>
          <table:table-cell table:formula="of:=IF(AND([.AC$1]&gt;=[.$D17];[.AC$1]&lt;=[.$E17]);&quot;X&quot;;&quot;&quot;)">
            <text:p/>
          </table:table-cell>
          <table:table-cell table:formula="of:=IF(AND([.AD$1]&gt;=[.$D17];[.AD$1]&lt;=[.$E17]);&quot;X&quot;;&quot;&quot;)">
            <text:p/>
          </table:table-cell>
          <table:table-cell table:formula="of:=IF(AND([.AE$1]&gt;=[.$D17];[.AE$1]&lt;=[.$E17]);&quot;X&quot;;&quot;&quot;)">
            <text:p/>
          </table:table-cell>
          <table:table-cell table:formula="of:=IF(AND([.AF$1]&gt;=[.$D17];[.AF$1]&lt;=[.$E17]);&quot;X&quot;;&quot;&quot;)">
            <text:p/>
          </table:table-cell>
          <table:table-cell table:formula="of:=IF(AND([.AG$1]&gt;=[.$D17];[.AG$1]&lt;=[.$E17]);&quot;X&quot;;&quot;&quot;)">
            <text:p/>
          </table:table-cell>
          <table:table-cell table:formula="of:=IF(AND([.AH$1]&gt;=[.$D17];[.AH$1]&lt;=[.$E17]);&quot;X&quot;;&quot;&quot;)">
            <text:p/>
          </table:table-cell>
          <table:table-cell table:formula="of:=IF(AND([.AI$1]&gt;=[.$D17];[.AI$1]&lt;=[.$E17]);&quot;X&quot;;&quot;&quot;)">
            <text:p/>
          </table:table-cell>
          <table:table-cell table:formula="of:=IF(AND([.AJ$1]&gt;=[.$D17];[.AJ$1]&lt;=[.$E17]);&quot;X&quot;;&quot;&quot;)">
            <text:p/>
          </table:table-cell>
          <table:table-cell table:formula="of:=IF(AND([.AK$1]&gt;=[.$D17];[.AK$1]&lt;=[.$E17]);&quot;X&quot;;&quot;&quot;)">
            <text:p/>
          </table:table-cell>
          <table:table-cell table:formula="of:=IF(AND([.AL$1]&gt;=[.$D17];[.AL$1]&lt;=[.$E17]);&quot;X&quot;;&quot;&quot;)">
            <text:p/>
          </table:table-cell>
          <table:table-cell table:formula="of:=IF(AND([.AM$1]&gt;=[.$D17];[.AM$1]&lt;=[.$E17]);&quot;X&quot;;&quot;&quot;)">
            <text:p/>
          </table:table-cell>
          <table:table-cell table:formula="of:=IF(AND([.AN$1]&gt;=[.$D17];[.AN$1]&lt;=[.$E17]);&quot;X&quot;;&quot;&quot;)">
            <text:p/>
          </table:table-cell>
          <table:table-cell table:formula="of:=IF(AND([.AO$1]&gt;=[.$D17];[.AO$1]&lt;=[.$E17]);&quot;X&quot;;&quot;&quot;)">
            <text:p/>
          </table:table-cell>
          <table:table-cell table:formula="of:=IF(AND([.AP$1]&gt;=[.$D17];[.AP$1]&lt;=[.$E17]);&quot;X&quot;;&quot;&quot;)">
            <text:p/>
          </table:table-cell>
          <table:table-cell table:formula="of:=IF(AND([.AQ$1]&gt;=[.$D17];[.AQ$1]&lt;=[.$E17]);&quot;X&quot;;&quot;&quot;)">
            <text:p/>
          </table:table-cell>
          <table:table-cell table:formula="of:=IF(AND([.AR$1]&gt;=[.$D17];[.AR$1]&lt;=[.$E17]);&quot;X&quot;;&quot;&quot;)">
            <text:p/>
          </table:table-cell>
          <table:table-cell table:formula="of:=IF(AND([.AS$1]&gt;=[.$D17];[.AS$1]&lt;=[.$E17]);&quot;X&quot;;&quot;&quot;)">
            <text:p/>
          </table:table-cell>
          <table:table-cell table:formula="of:=IF(AND([.AT$1]&gt;=[.$D17];[.AT$1]&lt;=[.$E17]);&quot;X&quot;;&quot;&quot;)">
            <text:p/>
          </table:table-cell>
          <table:table-cell table:formula="of:=IF(AND([.AU$1]&gt;=[.$D17];[.AU$1]&lt;=[.$E17]);&quot;X&quot;;&quot;&quot;)">
            <text:p/>
          </table:table-cell>
          <table:table-cell table:formula="of:=IF(AND([.AV$1]&gt;=[.$D17];[.AV$1]&lt;=[.$E17]);&quot;X&quot;;&quot;&quot;)">
            <text:p/>
          </table:table-cell>
          <table:table-cell table:formula="of:=IF(AND([.AW$1]&gt;=[.$D17];[.AW$1]&lt;=[.$E17]);&quot;X&quot;;&quot;&quot;)">
            <text:p/>
          </table:table-cell>
          <table:table-cell table:formula="of:=IF(AND([.AX$1]&gt;=[.$D17];[.AX$1]&lt;=[.$E17]);&quot;X&quot;;&quot;&quot;)">
            <text:p/>
          </table:table-cell>
          <table:table-cell table:formula="of:=IF(AND([.AY$1]&gt;=[.$D17];[.AY$1]&lt;=[.$E17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egrated DT Prototype Assembly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Lead Thermo Eng Soft Eng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table:formula="of:=VLOOKUP([.J18];[.$A$2:.$B$35];2)" office:value-type="float" office:value="16" calcext:value-type="float">
            <text:p>16</text:p>
          </table:table-cell>
          <table:table-cell table:formula="of:=IF(AND([.L$1]&gt;=[.$D18];[.L$1]&lt;=[.$E18]);&quot;X&quot;;&quot;&quot;)">
            <text:p/>
          </table:table-cell>
          <table:table-cell table:formula="of:=IF(AND([.M$1]&gt;=[.$D18];[.M$1]&lt;=[.$E18]);&quot;X&quot;;&quot;&quot;)">
            <text:p/>
          </table:table-cell>
          <table:table-cell table:formula="of:=IF(AND([.N$1]&gt;=[.$D18];[.N$1]&lt;=[.$E18]);&quot;X&quot;;&quot;&quot;)">
            <text:p/>
          </table:table-cell>
          <table:table-cell table:formula="of:=IF(AND([.O$1]&gt;=[.$D18];[.O$1]&lt;=[.$E18]);&quot;X&quot;;&quot;&quot;)">
            <text:p/>
          </table:table-cell>
          <table:table-cell table:formula="of:=IF(AND([.P$1]&gt;=[.$D18];[.P$1]&lt;=[.$E18]);&quot;X&quot;;&quot;&quot;)">
            <text:p/>
          </table:table-cell>
          <table:table-cell table:formula="of:=IF(AND([.Q$1]&gt;=[.$D18];[.Q$1]&lt;=[.$E18]);&quot;X&quot;;&quot;&quot;)">
            <text:p/>
          </table:table-cell>
          <table:table-cell table:formula="of:=IF(AND([.R$1]&gt;=[.$D18];[.R$1]&lt;=[.$E18]);&quot;X&quot;;&quot;&quot;)">
            <text:p/>
          </table:table-cell>
          <table:table-cell table:formula="of:=IF(AND([.S$1]&gt;=[.$D18];[.S$1]&lt;=[.$E18]);&quot;X&quot;;&quot;&quot;)">
            <text:p/>
          </table:table-cell>
          <table:table-cell table:formula="of:=IF(AND([.T$1]&gt;=[.$D18];[.T$1]&lt;=[.$E18]);&quot;X&quot;;&quot;&quot;)">
            <text:p/>
          </table:table-cell>
          <table:table-cell table:formula="of:=IF(AND([.U$1]&gt;=[.$D18];[.U$1]&lt;=[.$E18]);&quot;X&quot;;&quot;&quot;)">
            <text:p/>
          </table:table-cell>
          <table:table-cell table:formula="of:=IF(AND([.V$1]&gt;=[.$D18];[.V$1]&lt;=[.$E18]);&quot;X&quot;;&quot;&quot;)">
            <text:p/>
          </table:table-cell>
          <table:table-cell table:formula="of:=IF(AND([.W$1]&gt;=[.$D18];[.W$1]&lt;=[.$E18]);&quot;X&quot;;&quot;&quot;)">
            <text:p/>
          </table:table-cell>
          <table:table-cell table:formula="of:=IF(AND([.X$1]&gt;=[.$D18];[.X$1]&lt;=[.$E18]);&quot;X&quot;;&quot;&quot;)">
            <text:p/>
          </table:table-cell>
          <table:table-cell table:formula="of:=IF(AND([.Y$1]&gt;=[.$D18];[.Y$1]&lt;=[.$E18]);&quot;X&quot;;&quot;&quot;)">
            <text:p/>
          </table:table-cell>
          <table:table-cell table:formula="of:=IF(AND([.Z$1]&gt;=[.$D18];[.Z$1]&lt;=[.$E18]);&quot;X&quot;;&quot;&quot;)">
            <text:p/>
          </table:table-cell>
          <table:table-cell table:formula="of:=IF(AND([.AA$1]&gt;=[.$D18];[.AA$1]&lt;=[.$E18]);&quot;X&quot;;&quot;&quot;)" office:value-type="string" office:string-value="X" calcext:value-type="string">
            <text:p>X</text:p>
          </table:table-cell>
          <table:table-cell table:formula="of:=IF(AND([.AB$1]&gt;=[.$D18];[.AB$1]&lt;=[.$E18]);&quot;X&quot;;&quot;&quot;)" office:value-type="string" office:string-value="X" calcext:value-type="string">
            <text:p>X</text:p>
          </table:table-cell>
          <table:table-cell table:formula="of:=IF(AND([.AC$1]&gt;=[.$D18];[.AC$1]&lt;=[.$E18]);&quot;X&quot;;&quot;&quot;)" office:value-type="string" office:string-value="X" calcext:value-type="string">
            <text:p>X</text:p>
          </table:table-cell>
          <table:table-cell table:formula="of:=IF(AND([.AD$1]&gt;=[.$D18];[.AD$1]&lt;=[.$E18]);&quot;X&quot;;&quot;&quot;)">
            <text:p/>
          </table:table-cell>
          <table:table-cell table:formula="of:=IF(AND([.AE$1]&gt;=[.$D18];[.AE$1]&lt;=[.$E18]);&quot;X&quot;;&quot;&quot;)">
            <text:p/>
          </table:table-cell>
          <table:table-cell table:formula="of:=IF(AND([.AF$1]&gt;=[.$D18];[.AF$1]&lt;=[.$E18]);&quot;X&quot;;&quot;&quot;)">
            <text:p/>
          </table:table-cell>
          <table:table-cell table:formula="of:=IF(AND([.AG$1]&gt;=[.$D18];[.AG$1]&lt;=[.$E18]);&quot;X&quot;;&quot;&quot;)">
            <text:p/>
          </table:table-cell>
          <table:table-cell table:formula="of:=IF(AND([.AH$1]&gt;=[.$D18];[.AH$1]&lt;=[.$E18]);&quot;X&quot;;&quot;&quot;)">
            <text:p/>
          </table:table-cell>
          <table:table-cell table:formula="of:=IF(AND([.AI$1]&gt;=[.$D18];[.AI$1]&lt;=[.$E18]);&quot;X&quot;;&quot;&quot;)">
            <text:p/>
          </table:table-cell>
          <table:table-cell table:formula="of:=IF(AND([.AJ$1]&gt;=[.$D18];[.AJ$1]&lt;=[.$E18]);&quot;X&quot;;&quot;&quot;)">
            <text:p/>
          </table:table-cell>
          <table:table-cell table:formula="of:=IF(AND([.AK$1]&gt;=[.$D18];[.AK$1]&lt;=[.$E18]);&quot;X&quot;;&quot;&quot;)">
            <text:p/>
          </table:table-cell>
          <table:table-cell table:formula="of:=IF(AND([.AL$1]&gt;=[.$D18];[.AL$1]&lt;=[.$E18]);&quot;X&quot;;&quot;&quot;)">
            <text:p/>
          </table:table-cell>
          <table:table-cell table:formula="of:=IF(AND([.AM$1]&gt;=[.$D18];[.AM$1]&lt;=[.$E18]);&quot;X&quot;;&quot;&quot;)">
            <text:p/>
          </table:table-cell>
          <table:table-cell table:formula="of:=IF(AND([.AN$1]&gt;=[.$D18];[.AN$1]&lt;=[.$E18]);&quot;X&quot;;&quot;&quot;)">
            <text:p/>
          </table:table-cell>
          <table:table-cell table:formula="of:=IF(AND([.AO$1]&gt;=[.$D18];[.AO$1]&lt;=[.$E18]);&quot;X&quot;;&quot;&quot;)">
            <text:p/>
          </table:table-cell>
          <table:table-cell table:formula="of:=IF(AND([.AP$1]&gt;=[.$D18];[.AP$1]&lt;=[.$E18]);&quot;X&quot;;&quot;&quot;)">
            <text:p/>
          </table:table-cell>
          <table:table-cell table:formula="of:=IF(AND([.AQ$1]&gt;=[.$D18];[.AQ$1]&lt;=[.$E18]);&quot;X&quot;;&quot;&quot;)">
            <text:p/>
          </table:table-cell>
          <table:table-cell table:formula="of:=IF(AND([.AR$1]&gt;=[.$D18];[.AR$1]&lt;=[.$E18]);&quot;X&quot;;&quot;&quot;)">
            <text:p/>
          </table:table-cell>
          <table:table-cell table:formula="of:=IF(AND([.AS$1]&gt;=[.$D18];[.AS$1]&lt;=[.$E18]);&quot;X&quot;;&quot;&quot;)">
            <text:p/>
          </table:table-cell>
          <table:table-cell table:formula="of:=IF(AND([.AT$1]&gt;=[.$D18];[.AT$1]&lt;=[.$E18]);&quot;X&quot;;&quot;&quot;)">
            <text:p/>
          </table:table-cell>
          <table:table-cell table:formula="of:=IF(AND([.AU$1]&gt;=[.$D18];[.AU$1]&lt;=[.$E18]);&quot;X&quot;;&quot;&quot;)">
            <text:p/>
          </table:table-cell>
          <table:table-cell table:formula="of:=IF(AND([.AV$1]&gt;=[.$D18];[.AV$1]&lt;=[.$E18]);&quot;X&quot;;&quot;&quot;)">
            <text:p/>
          </table:table-cell>
          <table:table-cell table:formula="of:=IF(AND([.AW$1]&gt;=[.$D18];[.AW$1]&lt;=[.$E18]);&quot;X&quot;;&quot;&quot;)">
            <text:p/>
          </table:table-cell>
          <table:table-cell table:formula="of:=IF(AND([.AX$1]&gt;=[.$D18];[.AX$1]&lt;=[.$E18]);&quot;X&quot;;&quot;&quot;)">
            <text:p/>
          </table:table-cell>
          <table:table-cell table:formula="of:=IF(AND([.AY$1]&gt;=[.$D18];[.AY$1]&lt;=[.$E18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rformance Regime Clustering &amp; Tuning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ad ML/AI Scientist</text:p>
          </table:table-cell>
          <table:table-cell office:value-type="string" calcext:value-type="string">
            <text:p>Data Engineer Lead Thermo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VLOOKUP([.J19];[.$A$2:.$B$35];2)" office:value-type="float" office:value="17" calcext:value-type="float">
            <text:p>17</text:p>
          </table:table-cell>
          <table:table-cell table:formula="of:=IF(AND([.L$1]&gt;=[.$D19];[.L$1]&lt;=[.$E19]);&quot;X&quot;;&quot;&quot;)">
            <text:p/>
          </table:table-cell>
          <table:table-cell table:formula="of:=IF(AND([.M$1]&gt;=[.$D19];[.M$1]&lt;=[.$E19]);&quot;X&quot;;&quot;&quot;)">
            <text:p/>
          </table:table-cell>
          <table:table-cell table:formula="of:=IF(AND([.N$1]&gt;=[.$D19];[.N$1]&lt;=[.$E19]);&quot;X&quot;;&quot;&quot;)">
            <text:p/>
          </table:table-cell>
          <table:table-cell table:formula="of:=IF(AND([.O$1]&gt;=[.$D19];[.O$1]&lt;=[.$E19]);&quot;X&quot;;&quot;&quot;)">
            <text:p/>
          </table:table-cell>
          <table:table-cell table:formula="of:=IF(AND([.P$1]&gt;=[.$D19];[.P$1]&lt;=[.$E19]);&quot;X&quot;;&quot;&quot;)">
            <text:p/>
          </table:table-cell>
          <table:table-cell table:formula="of:=IF(AND([.Q$1]&gt;=[.$D19];[.Q$1]&lt;=[.$E19]);&quot;X&quot;;&quot;&quot;)">
            <text:p/>
          </table:table-cell>
          <table:table-cell table:formula="of:=IF(AND([.R$1]&gt;=[.$D19];[.R$1]&lt;=[.$E19]);&quot;X&quot;;&quot;&quot;)">
            <text:p/>
          </table:table-cell>
          <table:table-cell table:formula="of:=IF(AND([.S$1]&gt;=[.$D19];[.S$1]&lt;=[.$E19]);&quot;X&quot;;&quot;&quot;)">
            <text:p/>
          </table:table-cell>
          <table:table-cell table:formula="of:=IF(AND([.T$1]&gt;=[.$D19];[.T$1]&lt;=[.$E19]);&quot;X&quot;;&quot;&quot;)">
            <text:p/>
          </table:table-cell>
          <table:table-cell table:formula="of:=IF(AND([.U$1]&gt;=[.$D19];[.U$1]&lt;=[.$E19]);&quot;X&quot;;&quot;&quot;)">
            <text:p/>
          </table:table-cell>
          <table:table-cell table:formula="of:=IF(AND([.V$1]&gt;=[.$D19];[.V$1]&lt;=[.$E19]);&quot;X&quot;;&quot;&quot;)">
            <text:p/>
          </table:table-cell>
          <table:table-cell table:formula="of:=IF(AND([.W$1]&gt;=[.$D19];[.W$1]&lt;=[.$E19]);&quot;X&quot;;&quot;&quot;)">
            <text:p/>
          </table:table-cell>
          <table:table-cell table:formula="of:=IF(AND([.X$1]&gt;=[.$D19];[.X$1]&lt;=[.$E19]);&quot;X&quot;;&quot;&quot;)">
            <text:p/>
          </table:table-cell>
          <table:table-cell table:formula="of:=IF(AND([.Y$1]&gt;=[.$D19];[.Y$1]&lt;=[.$E19]);&quot;X&quot;;&quot;&quot;)">
            <text:p/>
          </table:table-cell>
          <table:table-cell table:formula="of:=IF(AND([.Z$1]&gt;=[.$D19];[.Z$1]&lt;=[.$E19]);&quot;X&quot;;&quot;&quot;)">
            <text:p/>
          </table:table-cell>
          <table:table-cell table:formula="of:=IF(AND([.AA$1]&gt;=[.$D19];[.AA$1]&lt;=[.$E19]);&quot;X&quot;;&quot;&quot;)">
            <text:p/>
          </table:table-cell>
          <table:table-cell table:formula="of:=IF(AND([.AB$1]&gt;=[.$D19];[.AB$1]&lt;=[.$E19]);&quot;X&quot;;&quot;&quot;)" office:value-type="string" office:string-value="X" calcext:value-type="string">
            <text:p>X</text:p>
          </table:table-cell>
          <table:table-cell table:formula="of:=IF(AND([.AC$1]&gt;=[.$D19];[.AC$1]&lt;=[.$E19]);&quot;X&quot;;&quot;&quot;)" office:value-type="string" office:string-value="X" calcext:value-type="string">
            <text:p>X</text:p>
          </table:table-cell>
          <table:table-cell table:formula="of:=IF(AND([.AD$1]&gt;=[.$D19];[.AD$1]&lt;=[.$E19]);&quot;X&quot;;&quot;&quot;)">
            <text:p/>
          </table:table-cell>
          <table:table-cell table:formula="of:=IF(AND([.AE$1]&gt;=[.$D19];[.AE$1]&lt;=[.$E19]);&quot;X&quot;;&quot;&quot;)">
            <text:p/>
          </table:table-cell>
          <table:table-cell table:formula="of:=IF(AND([.AF$1]&gt;=[.$D19];[.AF$1]&lt;=[.$E19]);&quot;X&quot;;&quot;&quot;)">
            <text:p/>
          </table:table-cell>
          <table:table-cell table:formula="of:=IF(AND([.AG$1]&gt;=[.$D19];[.AG$1]&lt;=[.$E19]);&quot;X&quot;;&quot;&quot;)">
            <text:p/>
          </table:table-cell>
          <table:table-cell table:formula="of:=IF(AND([.AH$1]&gt;=[.$D19];[.AH$1]&lt;=[.$E19]);&quot;X&quot;;&quot;&quot;)">
            <text:p/>
          </table:table-cell>
          <table:table-cell table:formula="of:=IF(AND([.AI$1]&gt;=[.$D19];[.AI$1]&lt;=[.$E19]);&quot;X&quot;;&quot;&quot;)">
            <text:p/>
          </table:table-cell>
          <table:table-cell table:formula="of:=IF(AND([.AJ$1]&gt;=[.$D19];[.AJ$1]&lt;=[.$E19]);&quot;X&quot;;&quot;&quot;)">
            <text:p/>
          </table:table-cell>
          <table:table-cell table:formula="of:=IF(AND([.AK$1]&gt;=[.$D19];[.AK$1]&lt;=[.$E19]);&quot;X&quot;;&quot;&quot;)">
            <text:p/>
          </table:table-cell>
          <table:table-cell table:formula="of:=IF(AND([.AL$1]&gt;=[.$D19];[.AL$1]&lt;=[.$E19]);&quot;X&quot;;&quot;&quot;)">
            <text:p/>
          </table:table-cell>
          <table:table-cell table:formula="of:=IF(AND([.AM$1]&gt;=[.$D19];[.AM$1]&lt;=[.$E19]);&quot;X&quot;;&quot;&quot;)">
            <text:p/>
          </table:table-cell>
          <table:table-cell table:formula="of:=IF(AND([.AN$1]&gt;=[.$D19];[.AN$1]&lt;=[.$E19]);&quot;X&quot;;&quot;&quot;)">
            <text:p/>
          </table:table-cell>
          <table:table-cell table:formula="of:=IF(AND([.AO$1]&gt;=[.$D19];[.AO$1]&lt;=[.$E19]);&quot;X&quot;;&quot;&quot;)">
            <text:p/>
          </table:table-cell>
          <table:table-cell table:formula="of:=IF(AND([.AP$1]&gt;=[.$D19];[.AP$1]&lt;=[.$E19]);&quot;X&quot;;&quot;&quot;)">
            <text:p/>
          </table:table-cell>
          <table:table-cell table:formula="of:=IF(AND([.AQ$1]&gt;=[.$D19];[.AQ$1]&lt;=[.$E19]);&quot;X&quot;;&quot;&quot;)">
            <text:p/>
          </table:table-cell>
          <table:table-cell table:formula="of:=IF(AND([.AR$1]&gt;=[.$D19];[.AR$1]&lt;=[.$E19]);&quot;X&quot;;&quot;&quot;)">
            <text:p/>
          </table:table-cell>
          <table:table-cell table:formula="of:=IF(AND([.AS$1]&gt;=[.$D19];[.AS$1]&lt;=[.$E19]);&quot;X&quot;;&quot;&quot;)">
            <text:p/>
          </table:table-cell>
          <table:table-cell table:formula="of:=IF(AND([.AT$1]&gt;=[.$D19];[.AT$1]&lt;=[.$E19]);&quot;X&quot;;&quot;&quot;)">
            <text:p/>
          </table:table-cell>
          <table:table-cell table:formula="of:=IF(AND([.AU$1]&gt;=[.$D19];[.AU$1]&lt;=[.$E19]);&quot;X&quot;;&quot;&quot;)">
            <text:p/>
          </table:table-cell>
          <table:table-cell table:formula="of:=IF(AND([.AV$1]&gt;=[.$D19];[.AV$1]&lt;=[.$E19]);&quot;X&quot;;&quot;&quot;)">
            <text:p/>
          </table:table-cell>
          <table:table-cell table:formula="of:=IF(AND([.AW$1]&gt;=[.$D19];[.AW$1]&lt;=[.$E19]);&quot;X&quot;;&quot;&quot;)">
            <text:p/>
          </table:table-cell>
          <table:table-cell table:formula="of:=IF(AND([.AX$1]&gt;=[.$D19];[.AX$1]&lt;=[.$E19]);&quot;X&quot;;&quot;&quot;)">
            <text:p/>
          </table:table-cell>
          <table:table-cell table:formula="of:=IF(AND([.AY$1]&gt;=[.$D19];[.AY$1]&lt;=[.$E19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otype Testing &amp; Validation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A Lead</text:p>
          </table:table-cell>
          <table:table-cell office:value-type="string" calcext:value-type="string">
            <text:p>Lead Thermo Eng QA Te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3 3.4</text:p>
          </table:table-cell>
          <table:table-cell office:value-type="string" calcext:value-type="string">
            <text:p>18,19</text:p>
          </table:table-cell>
          <table:table-cell table:formula="of:=IF(AND([.L$1]&gt;=[.$D20];[.L$1]&lt;=[.$E20]);&quot;X&quot;;&quot;&quot;)">
            <text:p/>
          </table:table-cell>
          <table:table-cell table:formula="of:=IF(AND([.M$1]&gt;=[.$D20];[.M$1]&lt;=[.$E20]);&quot;X&quot;;&quot;&quot;)">
            <text:p/>
          </table:table-cell>
          <table:table-cell table:formula="of:=IF(AND([.N$1]&gt;=[.$D20];[.N$1]&lt;=[.$E20]);&quot;X&quot;;&quot;&quot;)">
            <text:p/>
          </table:table-cell>
          <table:table-cell table:formula="of:=IF(AND([.O$1]&gt;=[.$D20];[.O$1]&lt;=[.$E20]);&quot;X&quot;;&quot;&quot;)">
            <text:p/>
          </table:table-cell>
          <table:table-cell table:formula="of:=IF(AND([.P$1]&gt;=[.$D20];[.P$1]&lt;=[.$E20]);&quot;X&quot;;&quot;&quot;)">
            <text:p/>
          </table:table-cell>
          <table:table-cell table:formula="of:=IF(AND([.Q$1]&gt;=[.$D20];[.Q$1]&lt;=[.$E20]);&quot;X&quot;;&quot;&quot;)">
            <text:p/>
          </table:table-cell>
          <table:table-cell table:formula="of:=IF(AND([.R$1]&gt;=[.$D20];[.R$1]&lt;=[.$E20]);&quot;X&quot;;&quot;&quot;)">
            <text:p/>
          </table:table-cell>
          <table:table-cell table:formula="of:=IF(AND([.S$1]&gt;=[.$D20];[.S$1]&lt;=[.$E20]);&quot;X&quot;;&quot;&quot;)">
            <text:p/>
          </table:table-cell>
          <table:table-cell table:formula="of:=IF(AND([.T$1]&gt;=[.$D20];[.T$1]&lt;=[.$E20]);&quot;X&quot;;&quot;&quot;)">
            <text:p/>
          </table:table-cell>
          <table:table-cell table:formula="of:=IF(AND([.U$1]&gt;=[.$D20];[.U$1]&lt;=[.$E20]);&quot;X&quot;;&quot;&quot;)">
            <text:p/>
          </table:table-cell>
          <table:table-cell table:formula="of:=IF(AND([.V$1]&gt;=[.$D20];[.V$1]&lt;=[.$E20]);&quot;X&quot;;&quot;&quot;)">
            <text:p/>
          </table:table-cell>
          <table:table-cell table:formula="of:=IF(AND([.W$1]&gt;=[.$D20];[.W$1]&lt;=[.$E20]);&quot;X&quot;;&quot;&quot;)">
            <text:p/>
          </table:table-cell>
          <table:table-cell table:formula="of:=IF(AND([.X$1]&gt;=[.$D20];[.X$1]&lt;=[.$E20]);&quot;X&quot;;&quot;&quot;)">
            <text:p/>
          </table:table-cell>
          <table:table-cell table:formula="of:=IF(AND([.Y$1]&gt;=[.$D20];[.Y$1]&lt;=[.$E20]);&quot;X&quot;;&quot;&quot;)">
            <text:p/>
          </table:table-cell>
          <table:table-cell table:formula="of:=IF(AND([.Z$1]&gt;=[.$D20];[.Z$1]&lt;=[.$E20]);&quot;X&quot;;&quot;&quot;)">
            <text:p/>
          </table:table-cell>
          <table:table-cell table:formula="of:=IF(AND([.AA$1]&gt;=[.$D20];[.AA$1]&lt;=[.$E20]);&quot;X&quot;;&quot;&quot;)">
            <text:p/>
          </table:table-cell>
          <table:table-cell table:formula="of:=IF(AND([.AB$1]&gt;=[.$D20];[.AB$1]&lt;=[.$E20]);&quot;X&quot;;&quot;&quot;)" office:value-type="string" office:string-value="X" calcext:value-type="string">
            <text:p>X</text:p>
          </table:table-cell>
          <table:table-cell table:formula="of:=IF(AND([.AC$1]&gt;=[.$D20];[.AC$1]&lt;=[.$E20]);&quot;X&quot;;&quot;&quot;)" office:value-type="string" office:string-value="X" calcext:value-type="string">
            <text:p>X</text:p>
          </table:table-cell>
          <table:table-cell table:formula="of:=IF(AND([.AD$1]&gt;=[.$D20];[.AD$1]&lt;=[.$E20]);&quot;X&quot;;&quot;&quot;)" office:value-type="string" office:string-value="X" calcext:value-type="string">
            <text:p>X</text:p>
          </table:table-cell>
          <table:table-cell table:formula="of:=IF(AND([.AE$1]&gt;=[.$D20];[.AE$1]&lt;=[.$E20]);&quot;X&quot;;&quot;&quot;)">
            <text:p/>
          </table:table-cell>
          <table:table-cell table:formula="of:=IF(AND([.AF$1]&gt;=[.$D20];[.AF$1]&lt;=[.$E20]);&quot;X&quot;;&quot;&quot;)">
            <text:p/>
          </table:table-cell>
          <table:table-cell table:formula="of:=IF(AND([.AG$1]&gt;=[.$D20];[.AG$1]&lt;=[.$E20]);&quot;X&quot;;&quot;&quot;)">
            <text:p/>
          </table:table-cell>
          <table:table-cell table:formula="of:=IF(AND([.AH$1]&gt;=[.$D20];[.AH$1]&lt;=[.$E20]);&quot;X&quot;;&quot;&quot;)">
            <text:p/>
          </table:table-cell>
          <table:table-cell table:formula="of:=IF(AND([.AI$1]&gt;=[.$D20];[.AI$1]&lt;=[.$E20]);&quot;X&quot;;&quot;&quot;)">
            <text:p/>
          </table:table-cell>
          <table:table-cell table:formula="of:=IF(AND([.AJ$1]&gt;=[.$D20];[.AJ$1]&lt;=[.$E20]);&quot;X&quot;;&quot;&quot;)">
            <text:p/>
          </table:table-cell>
          <table:table-cell table:formula="of:=IF(AND([.AK$1]&gt;=[.$D20];[.AK$1]&lt;=[.$E20]);&quot;X&quot;;&quot;&quot;)">
            <text:p/>
          </table:table-cell>
          <table:table-cell table:formula="of:=IF(AND([.AL$1]&gt;=[.$D20];[.AL$1]&lt;=[.$E20]);&quot;X&quot;;&quot;&quot;)">
            <text:p/>
          </table:table-cell>
          <table:table-cell table:formula="of:=IF(AND([.AM$1]&gt;=[.$D20];[.AM$1]&lt;=[.$E20]);&quot;X&quot;;&quot;&quot;)">
            <text:p/>
          </table:table-cell>
          <table:table-cell table:formula="of:=IF(AND([.AN$1]&gt;=[.$D20];[.AN$1]&lt;=[.$E20]);&quot;X&quot;;&quot;&quot;)">
            <text:p/>
          </table:table-cell>
          <table:table-cell table:formula="of:=IF(AND([.AO$1]&gt;=[.$D20];[.AO$1]&lt;=[.$E20]);&quot;X&quot;;&quot;&quot;)">
            <text:p/>
          </table:table-cell>
          <table:table-cell table:formula="of:=IF(AND([.AP$1]&gt;=[.$D20];[.AP$1]&lt;=[.$E20]);&quot;X&quot;;&quot;&quot;)">
            <text:p/>
          </table:table-cell>
          <table:table-cell table:formula="of:=IF(AND([.AQ$1]&gt;=[.$D20];[.AQ$1]&lt;=[.$E20]);&quot;X&quot;;&quot;&quot;)">
            <text:p/>
          </table:table-cell>
          <table:table-cell table:formula="of:=IF(AND([.AR$1]&gt;=[.$D20];[.AR$1]&lt;=[.$E20]);&quot;X&quot;;&quot;&quot;)">
            <text:p/>
          </table:table-cell>
          <table:table-cell table:formula="of:=IF(AND([.AS$1]&gt;=[.$D20];[.AS$1]&lt;=[.$E20]);&quot;X&quot;;&quot;&quot;)">
            <text:p/>
          </table:table-cell>
          <table:table-cell table:formula="of:=IF(AND([.AT$1]&gt;=[.$D20];[.AT$1]&lt;=[.$E20]);&quot;X&quot;;&quot;&quot;)">
            <text:p/>
          </table:table-cell>
          <table:table-cell table:formula="of:=IF(AND([.AU$1]&gt;=[.$D20];[.AU$1]&lt;=[.$E20]);&quot;X&quot;;&quot;&quot;)">
            <text:p/>
          </table:table-cell>
          <table:table-cell table:formula="of:=IF(AND([.AV$1]&gt;=[.$D20];[.AV$1]&lt;=[.$E20]);&quot;X&quot;;&quot;&quot;)">
            <text:p/>
          </table:table-cell>
          <table:table-cell table:formula="of:=IF(AND([.AW$1]&gt;=[.$D20];[.AW$1]&lt;=[.$E20]);&quot;X&quot;;&quot;&quot;)">
            <text:p/>
          </table:table-cell>
          <table:table-cell table:formula="of:=IF(AND([.AX$1]&gt;=[.$D20];[.AX$1]&lt;=[.$E20]);&quot;X&quot;;&quot;&quot;)">
            <text:p/>
          </table:table-cell>
          <table:table-cell table:formula="of:=IF(AND([.AY$1]&gt;=[.$D20];[.AY$1]&lt;=[.$E20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A &amp; Process Documentation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A Lead</text:p>
          </table:table-cell>
          <table:table-cell office:value-type="string" calcext:value-type="string">
            <text:p>PM Technical Writers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VLOOKUP([.J21];[.$A$2:.$B$35];2)" office:value-type="float" office:value="20" calcext:value-type="float">
            <text:p>20</text:p>
          </table:table-cell>
          <table:table-cell table:formula="of:=IF(AND([.L$1]&gt;=[.$D21];[.L$1]&lt;=[.$E21]);&quot;X&quot;;&quot;&quot;)">
            <text:p/>
          </table:table-cell>
          <table:table-cell table:formula="of:=IF(AND([.M$1]&gt;=[.$D21];[.M$1]&lt;=[.$E21]);&quot;X&quot;;&quot;&quot;)">
            <text:p/>
          </table:table-cell>
          <table:table-cell table:formula="of:=IF(AND([.N$1]&gt;=[.$D21];[.N$1]&lt;=[.$E21]);&quot;X&quot;;&quot;&quot;)">
            <text:p/>
          </table:table-cell>
          <table:table-cell table:formula="of:=IF(AND([.O$1]&gt;=[.$D21];[.O$1]&lt;=[.$E21]);&quot;X&quot;;&quot;&quot;)">
            <text:p/>
          </table:table-cell>
          <table:table-cell table:formula="of:=IF(AND([.P$1]&gt;=[.$D21];[.P$1]&lt;=[.$E21]);&quot;X&quot;;&quot;&quot;)">
            <text:p/>
          </table:table-cell>
          <table:table-cell table:formula="of:=IF(AND([.Q$1]&gt;=[.$D21];[.Q$1]&lt;=[.$E21]);&quot;X&quot;;&quot;&quot;)">
            <text:p/>
          </table:table-cell>
          <table:table-cell table:formula="of:=IF(AND([.R$1]&gt;=[.$D21];[.R$1]&lt;=[.$E21]);&quot;X&quot;;&quot;&quot;)">
            <text:p/>
          </table:table-cell>
          <table:table-cell table:formula="of:=IF(AND([.S$1]&gt;=[.$D21];[.S$1]&lt;=[.$E21]);&quot;X&quot;;&quot;&quot;)">
            <text:p/>
          </table:table-cell>
          <table:table-cell table:formula="of:=IF(AND([.T$1]&gt;=[.$D21];[.T$1]&lt;=[.$E21]);&quot;X&quot;;&quot;&quot;)">
            <text:p/>
          </table:table-cell>
          <table:table-cell table:formula="of:=IF(AND([.U$1]&gt;=[.$D21];[.U$1]&lt;=[.$E21]);&quot;X&quot;;&quot;&quot;)">
            <text:p/>
          </table:table-cell>
          <table:table-cell table:formula="of:=IF(AND([.V$1]&gt;=[.$D21];[.V$1]&lt;=[.$E21]);&quot;X&quot;;&quot;&quot;)">
            <text:p/>
          </table:table-cell>
          <table:table-cell table:formula="of:=IF(AND([.W$1]&gt;=[.$D21];[.W$1]&lt;=[.$E21]);&quot;X&quot;;&quot;&quot;)">
            <text:p/>
          </table:table-cell>
          <table:table-cell table:formula="of:=IF(AND([.X$1]&gt;=[.$D21];[.X$1]&lt;=[.$E21]);&quot;X&quot;;&quot;&quot;)">
            <text:p/>
          </table:table-cell>
          <table:table-cell table:formula="of:=IF(AND([.Y$1]&gt;=[.$D21];[.Y$1]&lt;=[.$E21]);&quot;X&quot;;&quot;&quot;)">
            <text:p/>
          </table:table-cell>
          <table:table-cell table:formula="of:=IF(AND([.Z$1]&gt;=[.$D21];[.Z$1]&lt;=[.$E21]);&quot;X&quot;;&quot;&quot;)">
            <text:p/>
          </table:table-cell>
          <table:table-cell table:formula="of:=IF(AND([.AA$1]&gt;=[.$D21];[.AA$1]&lt;=[.$E21]);&quot;X&quot;;&quot;&quot;)">
            <text:p/>
          </table:table-cell>
          <table:table-cell table:formula="of:=IF(AND([.AB$1]&gt;=[.$D21];[.AB$1]&lt;=[.$E21]);&quot;X&quot;;&quot;&quot;)">
            <text:p/>
          </table:table-cell>
          <table:table-cell table:formula="of:=IF(AND([.AC$1]&gt;=[.$D21];[.AC$1]&lt;=[.$E21]);&quot;X&quot;;&quot;&quot;)" office:value-type="string" office:string-value="X" calcext:value-type="string">
            <text:p>X</text:p>
          </table:table-cell>
          <table:table-cell table:formula="of:=IF(AND([.AD$1]&gt;=[.$D21];[.AD$1]&lt;=[.$E21]);&quot;X&quot;;&quot;&quot;)">
            <text:p/>
          </table:table-cell>
          <table:table-cell table:formula="of:=IF(AND([.AE$1]&gt;=[.$D21];[.AE$1]&lt;=[.$E21]);&quot;X&quot;;&quot;&quot;)">
            <text:p/>
          </table:table-cell>
          <table:table-cell table:formula="of:=IF(AND([.AF$1]&gt;=[.$D21];[.AF$1]&lt;=[.$E21]);&quot;X&quot;;&quot;&quot;)">
            <text:p/>
          </table:table-cell>
          <table:table-cell table:formula="of:=IF(AND([.AG$1]&gt;=[.$D21];[.AG$1]&lt;=[.$E21]);&quot;X&quot;;&quot;&quot;)">
            <text:p/>
          </table:table-cell>
          <table:table-cell table:formula="of:=IF(AND([.AH$1]&gt;=[.$D21];[.AH$1]&lt;=[.$E21]);&quot;X&quot;;&quot;&quot;)">
            <text:p/>
          </table:table-cell>
          <table:table-cell table:formula="of:=IF(AND([.AI$1]&gt;=[.$D21];[.AI$1]&lt;=[.$E21]);&quot;X&quot;;&quot;&quot;)">
            <text:p/>
          </table:table-cell>
          <table:table-cell table:formula="of:=IF(AND([.AJ$1]&gt;=[.$D21];[.AJ$1]&lt;=[.$E21]);&quot;X&quot;;&quot;&quot;)">
            <text:p/>
          </table:table-cell>
          <table:table-cell table:formula="of:=IF(AND([.AK$1]&gt;=[.$D21];[.AK$1]&lt;=[.$E21]);&quot;X&quot;;&quot;&quot;)">
            <text:p/>
          </table:table-cell>
          <table:table-cell table:formula="of:=IF(AND([.AL$1]&gt;=[.$D21];[.AL$1]&lt;=[.$E21]);&quot;X&quot;;&quot;&quot;)">
            <text:p/>
          </table:table-cell>
          <table:table-cell table:formula="of:=IF(AND([.AM$1]&gt;=[.$D21];[.AM$1]&lt;=[.$E21]);&quot;X&quot;;&quot;&quot;)">
            <text:p/>
          </table:table-cell>
          <table:table-cell table:formula="of:=IF(AND([.AN$1]&gt;=[.$D21];[.AN$1]&lt;=[.$E21]);&quot;X&quot;;&quot;&quot;)">
            <text:p/>
          </table:table-cell>
          <table:table-cell table:formula="of:=IF(AND([.AO$1]&gt;=[.$D21];[.AO$1]&lt;=[.$E21]);&quot;X&quot;;&quot;&quot;)">
            <text:p/>
          </table:table-cell>
          <table:table-cell table:formula="of:=IF(AND([.AP$1]&gt;=[.$D21];[.AP$1]&lt;=[.$E21]);&quot;X&quot;;&quot;&quot;)">
            <text:p/>
          </table:table-cell>
          <table:table-cell table:formula="of:=IF(AND([.AQ$1]&gt;=[.$D21];[.AQ$1]&lt;=[.$E21]);&quot;X&quot;;&quot;&quot;)">
            <text:p/>
          </table:table-cell>
          <table:table-cell table:formula="of:=IF(AND([.AR$1]&gt;=[.$D21];[.AR$1]&lt;=[.$E21]);&quot;X&quot;;&quot;&quot;)">
            <text:p/>
          </table:table-cell>
          <table:table-cell table:formula="of:=IF(AND([.AS$1]&gt;=[.$D21];[.AS$1]&lt;=[.$E21]);&quot;X&quot;;&quot;&quot;)">
            <text:p/>
          </table:table-cell>
          <table:table-cell table:formula="of:=IF(AND([.AT$1]&gt;=[.$D21];[.AT$1]&lt;=[.$E21]);&quot;X&quot;;&quot;&quot;)">
            <text:p/>
          </table:table-cell>
          <table:table-cell table:formula="of:=IF(AND([.AU$1]&gt;=[.$D21];[.AU$1]&lt;=[.$E21]);&quot;X&quot;;&quot;&quot;)">
            <text:p/>
          </table:table-cell>
          <table:table-cell table:formula="of:=IF(AND([.AV$1]&gt;=[.$D21];[.AV$1]&lt;=[.$E21]);&quot;X&quot;;&quot;&quot;)">
            <text:p/>
          </table:table-cell>
          <table:table-cell table:formula="of:=IF(AND([.AW$1]&gt;=[.$D21];[.AW$1]&lt;=[.$E21]);&quot;X&quot;;&quot;&quot;)">
            <text:p/>
          </table:table-cell>
          <table:table-cell table:formula="of:=IF(AND([.AX$1]&gt;=[.$D21];[.AX$1]&lt;=[.$E21]);&quot;X&quot;;&quot;&quot;)">
            <text:p/>
          </table:table-cell>
          <table:table-cell table:formula="of:=IF(AND([.AY$1]&gt;=[.$D21];[.AY$1]&lt;=[.$E21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DD &amp; Critical Design Review (CDR)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stems Engineer</text:p>
          </table:table-cell>
          <table:table-cell office:value-type="string" calcext:value-type="string">
            <text:p>PM All Leads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table:formula="of:=VLOOKUP([.J22];[.$A$2:.$B$35];2)" office:value-type="float" office:value="21" calcext:value-type="float">
            <text:p>21</text:p>
          </table:table-cell>
          <table:table-cell table:formula="of:=IF(AND([.L$1]&gt;=[.$D22];[.L$1]&lt;=[.$E22]);&quot;X&quot;;&quot;&quot;)">
            <text:p/>
          </table:table-cell>
          <table:table-cell table:formula="of:=IF(AND([.M$1]&gt;=[.$D22];[.M$1]&lt;=[.$E22]);&quot;X&quot;;&quot;&quot;)">
            <text:p/>
          </table:table-cell>
          <table:table-cell table:formula="of:=IF(AND([.N$1]&gt;=[.$D22];[.N$1]&lt;=[.$E22]);&quot;X&quot;;&quot;&quot;)">
            <text:p/>
          </table:table-cell>
          <table:table-cell table:formula="of:=IF(AND([.O$1]&gt;=[.$D22];[.O$1]&lt;=[.$E22]);&quot;X&quot;;&quot;&quot;)">
            <text:p/>
          </table:table-cell>
          <table:table-cell table:formula="of:=IF(AND([.P$1]&gt;=[.$D22];[.P$1]&lt;=[.$E22]);&quot;X&quot;;&quot;&quot;)">
            <text:p/>
          </table:table-cell>
          <table:table-cell table:formula="of:=IF(AND([.Q$1]&gt;=[.$D22];[.Q$1]&lt;=[.$E22]);&quot;X&quot;;&quot;&quot;)">
            <text:p/>
          </table:table-cell>
          <table:table-cell table:formula="of:=IF(AND([.R$1]&gt;=[.$D22];[.R$1]&lt;=[.$E22]);&quot;X&quot;;&quot;&quot;)">
            <text:p/>
          </table:table-cell>
          <table:table-cell table:formula="of:=IF(AND([.S$1]&gt;=[.$D22];[.S$1]&lt;=[.$E22]);&quot;X&quot;;&quot;&quot;)">
            <text:p/>
          </table:table-cell>
          <table:table-cell table:formula="of:=IF(AND([.T$1]&gt;=[.$D22];[.T$1]&lt;=[.$E22]);&quot;X&quot;;&quot;&quot;)">
            <text:p/>
          </table:table-cell>
          <table:table-cell table:formula="of:=IF(AND([.U$1]&gt;=[.$D22];[.U$1]&lt;=[.$E22]);&quot;X&quot;;&quot;&quot;)">
            <text:p/>
          </table:table-cell>
          <table:table-cell table:formula="of:=IF(AND([.V$1]&gt;=[.$D22];[.V$1]&lt;=[.$E22]);&quot;X&quot;;&quot;&quot;)">
            <text:p/>
          </table:table-cell>
          <table:table-cell table:formula="of:=IF(AND([.W$1]&gt;=[.$D22];[.W$1]&lt;=[.$E22]);&quot;X&quot;;&quot;&quot;)">
            <text:p/>
          </table:table-cell>
          <table:table-cell table:formula="of:=IF(AND([.X$1]&gt;=[.$D22];[.X$1]&lt;=[.$E22]);&quot;X&quot;;&quot;&quot;)">
            <text:p/>
          </table:table-cell>
          <table:table-cell table:formula="of:=IF(AND([.Y$1]&gt;=[.$D22];[.Y$1]&lt;=[.$E22]);&quot;X&quot;;&quot;&quot;)">
            <text:p/>
          </table:table-cell>
          <table:table-cell table:formula="of:=IF(AND([.Z$1]&gt;=[.$D22];[.Z$1]&lt;=[.$E22]);&quot;X&quot;;&quot;&quot;)">
            <text:p/>
          </table:table-cell>
          <table:table-cell table:formula="of:=IF(AND([.AA$1]&gt;=[.$D22];[.AA$1]&lt;=[.$E22]);&quot;X&quot;;&quot;&quot;)">
            <text:p/>
          </table:table-cell>
          <table:table-cell table:formula="of:=IF(AND([.AB$1]&gt;=[.$D22];[.AB$1]&lt;=[.$E22]);&quot;X&quot;;&quot;&quot;)">
            <text:p/>
          </table:table-cell>
          <table:table-cell table:formula="of:=IF(AND([.AC$1]&gt;=[.$D22];[.AC$1]&lt;=[.$E22]);&quot;X&quot;;&quot;&quot;)">
            <text:p/>
          </table:table-cell>
          <table:table-cell table:formula="of:=IF(AND([.AD$1]&gt;=[.$D22];[.AD$1]&lt;=[.$E22]);&quot;X&quot;;&quot;&quot;)" office:value-type="string" office:string-value="X" calcext:value-type="string">
            <text:p>X</text:p>
          </table:table-cell>
          <table:table-cell table:formula="of:=IF(AND([.AE$1]&gt;=[.$D22];[.AE$1]&lt;=[.$E22]);&quot;X&quot;;&quot;&quot;)">
            <text:p/>
          </table:table-cell>
          <table:table-cell table:formula="of:=IF(AND([.AF$1]&gt;=[.$D22];[.AF$1]&lt;=[.$E22]);&quot;X&quot;;&quot;&quot;)">
            <text:p/>
          </table:table-cell>
          <table:table-cell table:formula="of:=IF(AND([.AG$1]&gt;=[.$D22];[.AG$1]&lt;=[.$E22]);&quot;X&quot;;&quot;&quot;)">
            <text:p/>
          </table:table-cell>
          <table:table-cell table:formula="of:=IF(AND([.AH$1]&gt;=[.$D22];[.AH$1]&lt;=[.$E22]);&quot;X&quot;;&quot;&quot;)">
            <text:p/>
          </table:table-cell>
          <table:table-cell table:formula="of:=IF(AND([.AI$1]&gt;=[.$D22];[.AI$1]&lt;=[.$E22]);&quot;X&quot;;&quot;&quot;)">
            <text:p/>
          </table:table-cell>
          <table:table-cell table:formula="of:=IF(AND([.AJ$1]&gt;=[.$D22];[.AJ$1]&lt;=[.$E22]);&quot;X&quot;;&quot;&quot;)">
            <text:p/>
          </table:table-cell>
          <table:table-cell table:formula="of:=IF(AND([.AK$1]&gt;=[.$D22];[.AK$1]&lt;=[.$E22]);&quot;X&quot;;&quot;&quot;)">
            <text:p/>
          </table:table-cell>
          <table:table-cell table:formula="of:=IF(AND([.AL$1]&gt;=[.$D22];[.AL$1]&lt;=[.$E22]);&quot;X&quot;;&quot;&quot;)">
            <text:p/>
          </table:table-cell>
          <table:table-cell table:formula="of:=IF(AND([.AM$1]&gt;=[.$D22];[.AM$1]&lt;=[.$E22]);&quot;X&quot;;&quot;&quot;)">
            <text:p/>
          </table:table-cell>
          <table:table-cell table:formula="of:=IF(AND([.AN$1]&gt;=[.$D22];[.AN$1]&lt;=[.$E22]);&quot;X&quot;;&quot;&quot;)">
            <text:p/>
          </table:table-cell>
          <table:table-cell table:formula="of:=IF(AND([.AO$1]&gt;=[.$D22];[.AO$1]&lt;=[.$E22]);&quot;X&quot;;&quot;&quot;)">
            <text:p/>
          </table:table-cell>
          <table:table-cell table:formula="of:=IF(AND([.AP$1]&gt;=[.$D22];[.AP$1]&lt;=[.$E22]);&quot;X&quot;;&quot;&quot;)">
            <text:p/>
          </table:table-cell>
          <table:table-cell table:formula="of:=IF(AND([.AQ$1]&gt;=[.$D22];[.AQ$1]&lt;=[.$E22]);&quot;X&quot;;&quot;&quot;)">
            <text:p/>
          </table:table-cell>
          <table:table-cell table:formula="of:=IF(AND([.AR$1]&gt;=[.$D22];[.AR$1]&lt;=[.$E22]);&quot;X&quot;;&quot;&quot;)">
            <text:p/>
          </table:table-cell>
          <table:table-cell table:formula="of:=IF(AND([.AS$1]&gt;=[.$D22];[.AS$1]&lt;=[.$E22]);&quot;X&quot;;&quot;&quot;)">
            <text:p/>
          </table:table-cell>
          <table:table-cell table:formula="of:=IF(AND([.AT$1]&gt;=[.$D22];[.AT$1]&lt;=[.$E22]);&quot;X&quot;;&quot;&quot;)">
            <text:p/>
          </table:table-cell>
          <table:table-cell table:formula="of:=IF(AND([.AU$1]&gt;=[.$D22];[.AU$1]&lt;=[.$E22]);&quot;X&quot;;&quot;&quot;)">
            <text:p/>
          </table:table-cell>
          <table:table-cell table:formula="of:=IF(AND([.AV$1]&gt;=[.$D22];[.AV$1]&lt;=[.$E22]);&quot;X&quot;;&quot;&quot;)">
            <text:p/>
          </table:table-cell>
          <table:table-cell table:formula="of:=IF(AND([.AW$1]&gt;=[.$D22];[.AW$1]&lt;=[.$E22]);&quot;X&quot;;&quot;&quot;)">
            <text:p/>
          </table:table-cell>
          <table:table-cell table:formula="of:=IF(AND([.AX$1]&gt;=[.$D22];[.AX$1]&lt;=[.$E22]);&quot;X&quot;;&quot;&quot;)">
            <text:p/>
          </table:table-cell>
          <table:table-cell table:formula="of:=IF(AND([.AY$1]&gt;=[.$D22];[.AY$1]&lt;=[.$E22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table:formula="of:=VLOOKUP([.J23];[.$A$2:.$B$35];2)" office:value-type="string" office:string-value="" calcext:value-type="error">
            <text:p>#N/A</text:p>
          </table:table-cell>
          <table:table-cell table:number-columns-repeated="77"/>
          <table:table-cell table:style-name="ce9" table:number-columns-repeated="16296"/>
        </table:table-row>
        <table:table-row table:style-name="ro1">
          <table:table-cell table:style-name="ce5"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Hardware Procurement &amp; Setup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ystems Engineer</text:p>
          </table:table-cell>
          <table:table-cell table:style-name="ce5" office:value-type="string" calcext:value-type="string">
            <text:p>Soft Arch Admin Vendor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.7" calcext:value-type="float">
            <text:p>3.7</text:p>
          </table:table-cell>
          <table:table-cell table:formula="of:=VLOOKUP([.J24];[.$A$2:.$B$35];2)" office:value-type="float" office:value="22" calcext:value-type="float">
            <text:p>22</text:p>
          </table:table-cell>
          <table:table-cell table:style-name="ce7" table:formula="of:=IF(AND([.L$1]&gt;=[.$D24];[.L$1]&lt;=[.$E24]);&quot;X&quot;;&quot;&quot;)">
            <text:p/>
          </table:table-cell>
          <table:table-cell table:style-name="ce7" table:formula="of:=IF(AND([.M$1]&gt;=[.$D24];[.M$1]&lt;=[.$E24]);&quot;X&quot;;&quot;&quot;)">
            <text:p/>
          </table:table-cell>
          <table:table-cell table:style-name="ce7" table:formula="of:=IF(AND([.N$1]&gt;=[.$D24];[.N$1]&lt;=[.$E24]);&quot;X&quot;;&quot;&quot;)">
            <text:p/>
          </table:table-cell>
          <table:table-cell table:style-name="ce7" table:formula="of:=IF(AND([.O$1]&gt;=[.$D24];[.O$1]&lt;=[.$E24]);&quot;X&quot;;&quot;&quot;)">
            <text:p/>
          </table:table-cell>
          <table:table-cell table:style-name="ce7" table:formula="of:=IF(AND([.P$1]&gt;=[.$D24];[.P$1]&lt;=[.$E24]);&quot;X&quot;;&quot;&quot;)">
            <text:p/>
          </table:table-cell>
          <table:table-cell table:style-name="ce7" table:formula="of:=IF(AND([.Q$1]&gt;=[.$D24];[.Q$1]&lt;=[.$E24]);&quot;X&quot;;&quot;&quot;)">
            <text:p/>
          </table:table-cell>
          <table:table-cell table:style-name="ce7" table:formula="of:=IF(AND([.R$1]&gt;=[.$D24];[.R$1]&lt;=[.$E24]);&quot;X&quot;;&quot;&quot;)">
            <text:p/>
          </table:table-cell>
          <table:table-cell table:style-name="ce7" table:formula="of:=IF(AND([.S$1]&gt;=[.$D24];[.S$1]&lt;=[.$E24]);&quot;X&quot;;&quot;&quot;)">
            <text:p/>
          </table:table-cell>
          <table:table-cell table:style-name="ce7" table:formula="of:=IF(AND([.T$1]&gt;=[.$D24];[.T$1]&lt;=[.$E24]);&quot;X&quot;;&quot;&quot;)">
            <text:p/>
          </table:table-cell>
          <table:table-cell table:style-name="ce7" table:formula="of:=IF(AND([.U$1]&gt;=[.$D24];[.U$1]&lt;=[.$E24]);&quot;X&quot;;&quot;&quot;)">
            <text:p/>
          </table:table-cell>
          <table:table-cell table:style-name="ce7" table:formula="of:=IF(AND([.V$1]&gt;=[.$D24];[.V$1]&lt;=[.$E24]);&quot;X&quot;;&quot;&quot;)">
            <text:p/>
          </table:table-cell>
          <table:table-cell table:style-name="ce7" table:formula="of:=IF(AND([.W$1]&gt;=[.$D24];[.W$1]&lt;=[.$E24]);&quot;X&quot;;&quot;&quot;)">
            <text:p/>
          </table:table-cell>
          <table:table-cell table:style-name="ce7" table:formula="of:=IF(AND([.X$1]&gt;=[.$D24];[.X$1]&lt;=[.$E24]);&quot;X&quot;;&quot;&quot;)">
            <text:p/>
          </table:table-cell>
          <table:table-cell table:style-name="ce7" table:formula="of:=IF(AND([.Y$1]&gt;=[.$D24];[.Y$1]&lt;=[.$E24]);&quot;X&quot;;&quot;&quot;)">
            <text:p/>
          </table:table-cell>
          <table:table-cell table:style-name="ce7" table:formula="of:=IF(AND([.Z$1]&gt;=[.$D24];[.Z$1]&lt;=[.$E24]);&quot;X&quot;;&quot;&quot;)">
            <text:p/>
          </table:table-cell>
          <table:table-cell table:style-name="ce7" table:formula="of:=IF(AND([.AA$1]&gt;=[.$D24];[.AA$1]&lt;=[.$E24]);&quot;X&quot;;&quot;&quot;)">
            <text:p/>
          </table:table-cell>
          <table:table-cell table:style-name="ce7" table:formula="of:=IF(AND([.AB$1]&gt;=[.$D24];[.AB$1]&lt;=[.$E24]);&quot;X&quot;;&quot;&quot;)">
            <text:p/>
          </table:table-cell>
          <table:table-cell table:style-name="ce7" table:formula="of:=IF(AND([.AC$1]&gt;=[.$D24];[.AC$1]&lt;=[.$E24]);&quot;X&quot;;&quot;&quot;)">
            <text:p/>
          </table:table-cell>
          <table:table-cell table:style-name="ce7" table:formula="of:=IF(AND([.AD$1]&gt;=[.$D24];[.AD$1]&lt;=[.$E24]);&quot;X&quot;;&quot;&quot;)">
            <text:p/>
          </table:table-cell>
          <table:table-cell table:style-name="ce7" table:formula="of:=IF(AND([.AE$1]&gt;=[.$D24];[.AE$1]&lt;=[.$E24]);&quot;X&quot;;&quot;&quot;)" office:value-type="string" office:string-value="X" calcext:value-type="string">
            <text:p>X</text:p>
          </table:table-cell>
          <table:table-cell table:style-name="ce7" table:formula="of:=IF(AND([.AF$1]&gt;=[.$D24];[.AF$1]&lt;=[.$E24]);&quot;X&quot;;&quot;&quot;)" office:value-type="string" office:string-value="X" calcext:value-type="string">
            <text:p>X</text:p>
          </table:table-cell>
          <table:table-cell table:style-name="ce7" table:formula="of:=IF(AND([.AG$1]&gt;=[.$D24];[.AG$1]&lt;=[.$E24]);&quot;X&quot;;&quot;&quot;)" office:value-type="string" office:string-value="X" calcext:value-type="string">
            <text:p>X</text:p>
          </table:table-cell>
          <table:table-cell table:style-name="ce7" table:formula="of:=IF(AND([.AH$1]&gt;=[.$D24];[.AH$1]&lt;=[.$E24]);&quot;X&quot;;&quot;&quot;)">
            <text:p/>
          </table:table-cell>
          <table:table-cell table:style-name="ce7" table:formula="of:=IF(AND([.AI$1]&gt;=[.$D24];[.AI$1]&lt;=[.$E24]);&quot;X&quot;;&quot;&quot;)">
            <text:p/>
          </table:table-cell>
          <table:table-cell table:style-name="ce7" table:formula="of:=IF(AND([.AJ$1]&gt;=[.$D24];[.AJ$1]&lt;=[.$E24]);&quot;X&quot;;&quot;&quot;)">
            <text:p/>
          </table:table-cell>
          <table:table-cell table:style-name="ce7" table:formula="of:=IF(AND([.AK$1]&gt;=[.$D24];[.AK$1]&lt;=[.$E24]);&quot;X&quot;;&quot;&quot;)">
            <text:p/>
          </table:table-cell>
          <table:table-cell table:style-name="ce7" table:formula="of:=IF(AND([.AL$1]&gt;=[.$D24];[.AL$1]&lt;=[.$E24]);&quot;X&quot;;&quot;&quot;)">
            <text:p/>
          </table:table-cell>
          <table:table-cell table:style-name="ce7" table:formula="of:=IF(AND([.AM$1]&gt;=[.$D24];[.AM$1]&lt;=[.$E24]);&quot;X&quot;;&quot;&quot;)">
            <text:p/>
          </table:table-cell>
          <table:table-cell table:style-name="ce7" table:formula="of:=IF(AND([.AN$1]&gt;=[.$D24];[.AN$1]&lt;=[.$E24]);&quot;X&quot;;&quot;&quot;)">
            <text:p/>
          </table:table-cell>
          <table:table-cell table:style-name="ce7" table:formula="of:=IF(AND([.AO$1]&gt;=[.$D24];[.AO$1]&lt;=[.$E24]);&quot;X&quot;;&quot;&quot;)">
            <text:p/>
          </table:table-cell>
          <table:table-cell table:style-name="ce7" table:formula="of:=IF(AND([.AP$1]&gt;=[.$D24];[.AP$1]&lt;=[.$E24]);&quot;X&quot;;&quot;&quot;)">
            <text:p/>
          </table:table-cell>
          <table:table-cell table:style-name="ce7" table:formula="of:=IF(AND([.AQ$1]&gt;=[.$D24];[.AQ$1]&lt;=[.$E24]);&quot;X&quot;;&quot;&quot;)">
            <text:p/>
          </table:table-cell>
          <table:table-cell table:style-name="ce7" table:formula="of:=IF(AND([.AR$1]&gt;=[.$D24];[.AR$1]&lt;=[.$E24]);&quot;X&quot;;&quot;&quot;)">
            <text:p/>
          </table:table-cell>
          <table:table-cell table:style-name="ce7" table:formula="of:=IF(AND([.AS$1]&gt;=[.$D24];[.AS$1]&lt;=[.$E24]);&quot;X&quot;;&quot;&quot;)">
            <text:p/>
          </table:table-cell>
          <table:table-cell table:style-name="ce7" table:formula="of:=IF(AND([.AT$1]&gt;=[.$D24];[.AT$1]&lt;=[.$E24]);&quot;X&quot;;&quot;&quot;)">
            <text:p/>
          </table:table-cell>
          <table:table-cell table:style-name="ce7" table:formula="of:=IF(AND([.AU$1]&gt;=[.$D24];[.AU$1]&lt;=[.$E24]);&quot;X&quot;;&quot;&quot;)">
            <text:p/>
          </table:table-cell>
          <table:table-cell table:style-name="ce7" table:formula="of:=IF(AND([.AV$1]&gt;=[.$D24];[.AV$1]&lt;=[.$E24]);&quot;X&quot;;&quot;&quot;)">
            <text:p/>
          </table:table-cell>
          <table:table-cell table:style-name="ce7" table:formula="of:=IF(AND([.AW$1]&gt;=[.$D24];[.AW$1]&lt;=[.$E24]);&quot;X&quot;;&quot;&quot;)">
            <text:p/>
          </table:table-cell>
          <table:table-cell table:style-name="ce7" table:formula="of:=IF(AND([.AX$1]&gt;=[.$D24];[.AX$1]&lt;=[.$E24]);&quot;X&quot;;&quot;&quot;)">
            <text:p/>
          </table:table-cell>
          <table:table-cell table:style-name="ce7" table:formula="of:=IF(AND([.AY$1]&gt;=[.$D24];[.AY$1]&lt;=[.$E24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Production Software Hardening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Software Architect</text:p>
          </table:table-cell>
          <table:table-cell table:style-name="ce5" office:value-type="string" calcext:value-type="string">
            <text:p>GUI Dev Soft Eng QA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.7" calcext:value-type="float">
            <text:p>3.7</text:p>
          </table:table-cell>
          <table:table-cell table:formula="of:=VLOOKUP([.J25];[.$A$2:.$B$35];2)" office:value-type="float" office:value="22" calcext:value-type="float">
            <text:p>22</text:p>
          </table:table-cell>
          <table:table-cell table:style-name="ce7" table:formula="of:=IF(AND([.L$1]&gt;=[.$D25];[.L$1]&lt;=[.$E25]);&quot;X&quot;;&quot;&quot;)">
            <text:p/>
          </table:table-cell>
          <table:table-cell table:style-name="ce7" table:formula="of:=IF(AND([.M$1]&gt;=[.$D25];[.M$1]&lt;=[.$E25]);&quot;X&quot;;&quot;&quot;)">
            <text:p/>
          </table:table-cell>
          <table:table-cell table:style-name="ce7" table:formula="of:=IF(AND([.N$1]&gt;=[.$D25];[.N$1]&lt;=[.$E25]);&quot;X&quot;;&quot;&quot;)">
            <text:p/>
          </table:table-cell>
          <table:table-cell table:style-name="ce7" table:formula="of:=IF(AND([.O$1]&gt;=[.$D25];[.O$1]&lt;=[.$E25]);&quot;X&quot;;&quot;&quot;)">
            <text:p/>
          </table:table-cell>
          <table:table-cell table:style-name="ce7" table:formula="of:=IF(AND([.P$1]&gt;=[.$D25];[.P$1]&lt;=[.$E25]);&quot;X&quot;;&quot;&quot;)">
            <text:p/>
          </table:table-cell>
          <table:table-cell table:style-name="ce7" table:formula="of:=IF(AND([.Q$1]&gt;=[.$D25];[.Q$1]&lt;=[.$E25]);&quot;X&quot;;&quot;&quot;)">
            <text:p/>
          </table:table-cell>
          <table:table-cell table:style-name="ce7" table:formula="of:=IF(AND([.R$1]&gt;=[.$D25];[.R$1]&lt;=[.$E25]);&quot;X&quot;;&quot;&quot;)">
            <text:p/>
          </table:table-cell>
          <table:table-cell table:style-name="ce7" table:formula="of:=IF(AND([.S$1]&gt;=[.$D25];[.S$1]&lt;=[.$E25]);&quot;X&quot;;&quot;&quot;)">
            <text:p/>
          </table:table-cell>
          <table:table-cell table:style-name="ce7" table:formula="of:=IF(AND([.T$1]&gt;=[.$D25];[.T$1]&lt;=[.$E25]);&quot;X&quot;;&quot;&quot;)">
            <text:p/>
          </table:table-cell>
          <table:table-cell table:style-name="ce7" table:formula="of:=IF(AND([.U$1]&gt;=[.$D25];[.U$1]&lt;=[.$E25]);&quot;X&quot;;&quot;&quot;)">
            <text:p/>
          </table:table-cell>
          <table:table-cell table:style-name="ce7" table:formula="of:=IF(AND([.V$1]&gt;=[.$D25];[.V$1]&lt;=[.$E25]);&quot;X&quot;;&quot;&quot;)">
            <text:p/>
          </table:table-cell>
          <table:table-cell table:style-name="ce7" table:formula="of:=IF(AND([.W$1]&gt;=[.$D25];[.W$1]&lt;=[.$E25]);&quot;X&quot;;&quot;&quot;)">
            <text:p/>
          </table:table-cell>
          <table:table-cell table:style-name="ce7" table:formula="of:=IF(AND([.X$1]&gt;=[.$D25];[.X$1]&lt;=[.$E25]);&quot;X&quot;;&quot;&quot;)">
            <text:p/>
          </table:table-cell>
          <table:table-cell table:style-name="ce7" table:formula="of:=IF(AND([.Y$1]&gt;=[.$D25];[.Y$1]&lt;=[.$E25]);&quot;X&quot;;&quot;&quot;)">
            <text:p/>
          </table:table-cell>
          <table:table-cell table:style-name="ce7" table:formula="of:=IF(AND([.Z$1]&gt;=[.$D25];[.Z$1]&lt;=[.$E25]);&quot;X&quot;;&quot;&quot;)">
            <text:p/>
          </table:table-cell>
          <table:table-cell table:style-name="ce7" table:formula="of:=IF(AND([.AA$1]&gt;=[.$D25];[.AA$1]&lt;=[.$E25]);&quot;X&quot;;&quot;&quot;)">
            <text:p/>
          </table:table-cell>
          <table:table-cell table:style-name="ce7" table:formula="of:=IF(AND([.AB$1]&gt;=[.$D25];[.AB$1]&lt;=[.$E25]);&quot;X&quot;;&quot;&quot;)">
            <text:p/>
          </table:table-cell>
          <table:table-cell table:style-name="ce7" table:formula="of:=IF(AND([.AC$1]&gt;=[.$D25];[.AC$1]&lt;=[.$E25]);&quot;X&quot;;&quot;&quot;)">
            <text:p/>
          </table:table-cell>
          <table:table-cell table:style-name="ce7" table:formula="of:=IF(AND([.AD$1]&gt;=[.$D25];[.AD$1]&lt;=[.$E25]);&quot;X&quot;;&quot;&quot;)">
            <text:p/>
          </table:table-cell>
          <table:table-cell table:style-name="ce7" table:formula="of:=IF(AND([.AE$1]&gt;=[.$D25];[.AE$1]&lt;=[.$E25]);&quot;X&quot;;&quot;&quot;)">
            <text:p/>
          </table:table-cell>
          <table:table-cell table:style-name="ce7" table:formula="of:=IF(AND([.AF$1]&gt;=[.$D25];[.AF$1]&lt;=[.$E25]);&quot;X&quot;;&quot;&quot;)">
            <text:p/>
          </table:table-cell>
          <table:table-cell table:style-name="ce7" table:formula="of:=IF(AND([.AG$1]&gt;=[.$D25];[.AG$1]&lt;=[.$E25]);&quot;X&quot;;&quot;&quot;)" office:value-type="string" office:string-value="X" calcext:value-type="string">
            <text:p>X</text:p>
          </table:table-cell>
          <table:table-cell table:style-name="ce7" table:formula="of:=IF(AND([.AH$1]&gt;=[.$D25];[.AH$1]&lt;=[.$E25]);&quot;X&quot;;&quot;&quot;)" office:value-type="string" office:string-value="X" calcext:value-type="string">
            <text:p>X</text:p>
          </table:table-cell>
          <table:table-cell table:style-name="ce7" table:formula="of:=IF(AND([.AI$1]&gt;=[.$D25];[.AI$1]&lt;=[.$E25]);&quot;X&quot;;&quot;&quot;)" office:value-type="string" office:string-value="X" calcext:value-type="string">
            <text:p>X</text:p>
          </table:table-cell>
          <table:table-cell table:style-name="ce7" table:formula="of:=IF(AND([.AJ$1]&gt;=[.$D25];[.AJ$1]&lt;=[.$E25]);&quot;X&quot;;&quot;&quot;)" office:value-type="string" office:string-value="X" calcext:value-type="string">
            <text:p>X</text:p>
          </table:table-cell>
          <table:table-cell table:style-name="ce7" table:formula="of:=IF(AND([.AK$1]&gt;=[.$D25];[.AK$1]&lt;=[.$E25]);&quot;X&quot;;&quot;&quot;)">
            <text:p/>
          </table:table-cell>
          <table:table-cell table:style-name="ce7" table:formula="of:=IF(AND([.AL$1]&gt;=[.$D25];[.AL$1]&lt;=[.$E25]);&quot;X&quot;;&quot;&quot;)">
            <text:p/>
          </table:table-cell>
          <table:table-cell table:style-name="ce7" table:formula="of:=IF(AND([.AM$1]&gt;=[.$D25];[.AM$1]&lt;=[.$E25]);&quot;X&quot;;&quot;&quot;)">
            <text:p/>
          </table:table-cell>
          <table:table-cell table:style-name="ce7" table:formula="of:=IF(AND([.AN$1]&gt;=[.$D25];[.AN$1]&lt;=[.$E25]);&quot;X&quot;;&quot;&quot;)">
            <text:p/>
          </table:table-cell>
          <table:table-cell table:style-name="ce7" table:formula="of:=IF(AND([.AO$1]&gt;=[.$D25];[.AO$1]&lt;=[.$E25]);&quot;X&quot;;&quot;&quot;)">
            <text:p/>
          </table:table-cell>
          <table:table-cell table:style-name="ce7" table:formula="of:=IF(AND([.AP$1]&gt;=[.$D25];[.AP$1]&lt;=[.$E25]);&quot;X&quot;;&quot;&quot;)">
            <text:p/>
          </table:table-cell>
          <table:table-cell table:style-name="ce7" table:formula="of:=IF(AND([.AQ$1]&gt;=[.$D25];[.AQ$1]&lt;=[.$E25]);&quot;X&quot;;&quot;&quot;)">
            <text:p/>
          </table:table-cell>
          <table:table-cell table:style-name="ce7" table:formula="of:=IF(AND([.AR$1]&gt;=[.$D25];[.AR$1]&lt;=[.$E25]);&quot;X&quot;;&quot;&quot;)">
            <text:p/>
          </table:table-cell>
          <table:table-cell table:style-name="ce7" table:formula="of:=IF(AND([.AS$1]&gt;=[.$D25];[.AS$1]&lt;=[.$E25]);&quot;X&quot;;&quot;&quot;)">
            <text:p/>
          </table:table-cell>
          <table:table-cell table:style-name="ce7" table:formula="of:=IF(AND([.AT$1]&gt;=[.$D25];[.AT$1]&lt;=[.$E25]);&quot;X&quot;;&quot;&quot;)">
            <text:p/>
          </table:table-cell>
          <table:table-cell table:style-name="ce7" table:formula="of:=IF(AND([.AU$1]&gt;=[.$D25];[.AU$1]&lt;=[.$E25]);&quot;X&quot;;&quot;&quot;)">
            <text:p/>
          </table:table-cell>
          <table:table-cell table:style-name="ce7" table:formula="of:=IF(AND([.AV$1]&gt;=[.$D25];[.AV$1]&lt;=[.$E25]);&quot;X&quot;;&quot;&quot;)">
            <text:p/>
          </table:table-cell>
          <table:table-cell table:style-name="ce7" table:formula="of:=IF(AND([.AW$1]&gt;=[.$D25];[.AW$1]&lt;=[.$E25]);&quot;X&quot;;&quot;&quot;)">
            <text:p/>
          </table:table-cell>
          <table:table-cell table:style-name="ce7" table:formula="of:=IF(AND([.AX$1]&gt;=[.$D25];[.AX$1]&lt;=[.$E25]);&quot;X&quot;;&quot;&quot;)">
            <text:p/>
          </table:table-cell>
          <table:table-cell table:style-name="ce7" table:formula="of:=IF(AND([.AY$1]&gt;=[.$D25];[.AY$1]&lt;=[.$E25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Hardware &amp; Software Integration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Software Architect</text:p>
          </table:table-cell>
          <table:table-cell table:style-name="ce5" office:value-type="string" calcext:value-type="string">
            <text:p>Systems Eng Soft Team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4.1 4.2</text:p>
          </table:table-cell>
          <table:table-cell office:value-type="string" calcext:value-type="string">
            <text:p>24,25</text:p>
          </table:table-cell>
          <table:table-cell table:style-name="ce7" table:formula="of:=IF(AND([.L$1]&gt;=[.$D26];[.L$1]&lt;=[.$E26]);&quot;X&quot;;&quot;&quot;)">
            <text:p/>
          </table:table-cell>
          <table:table-cell table:style-name="ce7" table:formula="of:=IF(AND([.M$1]&gt;=[.$D26];[.M$1]&lt;=[.$E26]);&quot;X&quot;;&quot;&quot;)">
            <text:p/>
          </table:table-cell>
          <table:table-cell table:style-name="ce7" table:formula="of:=IF(AND([.N$1]&gt;=[.$D26];[.N$1]&lt;=[.$E26]);&quot;X&quot;;&quot;&quot;)">
            <text:p/>
          </table:table-cell>
          <table:table-cell table:style-name="ce7" table:formula="of:=IF(AND([.O$1]&gt;=[.$D26];[.O$1]&lt;=[.$E26]);&quot;X&quot;;&quot;&quot;)">
            <text:p/>
          </table:table-cell>
          <table:table-cell table:style-name="ce7" table:formula="of:=IF(AND([.P$1]&gt;=[.$D26];[.P$1]&lt;=[.$E26]);&quot;X&quot;;&quot;&quot;)">
            <text:p/>
          </table:table-cell>
          <table:table-cell table:style-name="ce7" table:formula="of:=IF(AND([.Q$1]&gt;=[.$D26];[.Q$1]&lt;=[.$E26]);&quot;X&quot;;&quot;&quot;)">
            <text:p/>
          </table:table-cell>
          <table:table-cell table:style-name="ce7" table:formula="of:=IF(AND([.R$1]&gt;=[.$D26];[.R$1]&lt;=[.$E26]);&quot;X&quot;;&quot;&quot;)">
            <text:p/>
          </table:table-cell>
          <table:table-cell table:style-name="ce7" table:formula="of:=IF(AND([.S$1]&gt;=[.$D26];[.S$1]&lt;=[.$E26]);&quot;X&quot;;&quot;&quot;)">
            <text:p/>
          </table:table-cell>
          <table:table-cell table:style-name="ce7" table:formula="of:=IF(AND([.T$1]&gt;=[.$D26];[.T$1]&lt;=[.$E26]);&quot;X&quot;;&quot;&quot;)">
            <text:p/>
          </table:table-cell>
          <table:table-cell table:style-name="ce7" table:formula="of:=IF(AND([.U$1]&gt;=[.$D26];[.U$1]&lt;=[.$E26]);&quot;X&quot;;&quot;&quot;)">
            <text:p/>
          </table:table-cell>
          <table:table-cell table:style-name="ce7" table:formula="of:=IF(AND([.V$1]&gt;=[.$D26];[.V$1]&lt;=[.$E26]);&quot;X&quot;;&quot;&quot;)">
            <text:p/>
          </table:table-cell>
          <table:table-cell table:style-name="ce7" table:formula="of:=IF(AND([.W$1]&gt;=[.$D26];[.W$1]&lt;=[.$E26]);&quot;X&quot;;&quot;&quot;)">
            <text:p/>
          </table:table-cell>
          <table:table-cell table:style-name="ce7" table:formula="of:=IF(AND([.X$1]&gt;=[.$D26];[.X$1]&lt;=[.$E26]);&quot;X&quot;;&quot;&quot;)">
            <text:p/>
          </table:table-cell>
          <table:table-cell table:style-name="ce7" table:formula="of:=IF(AND([.Y$1]&gt;=[.$D26];[.Y$1]&lt;=[.$E26]);&quot;X&quot;;&quot;&quot;)">
            <text:p/>
          </table:table-cell>
          <table:table-cell table:style-name="ce7" table:formula="of:=IF(AND([.Z$1]&gt;=[.$D26];[.Z$1]&lt;=[.$E26]);&quot;X&quot;;&quot;&quot;)">
            <text:p/>
          </table:table-cell>
          <table:table-cell table:style-name="ce7" table:formula="of:=IF(AND([.AA$1]&gt;=[.$D26];[.AA$1]&lt;=[.$E26]);&quot;X&quot;;&quot;&quot;)">
            <text:p/>
          </table:table-cell>
          <table:table-cell table:style-name="ce7" table:formula="of:=IF(AND([.AB$1]&gt;=[.$D26];[.AB$1]&lt;=[.$E26]);&quot;X&quot;;&quot;&quot;)">
            <text:p/>
          </table:table-cell>
          <table:table-cell table:style-name="ce7" table:formula="of:=IF(AND([.AC$1]&gt;=[.$D26];[.AC$1]&lt;=[.$E26]);&quot;X&quot;;&quot;&quot;)">
            <text:p/>
          </table:table-cell>
          <table:table-cell table:style-name="ce7" table:formula="of:=IF(AND([.AD$1]&gt;=[.$D26];[.AD$1]&lt;=[.$E26]);&quot;X&quot;;&quot;&quot;)">
            <text:p/>
          </table:table-cell>
          <table:table-cell table:style-name="ce7" table:formula="of:=IF(AND([.AE$1]&gt;=[.$D26];[.AE$1]&lt;=[.$E26]);&quot;X&quot;;&quot;&quot;)">
            <text:p/>
          </table:table-cell>
          <table:table-cell table:style-name="ce7" table:formula="of:=IF(AND([.AF$1]&gt;=[.$D26];[.AF$1]&lt;=[.$E26]);&quot;X&quot;;&quot;&quot;)">
            <text:p/>
          </table:table-cell>
          <table:table-cell table:style-name="ce7" table:formula="of:=IF(AND([.AG$1]&gt;=[.$D26];[.AG$1]&lt;=[.$E26]);&quot;X&quot;;&quot;&quot;)">
            <text:p/>
          </table:table-cell>
          <table:table-cell table:style-name="ce7" table:formula="of:=IF(AND([.AH$1]&gt;=[.$D26];[.AH$1]&lt;=[.$E26]);&quot;X&quot;;&quot;&quot;)">
            <text:p/>
          </table:table-cell>
          <table:table-cell table:style-name="ce7" table:formula="of:=IF(AND([.AI$1]&gt;=[.$D26];[.AI$1]&lt;=[.$E26]);&quot;X&quot;;&quot;&quot;)">
            <text:p/>
          </table:table-cell>
          <table:table-cell table:style-name="ce7" table:formula="of:=IF(AND([.AJ$1]&gt;=[.$D26];[.AJ$1]&lt;=[.$E26]);&quot;X&quot;;&quot;&quot;)" office:value-type="string" office:string-value="X" calcext:value-type="string">
            <text:p>X</text:p>
          </table:table-cell>
          <table:table-cell table:style-name="ce7" table:formula="of:=IF(AND([.AK$1]&gt;=[.$D26];[.AK$1]&lt;=[.$E26]);&quot;X&quot;;&quot;&quot;)" office:value-type="string" office:string-value="X" calcext:value-type="string">
            <text:p>X</text:p>
          </table:table-cell>
          <table:table-cell table:style-name="ce7" table:formula="of:=IF(AND([.AL$1]&gt;=[.$D26];[.AL$1]&lt;=[.$E26]);&quot;X&quot;;&quot;&quot;)" office:value-type="string" office:string-value="X" calcext:value-type="string">
            <text:p>X</text:p>
          </table:table-cell>
          <table:table-cell table:style-name="ce7" table:formula="of:=IF(AND([.AM$1]&gt;=[.$D26];[.AM$1]&lt;=[.$E26]);&quot;X&quot;;&quot;&quot;)">
            <text:p/>
          </table:table-cell>
          <table:table-cell table:style-name="ce7" table:formula="of:=IF(AND([.AN$1]&gt;=[.$D26];[.AN$1]&lt;=[.$E26]);&quot;X&quot;;&quot;&quot;)">
            <text:p/>
          </table:table-cell>
          <table:table-cell table:style-name="ce7" table:formula="of:=IF(AND([.AO$1]&gt;=[.$D26];[.AO$1]&lt;=[.$E26]);&quot;X&quot;;&quot;&quot;)">
            <text:p/>
          </table:table-cell>
          <table:table-cell table:style-name="ce7" table:formula="of:=IF(AND([.AP$1]&gt;=[.$D26];[.AP$1]&lt;=[.$E26]);&quot;X&quot;;&quot;&quot;)">
            <text:p/>
          </table:table-cell>
          <table:table-cell table:style-name="ce7" table:formula="of:=IF(AND([.AQ$1]&gt;=[.$D26];[.AQ$1]&lt;=[.$E26]);&quot;X&quot;;&quot;&quot;)">
            <text:p/>
          </table:table-cell>
          <table:table-cell table:style-name="ce7" table:formula="of:=IF(AND([.AR$1]&gt;=[.$D26];[.AR$1]&lt;=[.$E26]);&quot;X&quot;;&quot;&quot;)">
            <text:p/>
          </table:table-cell>
          <table:table-cell table:style-name="ce7" table:formula="of:=IF(AND([.AS$1]&gt;=[.$D26];[.AS$1]&lt;=[.$E26]);&quot;X&quot;;&quot;&quot;)">
            <text:p/>
          </table:table-cell>
          <table:table-cell table:style-name="ce7" table:formula="of:=IF(AND([.AT$1]&gt;=[.$D26];[.AT$1]&lt;=[.$E26]);&quot;X&quot;;&quot;&quot;)">
            <text:p/>
          </table:table-cell>
          <table:table-cell table:style-name="ce7" table:formula="of:=IF(AND([.AU$1]&gt;=[.$D26];[.AU$1]&lt;=[.$E26]);&quot;X&quot;;&quot;&quot;)">
            <text:p/>
          </table:table-cell>
          <table:table-cell table:style-name="ce7" table:formula="of:=IF(AND([.AV$1]&gt;=[.$D26];[.AV$1]&lt;=[.$E26]);&quot;X&quot;;&quot;&quot;)">
            <text:p/>
          </table:table-cell>
          <table:table-cell table:style-name="ce7" table:formula="of:=IF(AND([.AW$1]&gt;=[.$D26];[.AW$1]&lt;=[.$E26]);&quot;X&quot;;&quot;&quot;)">
            <text:p/>
          </table:table-cell>
          <table:table-cell table:style-name="ce7" table:formula="of:=IF(AND([.AX$1]&gt;=[.$D26];[.AX$1]&lt;=[.$E26]);&quot;X&quot;;&quot;&quot;)">
            <text:p/>
          </table:table-cell>
          <table:table-cell table:style-name="ce7" table:formula="of:=IF(AND([.AY$1]&gt;=[.$D26];[.AY$1]&lt;=[.$E26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ATP Procedure &amp; Execution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QA Lead</text:p>
          </table:table-cell>
          <table:table-cell table:style-name="ce5" office:value-type="string" calcext:value-type="string">
            <text:p>PM All Teams DRDO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.3" calcext:value-type="float">
            <text:p>4.3</text:p>
          </table:table-cell>
          <table:table-cell table:formula="of:=VLOOKUP([.J27];[.$A$2:.$B$35];2)" office:value-type="float" office:value="26" calcext:value-type="float">
            <text:p>26</text:p>
          </table:table-cell>
          <table:table-cell table:style-name="ce7" table:formula="of:=IF(AND([.L$1]&gt;=[.$D27];[.L$1]&lt;=[.$E27]);&quot;X&quot;;&quot;&quot;)">
            <text:p/>
          </table:table-cell>
          <table:table-cell table:style-name="ce7" table:formula="of:=IF(AND([.M$1]&gt;=[.$D27];[.M$1]&lt;=[.$E27]);&quot;X&quot;;&quot;&quot;)">
            <text:p/>
          </table:table-cell>
          <table:table-cell table:style-name="ce7" table:formula="of:=IF(AND([.N$1]&gt;=[.$D27];[.N$1]&lt;=[.$E27]);&quot;X&quot;;&quot;&quot;)">
            <text:p/>
          </table:table-cell>
          <table:table-cell table:style-name="ce7" table:formula="of:=IF(AND([.O$1]&gt;=[.$D27];[.O$1]&lt;=[.$E27]);&quot;X&quot;;&quot;&quot;)">
            <text:p/>
          </table:table-cell>
          <table:table-cell table:style-name="ce7" table:formula="of:=IF(AND([.P$1]&gt;=[.$D27];[.P$1]&lt;=[.$E27]);&quot;X&quot;;&quot;&quot;)">
            <text:p/>
          </table:table-cell>
          <table:table-cell table:style-name="ce7" table:formula="of:=IF(AND([.Q$1]&gt;=[.$D27];[.Q$1]&lt;=[.$E27]);&quot;X&quot;;&quot;&quot;)">
            <text:p/>
          </table:table-cell>
          <table:table-cell table:style-name="ce7" table:formula="of:=IF(AND([.R$1]&gt;=[.$D27];[.R$1]&lt;=[.$E27]);&quot;X&quot;;&quot;&quot;)">
            <text:p/>
          </table:table-cell>
          <table:table-cell table:style-name="ce7" table:formula="of:=IF(AND([.S$1]&gt;=[.$D27];[.S$1]&lt;=[.$E27]);&quot;X&quot;;&quot;&quot;)">
            <text:p/>
          </table:table-cell>
          <table:table-cell table:style-name="ce7" table:formula="of:=IF(AND([.T$1]&gt;=[.$D27];[.T$1]&lt;=[.$E27]);&quot;X&quot;;&quot;&quot;)">
            <text:p/>
          </table:table-cell>
          <table:table-cell table:style-name="ce7" table:formula="of:=IF(AND([.U$1]&gt;=[.$D27];[.U$1]&lt;=[.$E27]);&quot;X&quot;;&quot;&quot;)">
            <text:p/>
          </table:table-cell>
          <table:table-cell table:style-name="ce7" table:formula="of:=IF(AND([.V$1]&gt;=[.$D27];[.V$1]&lt;=[.$E27]);&quot;X&quot;;&quot;&quot;)">
            <text:p/>
          </table:table-cell>
          <table:table-cell table:style-name="ce7" table:formula="of:=IF(AND([.W$1]&gt;=[.$D27];[.W$1]&lt;=[.$E27]);&quot;X&quot;;&quot;&quot;)">
            <text:p/>
          </table:table-cell>
          <table:table-cell table:style-name="ce7" table:formula="of:=IF(AND([.X$1]&gt;=[.$D27];[.X$1]&lt;=[.$E27]);&quot;X&quot;;&quot;&quot;)">
            <text:p/>
          </table:table-cell>
          <table:table-cell table:style-name="ce7" table:formula="of:=IF(AND([.Y$1]&gt;=[.$D27];[.Y$1]&lt;=[.$E27]);&quot;X&quot;;&quot;&quot;)">
            <text:p/>
          </table:table-cell>
          <table:table-cell table:style-name="ce7" table:formula="of:=IF(AND([.Z$1]&gt;=[.$D27];[.Z$1]&lt;=[.$E27]);&quot;X&quot;;&quot;&quot;)">
            <text:p/>
          </table:table-cell>
          <table:table-cell table:style-name="ce7" table:formula="of:=IF(AND([.AA$1]&gt;=[.$D27];[.AA$1]&lt;=[.$E27]);&quot;X&quot;;&quot;&quot;)">
            <text:p/>
          </table:table-cell>
          <table:table-cell table:style-name="ce7" table:formula="of:=IF(AND([.AB$1]&gt;=[.$D27];[.AB$1]&lt;=[.$E27]);&quot;X&quot;;&quot;&quot;)">
            <text:p/>
          </table:table-cell>
          <table:table-cell table:style-name="ce7" table:formula="of:=IF(AND([.AC$1]&gt;=[.$D27];[.AC$1]&lt;=[.$E27]);&quot;X&quot;;&quot;&quot;)">
            <text:p/>
          </table:table-cell>
          <table:table-cell table:style-name="ce7" table:formula="of:=IF(AND([.AD$1]&gt;=[.$D27];[.AD$1]&lt;=[.$E27]);&quot;X&quot;;&quot;&quot;)">
            <text:p/>
          </table:table-cell>
          <table:table-cell table:style-name="ce7" table:formula="of:=IF(AND([.AE$1]&gt;=[.$D27];[.AE$1]&lt;=[.$E27]);&quot;X&quot;;&quot;&quot;)">
            <text:p/>
          </table:table-cell>
          <table:table-cell table:style-name="ce7" table:formula="of:=IF(AND([.AF$1]&gt;=[.$D27];[.AF$1]&lt;=[.$E27]);&quot;X&quot;;&quot;&quot;)">
            <text:p/>
          </table:table-cell>
          <table:table-cell table:style-name="ce7" table:formula="of:=IF(AND([.AG$1]&gt;=[.$D27];[.AG$1]&lt;=[.$E27]);&quot;X&quot;;&quot;&quot;)">
            <text:p/>
          </table:table-cell>
          <table:table-cell table:style-name="ce7" table:formula="of:=IF(AND([.AH$1]&gt;=[.$D27];[.AH$1]&lt;=[.$E27]);&quot;X&quot;;&quot;&quot;)">
            <text:p/>
          </table:table-cell>
          <table:table-cell table:style-name="ce7" table:formula="of:=IF(AND([.AI$1]&gt;=[.$D27];[.AI$1]&lt;=[.$E27]);&quot;X&quot;;&quot;&quot;)">
            <text:p/>
          </table:table-cell>
          <table:table-cell table:style-name="ce7" table:formula="of:=IF(AND([.AJ$1]&gt;=[.$D27];[.AJ$1]&lt;=[.$E27]);&quot;X&quot;;&quot;&quot;)">
            <text:p/>
          </table:table-cell>
          <table:table-cell table:style-name="ce7" table:formula="of:=IF(AND([.AK$1]&gt;=[.$D27];[.AK$1]&lt;=[.$E27]);&quot;X&quot;;&quot;&quot;)">
            <text:p/>
          </table:table-cell>
          <table:table-cell table:style-name="ce7" table:formula="of:=IF(AND([.AL$1]&gt;=[.$D27];[.AL$1]&lt;=[.$E27]);&quot;X&quot;;&quot;&quot;)">
            <text:p/>
          </table:table-cell>
          <table:table-cell table:style-name="ce7" table:formula="of:=IF(AND([.AM$1]&gt;=[.$D27];[.AM$1]&lt;=[.$E27]);&quot;X&quot;;&quot;&quot;)" office:value-type="string" office:string-value="X" calcext:value-type="string">
            <text:p>X</text:p>
          </table:table-cell>
          <table:table-cell table:style-name="ce7" table:formula="of:=IF(AND([.AN$1]&gt;=[.$D27];[.AN$1]&lt;=[.$E27]);&quot;X&quot;;&quot;&quot;)" office:value-type="string" office:string-value="X" calcext:value-type="string">
            <text:p>X</text:p>
          </table:table-cell>
          <table:table-cell table:style-name="ce7" table:formula="of:=IF(AND([.AO$1]&gt;=[.$D27];[.AO$1]&lt;=[.$E27]);&quot;X&quot;;&quot;&quot;)" office:value-type="string" office:string-value="X" calcext:value-type="string">
            <text:p>X</text:p>
          </table:table-cell>
          <table:table-cell table:style-name="ce7" table:formula="of:=IF(AND([.AP$1]&gt;=[.$D27];[.AP$1]&lt;=[.$E27]);&quot;X&quot;;&quot;&quot;)" office:value-type="string" office:string-value="X" calcext:value-type="string">
            <text:p>X</text:p>
          </table:table-cell>
          <table:table-cell table:style-name="ce7" table:formula="of:=IF(AND([.AQ$1]&gt;=[.$D27];[.AQ$1]&lt;=[.$E27]);&quot;X&quot;;&quot;&quot;)">
            <text:p/>
          </table:table-cell>
          <table:table-cell table:style-name="ce7" table:formula="of:=IF(AND([.AR$1]&gt;=[.$D27];[.AR$1]&lt;=[.$E27]);&quot;X&quot;;&quot;&quot;)">
            <text:p/>
          </table:table-cell>
          <table:table-cell table:style-name="ce7" table:formula="of:=IF(AND([.AS$1]&gt;=[.$D27];[.AS$1]&lt;=[.$E27]);&quot;X&quot;;&quot;&quot;)">
            <text:p/>
          </table:table-cell>
          <table:table-cell table:style-name="ce7" table:formula="of:=IF(AND([.AT$1]&gt;=[.$D27];[.AT$1]&lt;=[.$E27]);&quot;X&quot;;&quot;&quot;)">
            <text:p/>
          </table:table-cell>
          <table:table-cell table:style-name="ce7" table:formula="of:=IF(AND([.AU$1]&gt;=[.$D27];[.AU$1]&lt;=[.$E27]);&quot;X&quot;;&quot;&quot;)">
            <text:p/>
          </table:table-cell>
          <table:table-cell table:style-name="ce7" table:formula="of:=IF(AND([.AV$1]&gt;=[.$D27];[.AV$1]&lt;=[.$E27]);&quot;X&quot;;&quot;&quot;)">
            <text:p/>
          </table:table-cell>
          <table:table-cell table:style-name="ce7" table:formula="of:=IF(AND([.AW$1]&gt;=[.$D27];[.AW$1]&lt;=[.$E27]);&quot;X&quot;;&quot;&quot;)">
            <text:p/>
          </table:table-cell>
          <table:table-cell table:style-name="ce7" table:formula="of:=IF(AND([.AX$1]&gt;=[.$D27];[.AX$1]&lt;=[.$E27]);&quot;X&quot;;&quot;&quot;)">
            <text:p/>
          </table:table-cell>
          <table:table-cell table:style-name="ce7" table:formula="of:=IF(AND([.AY$1]&gt;=[.$D27];[.AY$1]&lt;=[.$E27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On-Site Model Training &amp; Validation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ead ML/AI Scientist</text:p>
          </table:table-cell>
          <table:table-cell table:style-name="ce5" office:value-type="string" calcext:value-type="string">
            <text:p>Data Eng Lead Thermo J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.2" calcext:value-type="float">
            <text:p>4.2</text:p>
          </table:table-cell>
          <table:table-cell table:formula="of:=VLOOKUP([.J28];[.$A$2:.$B$35];2)" office:value-type="float" office:value="25" calcext:value-type="float">
            <text:p>25</text:p>
          </table:table-cell>
          <table:table-cell table:style-name="ce7" table:formula="of:=IF(AND([.L$1]&gt;=[.$D28];[.L$1]&lt;=[.$E28]);&quot;X&quot;;&quot;&quot;)">
            <text:p/>
          </table:table-cell>
          <table:table-cell table:style-name="ce7" table:formula="of:=IF(AND([.M$1]&gt;=[.$D28];[.M$1]&lt;=[.$E28]);&quot;X&quot;;&quot;&quot;)">
            <text:p/>
          </table:table-cell>
          <table:table-cell table:style-name="ce7" table:formula="of:=IF(AND([.N$1]&gt;=[.$D28];[.N$1]&lt;=[.$E28]);&quot;X&quot;;&quot;&quot;)">
            <text:p/>
          </table:table-cell>
          <table:table-cell table:style-name="ce7" table:formula="of:=IF(AND([.O$1]&gt;=[.$D28];[.O$1]&lt;=[.$E28]);&quot;X&quot;;&quot;&quot;)">
            <text:p/>
          </table:table-cell>
          <table:table-cell table:style-name="ce7" table:formula="of:=IF(AND([.P$1]&gt;=[.$D28];[.P$1]&lt;=[.$E28]);&quot;X&quot;;&quot;&quot;)">
            <text:p/>
          </table:table-cell>
          <table:table-cell table:style-name="ce7" table:formula="of:=IF(AND([.Q$1]&gt;=[.$D28];[.Q$1]&lt;=[.$E28]);&quot;X&quot;;&quot;&quot;)">
            <text:p/>
          </table:table-cell>
          <table:table-cell table:style-name="ce7" table:formula="of:=IF(AND([.R$1]&gt;=[.$D28];[.R$1]&lt;=[.$E28]);&quot;X&quot;;&quot;&quot;)">
            <text:p/>
          </table:table-cell>
          <table:table-cell table:style-name="ce7" table:formula="of:=IF(AND([.S$1]&gt;=[.$D28];[.S$1]&lt;=[.$E28]);&quot;X&quot;;&quot;&quot;)">
            <text:p/>
          </table:table-cell>
          <table:table-cell table:style-name="ce7" table:formula="of:=IF(AND([.T$1]&gt;=[.$D28];[.T$1]&lt;=[.$E28]);&quot;X&quot;;&quot;&quot;)">
            <text:p/>
          </table:table-cell>
          <table:table-cell table:style-name="ce7" table:formula="of:=IF(AND([.U$1]&gt;=[.$D28];[.U$1]&lt;=[.$E28]);&quot;X&quot;;&quot;&quot;)">
            <text:p/>
          </table:table-cell>
          <table:table-cell table:style-name="ce7" table:formula="of:=IF(AND([.V$1]&gt;=[.$D28];[.V$1]&lt;=[.$E28]);&quot;X&quot;;&quot;&quot;)">
            <text:p/>
          </table:table-cell>
          <table:table-cell table:style-name="ce7" table:formula="of:=IF(AND([.W$1]&gt;=[.$D28];[.W$1]&lt;=[.$E28]);&quot;X&quot;;&quot;&quot;)">
            <text:p/>
          </table:table-cell>
          <table:table-cell table:style-name="ce7" table:formula="of:=IF(AND([.X$1]&gt;=[.$D28];[.X$1]&lt;=[.$E28]);&quot;X&quot;;&quot;&quot;)">
            <text:p/>
          </table:table-cell>
          <table:table-cell table:style-name="ce7" table:formula="of:=IF(AND([.Y$1]&gt;=[.$D28];[.Y$1]&lt;=[.$E28]);&quot;X&quot;;&quot;&quot;)">
            <text:p/>
          </table:table-cell>
          <table:table-cell table:style-name="ce7" table:formula="of:=IF(AND([.Z$1]&gt;=[.$D28];[.Z$1]&lt;=[.$E28]);&quot;X&quot;;&quot;&quot;)">
            <text:p/>
          </table:table-cell>
          <table:table-cell table:style-name="ce7" table:formula="of:=IF(AND([.AA$1]&gt;=[.$D28];[.AA$1]&lt;=[.$E28]);&quot;X&quot;;&quot;&quot;)">
            <text:p/>
          </table:table-cell>
          <table:table-cell table:style-name="ce7" table:formula="of:=IF(AND([.AB$1]&gt;=[.$D28];[.AB$1]&lt;=[.$E28]);&quot;X&quot;;&quot;&quot;)">
            <text:p/>
          </table:table-cell>
          <table:table-cell table:style-name="ce7" table:formula="of:=IF(AND([.AC$1]&gt;=[.$D28];[.AC$1]&lt;=[.$E28]);&quot;X&quot;;&quot;&quot;)">
            <text:p/>
          </table:table-cell>
          <table:table-cell table:style-name="ce7" table:formula="of:=IF(AND([.AD$1]&gt;=[.$D28];[.AD$1]&lt;=[.$E28]);&quot;X&quot;;&quot;&quot;)">
            <text:p/>
          </table:table-cell>
          <table:table-cell table:style-name="ce7" table:formula="of:=IF(AND([.AE$1]&gt;=[.$D28];[.AE$1]&lt;=[.$E28]);&quot;X&quot;;&quot;&quot;)">
            <text:p/>
          </table:table-cell>
          <table:table-cell table:style-name="ce7" table:formula="of:=IF(AND([.AF$1]&gt;=[.$D28];[.AF$1]&lt;=[.$E28]);&quot;X&quot;;&quot;&quot;)">
            <text:p/>
          </table:table-cell>
          <table:table-cell table:style-name="ce7" table:formula="of:=IF(AND([.AG$1]&gt;=[.$D28];[.AG$1]&lt;=[.$E28]);&quot;X&quot;;&quot;&quot;)">
            <text:p/>
          </table:table-cell>
          <table:table-cell table:style-name="ce7" table:formula="of:=IF(AND([.AH$1]&gt;=[.$D28];[.AH$1]&lt;=[.$E28]);&quot;X&quot;;&quot;&quot;)">
            <text:p/>
          </table:table-cell>
          <table:table-cell table:style-name="ce7" table:formula="of:=IF(AND([.AI$1]&gt;=[.$D28];[.AI$1]&lt;=[.$E28]);&quot;X&quot;;&quot;&quot;)" office:value-type="string" office:string-value="X" calcext:value-type="string">
            <text:p>X</text:p>
          </table:table-cell>
          <table:table-cell table:style-name="ce7" table:formula="of:=IF(AND([.AJ$1]&gt;=[.$D28];[.AJ$1]&lt;=[.$E28]);&quot;X&quot;;&quot;&quot;)" office:value-type="string" office:string-value="X" calcext:value-type="string">
            <text:p>X</text:p>
          </table:table-cell>
          <table:table-cell table:style-name="ce7" table:formula="of:=IF(AND([.AK$1]&gt;=[.$D28];[.AK$1]&lt;=[.$E28]);&quot;X&quot;;&quot;&quot;)" office:value-type="string" office:string-value="X" calcext:value-type="string">
            <text:p>X</text:p>
          </table:table-cell>
          <table:table-cell table:style-name="ce7" table:formula="of:=IF(AND([.AL$1]&gt;=[.$D28];[.AL$1]&lt;=[.$E28]);&quot;X&quot;;&quot;&quot;)" office:value-type="string" office:string-value="X" calcext:value-type="string">
            <text:p>X</text:p>
          </table:table-cell>
          <table:table-cell table:style-name="ce7" table:formula="of:=IF(AND([.AM$1]&gt;=[.$D28];[.AM$1]&lt;=[.$E28]);&quot;X&quot;;&quot;&quot;)" office:value-type="string" office:string-value="X" calcext:value-type="string">
            <text:p>X</text:p>
          </table:table-cell>
          <table:table-cell table:style-name="ce7" table:formula="of:=IF(AND([.AN$1]&gt;=[.$D28];[.AN$1]&lt;=[.$E28]);&quot;X&quot;;&quot;&quot;)">
            <text:p/>
          </table:table-cell>
          <table:table-cell table:style-name="ce7" table:formula="of:=IF(AND([.AO$1]&gt;=[.$D28];[.AO$1]&lt;=[.$E28]);&quot;X&quot;;&quot;&quot;)">
            <text:p/>
          </table:table-cell>
          <table:table-cell table:style-name="ce7" table:formula="of:=IF(AND([.AP$1]&gt;=[.$D28];[.AP$1]&lt;=[.$E28]);&quot;X&quot;;&quot;&quot;)">
            <text:p/>
          </table:table-cell>
          <table:table-cell table:style-name="ce7" table:formula="of:=IF(AND([.AQ$1]&gt;=[.$D28];[.AQ$1]&lt;=[.$E28]);&quot;X&quot;;&quot;&quot;)">
            <text:p/>
          </table:table-cell>
          <table:table-cell table:style-name="ce7" table:formula="of:=IF(AND([.AR$1]&gt;=[.$D28];[.AR$1]&lt;=[.$E28]);&quot;X&quot;;&quot;&quot;)">
            <text:p/>
          </table:table-cell>
          <table:table-cell table:style-name="ce7" table:formula="of:=IF(AND([.AS$1]&gt;=[.$D28];[.AS$1]&lt;=[.$E28]);&quot;X&quot;;&quot;&quot;)">
            <text:p/>
          </table:table-cell>
          <table:table-cell table:style-name="ce7" table:formula="of:=IF(AND([.AT$1]&gt;=[.$D28];[.AT$1]&lt;=[.$E28]);&quot;X&quot;;&quot;&quot;)">
            <text:p/>
          </table:table-cell>
          <table:table-cell table:style-name="ce7" table:formula="of:=IF(AND([.AU$1]&gt;=[.$D28];[.AU$1]&lt;=[.$E28]);&quot;X&quot;;&quot;&quot;)">
            <text:p/>
          </table:table-cell>
          <table:table-cell table:style-name="ce7" table:formula="of:=IF(AND([.AV$1]&gt;=[.$D28];[.AV$1]&lt;=[.$E28]);&quot;X&quot;;&quot;&quot;)">
            <text:p/>
          </table:table-cell>
          <table:table-cell table:style-name="ce7" table:formula="of:=IF(AND([.AW$1]&gt;=[.$D28];[.AW$1]&lt;=[.$E28]);&quot;X&quot;;&quot;&quot;)">
            <text:p/>
          </table:table-cell>
          <table:table-cell table:style-name="ce7" table:formula="of:=IF(AND([.AX$1]&gt;=[.$D28];[.AX$1]&lt;=[.$E28]);&quot;X&quot;;&quot;&quot;)">
            <text:p/>
          </table:table-cell>
          <table:table-cell table:style-name="ce7" table:formula="of:=IF(AND([.AY$1]&gt;=[.$D28];[.AY$1]&lt;=[.$E28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Acceptance Reports &amp; Final Sign-off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QA Lead</text:p>
          </table:table-cell>
          <table:table-cell table:style-name="ce5" office:value-type="string" calcext:value-type="string">
            <text:p>PM Systems E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.4 4.5</text:p>
          </table:table-cell>
          <table:table-cell office:value-type="string" calcext:value-type="string">
            <text:p>27,28</text:p>
          </table:table-cell>
          <table:table-cell table:style-name="ce7" table:formula="of:=IF(AND([.L$1]&gt;=[.$D29];[.L$1]&lt;=[.$E29]);&quot;X&quot;;&quot;&quot;)">
            <text:p/>
          </table:table-cell>
          <table:table-cell table:style-name="ce7" table:formula="of:=IF(AND([.M$1]&gt;=[.$D29];[.M$1]&lt;=[.$E29]);&quot;X&quot;;&quot;&quot;)">
            <text:p/>
          </table:table-cell>
          <table:table-cell table:style-name="ce7" table:formula="of:=IF(AND([.N$1]&gt;=[.$D29];[.N$1]&lt;=[.$E29]);&quot;X&quot;;&quot;&quot;)">
            <text:p/>
          </table:table-cell>
          <table:table-cell table:style-name="ce7" table:formula="of:=IF(AND([.O$1]&gt;=[.$D29];[.O$1]&lt;=[.$E29]);&quot;X&quot;;&quot;&quot;)">
            <text:p/>
          </table:table-cell>
          <table:table-cell table:style-name="ce7" table:formula="of:=IF(AND([.P$1]&gt;=[.$D29];[.P$1]&lt;=[.$E29]);&quot;X&quot;;&quot;&quot;)">
            <text:p/>
          </table:table-cell>
          <table:table-cell table:style-name="ce7" table:formula="of:=IF(AND([.Q$1]&gt;=[.$D29];[.Q$1]&lt;=[.$E29]);&quot;X&quot;;&quot;&quot;)">
            <text:p/>
          </table:table-cell>
          <table:table-cell table:style-name="ce7" table:formula="of:=IF(AND([.R$1]&gt;=[.$D29];[.R$1]&lt;=[.$E29]);&quot;X&quot;;&quot;&quot;)">
            <text:p/>
          </table:table-cell>
          <table:table-cell table:style-name="ce7" table:formula="of:=IF(AND([.S$1]&gt;=[.$D29];[.S$1]&lt;=[.$E29]);&quot;X&quot;;&quot;&quot;)">
            <text:p/>
          </table:table-cell>
          <table:table-cell table:style-name="ce7" table:formula="of:=IF(AND([.T$1]&gt;=[.$D29];[.T$1]&lt;=[.$E29]);&quot;X&quot;;&quot;&quot;)">
            <text:p/>
          </table:table-cell>
          <table:table-cell table:style-name="ce7" table:formula="of:=IF(AND([.U$1]&gt;=[.$D29];[.U$1]&lt;=[.$E29]);&quot;X&quot;;&quot;&quot;)">
            <text:p/>
          </table:table-cell>
          <table:table-cell table:style-name="ce7" table:formula="of:=IF(AND([.V$1]&gt;=[.$D29];[.V$1]&lt;=[.$E29]);&quot;X&quot;;&quot;&quot;)">
            <text:p/>
          </table:table-cell>
          <table:table-cell table:style-name="ce7" table:formula="of:=IF(AND([.W$1]&gt;=[.$D29];[.W$1]&lt;=[.$E29]);&quot;X&quot;;&quot;&quot;)">
            <text:p/>
          </table:table-cell>
          <table:table-cell table:style-name="ce7" table:formula="of:=IF(AND([.X$1]&gt;=[.$D29];[.X$1]&lt;=[.$E29]);&quot;X&quot;;&quot;&quot;)">
            <text:p/>
          </table:table-cell>
          <table:table-cell table:style-name="ce7" table:formula="of:=IF(AND([.Y$1]&gt;=[.$D29];[.Y$1]&lt;=[.$E29]);&quot;X&quot;;&quot;&quot;)">
            <text:p/>
          </table:table-cell>
          <table:table-cell table:style-name="ce7" table:formula="of:=IF(AND([.Z$1]&gt;=[.$D29];[.Z$1]&lt;=[.$E29]);&quot;X&quot;;&quot;&quot;)">
            <text:p/>
          </table:table-cell>
          <table:table-cell table:style-name="ce7" table:formula="of:=IF(AND([.AA$1]&gt;=[.$D29];[.AA$1]&lt;=[.$E29]);&quot;X&quot;;&quot;&quot;)">
            <text:p/>
          </table:table-cell>
          <table:table-cell table:style-name="ce7" table:formula="of:=IF(AND([.AB$1]&gt;=[.$D29];[.AB$1]&lt;=[.$E29]);&quot;X&quot;;&quot;&quot;)">
            <text:p/>
          </table:table-cell>
          <table:table-cell table:style-name="ce7" table:formula="of:=IF(AND([.AC$1]&gt;=[.$D29];[.AC$1]&lt;=[.$E29]);&quot;X&quot;;&quot;&quot;)">
            <text:p/>
          </table:table-cell>
          <table:table-cell table:style-name="ce7" table:formula="of:=IF(AND([.AD$1]&gt;=[.$D29];[.AD$1]&lt;=[.$E29]);&quot;X&quot;;&quot;&quot;)">
            <text:p/>
          </table:table-cell>
          <table:table-cell table:style-name="ce7" table:formula="of:=IF(AND([.AE$1]&gt;=[.$D29];[.AE$1]&lt;=[.$E29]);&quot;X&quot;;&quot;&quot;)">
            <text:p/>
          </table:table-cell>
          <table:table-cell table:style-name="ce7" table:formula="of:=IF(AND([.AF$1]&gt;=[.$D29];[.AF$1]&lt;=[.$E29]);&quot;X&quot;;&quot;&quot;)">
            <text:p/>
          </table:table-cell>
          <table:table-cell table:style-name="ce7" table:formula="of:=IF(AND([.AG$1]&gt;=[.$D29];[.AG$1]&lt;=[.$E29]);&quot;X&quot;;&quot;&quot;)">
            <text:p/>
          </table:table-cell>
          <table:table-cell table:style-name="ce7" table:formula="of:=IF(AND([.AH$1]&gt;=[.$D29];[.AH$1]&lt;=[.$E29]);&quot;X&quot;;&quot;&quot;)">
            <text:p/>
          </table:table-cell>
          <table:table-cell table:style-name="ce7" table:formula="of:=IF(AND([.AI$1]&gt;=[.$D29];[.AI$1]&lt;=[.$E29]);&quot;X&quot;;&quot;&quot;)">
            <text:p/>
          </table:table-cell>
          <table:table-cell table:style-name="ce7" table:formula="of:=IF(AND([.AJ$1]&gt;=[.$D29];[.AJ$1]&lt;=[.$E29]);&quot;X&quot;;&quot;&quot;)">
            <text:p/>
          </table:table-cell>
          <table:table-cell table:style-name="ce7" table:formula="of:=IF(AND([.AK$1]&gt;=[.$D29];[.AK$1]&lt;=[.$E29]);&quot;X&quot;;&quot;&quot;)">
            <text:p/>
          </table:table-cell>
          <table:table-cell table:style-name="ce7" table:formula="of:=IF(AND([.AL$1]&gt;=[.$D29];[.AL$1]&lt;=[.$E29]);&quot;X&quot;;&quot;&quot;)">
            <text:p/>
          </table:table-cell>
          <table:table-cell table:style-name="ce7" table:formula="of:=IF(AND([.AM$1]&gt;=[.$D29];[.AM$1]&lt;=[.$E29]);&quot;X&quot;;&quot;&quot;)">
            <text:p/>
          </table:table-cell>
          <table:table-cell table:style-name="ce7" table:formula="of:=IF(AND([.AN$1]&gt;=[.$D29];[.AN$1]&lt;=[.$E29]);&quot;X&quot;;&quot;&quot;)">
            <text:p/>
          </table:table-cell>
          <table:table-cell table:style-name="ce7" table:formula="of:=IF(AND([.AO$1]&gt;=[.$D29];[.AO$1]&lt;=[.$E29]);&quot;X&quot;;&quot;&quot;)">
            <text:p/>
          </table:table-cell>
          <table:table-cell table:style-name="ce7" table:formula="of:=IF(AND([.AP$1]&gt;=[.$D29];[.AP$1]&lt;=[.$E29]);&quot;X&quot;;&quot;&quot;)">
            <text:p/>
          </table:table-cell>
          <table:table-cell table:style-name="ce7" table:formula="of:=IF(AND([.AQ$1]&gt;=[.$D29];[.AQ$1]&lt;=[.$E29]);&quot;X&quot;;&quot;&quot;)" office:value-type="string" office:string-value="X" calcext:value-type="string">
            <text:p>X</text:p>
          </table:table-cell>
          <table:table-cell table:style-name="ce7" table:formula="of:=IF(AND([.AR$1]&gt;=[.$D29];[.AR$1]&lt;=[.$E29]);&quot;X&quot;;&quot;&quot;)">
            <text:p/>
          </table:table-cell>
          <table:table-cell table:style-name="ce7" table:formula="of:=IF(AND([.AS$1]&gt;=[.$D29];[.AS$1]&lt;=[.$E29]);&quot;X&quot;;&quot;&quot;)">
            <text:p/>
          </table:table-cell>
          <table:table-cell table:style-name="ce7" table:formula="of:=IF(AND([.AT$1]&gt;=[.$D29];[.AT$1]&lt;=[.$E29]);&quot;X&quot;;&quot;&quot;)">
            <text:p/>
          </table:table-cell>
          <table:table-cell table:style-name="ce7" table:formula="of:=IF(AND([.AU$1]&gt;=[.$D29];[.AU$1]&lt;=[.$E29]);&quot;X&quot;;&quot;&quot;)">
            <text:p/>
          </table:table-cell>
          <table:table-cell table:style-name="ce7" table:formula="of:=IF(AND([.AV$1]&gt;=[.$D29];[.AV$1]&lt;=[.$E29]);&quot;X&quot;;&quot;&quot;)">
            <text:p/>
          </table:table-cell>
          <table:table-cell table:style-name="ce7" table:formula="of:=IF(AND([.AW$1]&gt;=[.$D29];[.AW$1]&lt;=[.$E29]);&quot;X&quot;;&quot;&quot;)">
            <text:p/>
          </table:table-cell>
          <table:table-cell table:style-name="ce7" table:formula="of:=IF(AND([.AX$1]&gt;=[.$D29];[.AX$1]&lt;=[.$E29]);&quot;X&quot;;&quot;&quot;)">
            <text:p/>
          </table:table-cell>
          <table:table-cell table:style-name="ce7" table:formula="of:=IF(AND([.AY$1]&gt;=[.$D29];[.AY$1]&lt;=[.$E29]);&quot;X&quot;;&quot;&quot;)">
            <text:p/>
          </table:table-cell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table:style-name="ce5"/>
          <table:table-cell office:value-type="float" office:value="30" calcext:value-type="float">
            <text:p>30</text:p>
          </table:table-cell>
          <table:table-cell table:style-name="ce5" table:number-columns-repeated="8"/>
          <table:table-cell table:formula="of:=VLOOKUP([.J30];[.$A$2:.$B$35];2)" office:value-type="string" office:string-value="" calcext:value-type="error">
            <text:p>#N/A</text:p>
          </table:table-cell>
          <table:table-cell table:style-name="ce7" table:number-columns-repeated="40"/>
          <table:table-cell table:style-name="Default" table:number-columns-repeated="36"/>
          <table:table-cell/>
          <table:table-cell table:style-name="Default" table:number-columns-repeated="1629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nal Documentation Set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Tech Writers All Leads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table:formula="of:=VLOOKUP([.J31];[.$A$2:.$B$35];2)" office:value-type="float" office:value="29" calcext:value-type="float">
            <text:p>29</text:p>
          </table:table-cell>
          <table:table-cell table:formula="of:=IF(AND([.L$1]&gt;=[.$D31];[.L$1]&lt;=[.$E31]);&quot;X&quot;;&quot;&quot;)">
            <text:p/>
          </table:table-cell>
          <table:table-cell table:formula="of:=IF(AND([.M$1]&gt;=[.$D31];[.M$1]&lt;=[.$E31]);&quot;X&quot;;&quot;&quot;)">
            <text:p/>
          </table:table-cell>
          <table:table-cell table:formula="of:=IF(AND([.N$1]&gt;=[.$D31];[.N$1]&lt;=[.$E31]);&quot;X&quot;;&quot;&quot;)">
            <text:p/>
          </table:table-cell>
          <table:table-cell table:formula="of:=IF(AND([.O$1]&gt;=[.$D31];[.O$1]&lt;=[.$E31]);&quot;X&quot;;&quot;&quot;)">
            <text:p/>
          </table:table-cell>
          <table:table-cell table:formula="of:=IF(AND([.P$1]&gt;=[.$D31];[.P$1]&lt;=[.$E31]);&quot;X&quot;;&quot;&quot;)">
            <text:p/>
          </table:table-cell>
          <table:table-cell table:formula="of:=IF(AND([.Q$1]&gt;=[.$D31];[.Q$1]&lt;=[.$E31]);&quot;X&quot;;&quot;&quot;)">
            <text:p/>
          </table:table-cell>
          <table:table-cell table:formula="of:=IF(AND([.R$1]&gt;=[.$D31];[.R$1]&lt;=[.$E31]);&quot;X&quot;;&quot;&quot;)">
            <text:p/>
          </table:table-cell>
          <table:table-cell table:formula="of:=IF(AND([.S$1]&gt;=[.$D31];[.S$1]&lt;=[.$E31]);&quot;X&quot;;&quot;&quot;)">
            <text:p/>
          </table:table-cell>
          <table:table-cell table:formula="of:=IF(AND([.T$1]&gt;=[.$D31];[.T$1]&lt;=[.$E31]);&quot;X&quot;;&quot;&quot;)">
            <text:p/>
          </table:table-cell>
          <table:table-cell table:formula="of:=IF(AND([.U$1]&gt;=[.$D31];[.U$1]&lt;=[.$E31]);&quot;X&quot;;&quot;&quot;)">
            <text:p/>
          </table:table-cell>
          <table:table-cell table:formula="of:=IF(AND([.V$1]&gt;=[.$D31];[.V$1]&lt;=[.$E31]);&quot;X&quot;;&quot;&quot;)">
            <text:p/>
          </table:table-cell>
          <table:table-cell table:formula="of:=IF(AND([.W$1]&gt;=[.$D31];[.W$1]&lt;=[.$E31]);&quot;X&quot;;&quot;&quot;)">
            <text:p/>
          </table:table-cell>
          <table:table-cell table:formula="of:=IF(AND([.X$1]&gt;=[.$D31];[.X$1]&lt;=[.$E31]);&quot;X&quot;;&quot;&quot;)">
            <text:p/>
          </table:table-cell>
          <table:table-cell table:formula="of:=IF(AND([.Y$1]&gt;=[.$D31];[.Y$1]&lt;=[.$E31]);&quot;X&quot;;&quot;&quot;)">
            <text:p/>
          </table:table-cell>
          <table:table-cell table:formula="of:=IF(AND([.Z$1]&gt;=[.$D31];[.Z$1]&lt;=[.$E31]);&quot;X&quot;;&quot;&quot;)">
            <text:p/>
          </table:table-cell>
          <table:table-cell table:formula="of:=IF(AND([.AA$1]&gt;=[.$D31];[.AA$1]&lt;=[.$E31]);&quot;X&quot;;&quot;&quot;)">
            <text:p/>
          </table:table-cell>
          <table:table-cell table:formula="of:=IF(AND([.AB$1]&gt;=[.$D31];[.AB$1]&lt;=[.$E31]);&quot;X&quot;;&quot;&quot;)">
            <text:p/>
          </table:table-cell>
          <table:table-cell table:formula="of:=IF(AND([.AC$1]&gt;=[.$D31];[.AC$1]&lt;=[.$E31]);&quot;X&quot;;&quot;&quot;)">
            <text:p/>
          </table:table-cell>
          <table:table-cell table:formula="of:=IF(AND([.AD$1]&gt;=[.$D31];[.AD$1]&lt;=[.$E31]);&quot;X&quot;;&quot;&quot;)">
            <text:p/>
          </table:table-cell>
          <table:table-cell table:formula="of:=IF(AND([.AE$1]&gt;=[.$D31];[.AE$1]&lt;=[.$E31]);&quot;X&quot;;&quot;&quot;)">
            <text:p/>
          </table:table-cell>
          <table:table-cell table:formula="of:=IF(AND([.AF$1]&gt;=[.$D31];[.AF$1]&lt;=[.$E31]);&quot;X&quot;;&quot;&quot;)">
            <text:p/>
          </table:table-cell>
          <table:table-cell table:formula="of:=IF(AND([.AG$1]&gt;=[.$D31];[.AG$1]&lt;=[.$E31]);&quot;X&quot;;&quot;&quot;)">
            <text:p/>
          </table:table-cell>
          <table:table-cell table:formula="of:=IF(AND([.AH$1]&gt;=[.$D31];[.AH$1]&lt;=[.$E31]);&quot;X&quot;;&quot;&quot;)">
            <text:p/>
          </table:table-cell>
          <table:table-cell table:formula="of:=IF(AND([.AI$1]&gt;=[.$D31];[.AI$1]&lt;=[.$E31]);&quot;X&quot;;&quot;&quot;)">
            <text:p/>
          </table:table-cell>
          <table:table-cell table:formula="of:=IF(AND([.AJ$1]&gt;=[.$D31];[.AJ$1]&lt;=[.$E31]);&quot;X&quot;;&quot;&quot;)">
            <text:p/>
          </table:table-cell>
          <table:table-cell table:formula="of:=IF(AND([.AK$1]&gt;=[.$D31];[.AK$1]&lt;=[.$E31]);&quot;X&quot;;&quot;&quot;)">
            <text:p/>
          </table:table-cell>
          <table:table-cell table:formula="of:=IF(AND([.AL$1]&gt;=[.$D31];[.AL$1]&lt;=[.$E31]);&quot;X&quot;;&quot;&quot;)">
            <text:p/>
          </table:table-cell>
          <table:table-cell table:formula="of:=IF(AND([.AM$1]&gt;=[.$D31];[.AM$1]&lt;=[.$E31]);&quot;X&quot;;&quot;&quot;)">
            <text:p/>
          </table:table-cell>
          <table:table-cell table:formula="of:=IF(AND([.AN$1]&gt;=[.$D31];[.AN$1]&lt;=[.$E31]);&quot;X&quot;;&quot;&quot;)">
            <text:p/>
          </table:table-cell>
          <table:table-cell table:formula="of:=IF(AND([.AO$1]&gt;=[.$D31];[.AO$1]&lt;=[.$E31]);&quot;X&quot;;&quot;&quot;)">
            <text:p/>
          </table:table-cell>
          <table:table-cell table:formula="of:=IF(AND([.AP$1]&gt;=[.$D31];[.AP$1]&lt;=[.$E31]);&quot;X&quot;;&quot;&quot;)">
            <text:p/>
          </table:table-cell>
          <table:table-cell table:formula="of:=IF(AND([.AQ$1]&gt;=[.$D31];[.AQ$1]&lt;=[.$E31]);&quot;X&quot;;&quot;&quot;)">
            <text:p/>
          </table:table-cell>
          <table:table-cell table:formula="of:=IF(AND([.AR$1]&gt;=[.$D31];[.AR$1]&lt;=[.$E31]);&quot;X&quot;;&quot;&quot;)" office:value-type="string" office:string-value="X" calcext:value-type="string">
            <text:p>X</text:p>
          </table:table-cell>
          <table:table-cell table:formula="of:=IF(AND([.AS$1]&gt;=[.$D31];[.AS$1]&lt;=[.$E31]);&quot;X&quot;;&quot;&quot;)" office:value-type="string" office:string-value="X" calcext:value-type="string">
            <text:p>X</text:p>
          </table:table-cell>
          <table:table-cell table:formula="of:=IF(AND([.AT$1]&gt;=[.$D31];[.AT$1]&lt;=[.$E31]);&quot;X&quot;;&quot;&quot;)" office:value-type="string" office:string-value="X" calcext:value-type="string">
            <text:p>X</text:p>
          </table:table-cell>
          <table:table-cell table:formula="of:=IF(AND([.AU$1]&gt;=[.$D31];[.AU$1]&lt;=[.$E31]);&quot;X&quot;;&quot;&quot;)">
            <text:p/>
          </table:table-cell>
          <table:table-cell table:formula="of:=IF(AND([.AV$1]&gt;=[.$D31];[.AV$1]&lt;=[.$E31]);&quot;X&quot;;&quot;&quot;)">
            <text:p/>
          </table:table-cell>
          <table:table-cell table:formula="of:=IF(AND([.AW$1]&gt;=[.$D31];[.AW$1]&lt;=[.$E31]);&quot;X&quot;;&quot;&quot;)">
            <text:p/>
          </table:table-cell>
          <table:table-cell table:formula="of:=IF(AND([.AX$1]&gt;=[.$D31];[.AX$1]&lt;=[.$E31]);&quot;X&quot;;&quot;&quot;)">
            <text:p/>
          </table:table-cell>
          <table:table-cell table:formula="of:=IF(AND([.AY$1]&gt;=[.$D31];[.AY$1]&lt;=[.$E31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duction &amp; Delivery of Final Units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Systems Eng QA Admin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table:formula="of:=VLOOKUP([.J32];[.$A$2:.$B$35];2)" office:value-type="float" office:value="29" calcext:value-type="float">
            <text:p>29</text:p>
          </table:table-cell>
          <table:table-cell table:formula="of:=IF(AND([.L$1]&gt;=[.$D32];[.L$1]&lt;=[.$E32]);&quot;X&quot;;&quot;&quot;)">
            <text:p/>
          </table:table-cell>
          <table:table-cell table:formula="of:=IF(AND([.M$1]&gt;=[.$D32];[.M$1]&lt;=[.$E32]);&quot;X&quot;;&quot;&quot;)">
            <text:p/>
          </table:table-cell>
          <table:table-cell table:formula="of:=IF(AND([.N$1]&gt;=[.$D32];[.N$1]&lt;=[.$E32]);&quot;X&quot;;&quot;&quot;)">
            <text:p/>
          </table:table-cell>
          <table:table-cell table:formula="of:=IF(AND([.O$1]&gt;=[.$D32];[.O$1]&lt;=[.$E32]);&quot;X&quot;;&quot;&quot;)">
            <text:p/>
          </table:table-cell>
          <table:table-cell table:formula="of:=IF(AND([.P$1]&gt;=[.$D32];[.P$1]&lt;=[.$E32]);&quot;X&quot;;&quot;&quot;)">
            <text:p/>
          </table:table-cell>
          <table:table-cell table:formula="of:=IF(AND([.Q$1]&gt;=[.$D32];[.Q$1]&lt;=[.$E32]);&quot;X&quot;;&quot;&quot;)">
            <text:p/>
          </table:table-cell>
          <table:table-cell table:formula="of:=IF(AND([.R$1]&gt;=[.$D32];[.R$1]&lt;=[.$E32]);&quot;X&quot;;&quot;&quot;)">
            <text:p/>
          </table:table-cell>
          <table:table-cell table:formula="of:=IF(AND([.S$1]&gt;=[.$D32];[.S$1]&lt;=[.$E32]);&quot;X&quot;;&quot;&quot;)">
            <text:p/>
          </table:table-cell>
          <table:table-cell table:formula="of:=IF(AND([.T$1]&gt;=[.$D32];[.T$1]&lt;=[.$E32]);&quot;X&quot;;&quot;&quot;)">
            <text:p/>
          </table:table-cell>
          <table:table-cell table:formula="of:=IF(AND([.U$1]&gt;=[.$D32];[.U$1]&lt;=[.$E32]);&quot;X&quot;;&quot;&quot;)">
            <text:p/>
          </table:table-cell>
          <table:table-cell table:formula="of:=IF(AND([.V$1]&gt;=[.$D32];[.V$1]&lt;=[.$E32]);&quot;X&quot;;&quot;&quot;)">
            <text:p/>
          </table:table-cell>
          <table:table-cell table:formula="of:=IF(AND([.W$1]&gt;=[.$D32];[.W$1]&lt;=[.$E32]);&quot;X&quot;;&quot;&quot;)">
            <text:p/>
          </table:table-cell>
          <table:table-cell table:formula="of:=IF(AND([.X$1]&gt;=[.$D32];[.X$1]&lt;=[.$E32]);&quot;X&quot;;&quot;&quot;)">
            <text:p/>
          </table:table-cell>
          <table:table-cell table:formula="of:=IF(AND([.Y$1]&gt;=[.$D32];[.Y$1]&lt;=[.$E32]);&quot;X&quot;;&quot;&quot;)">
            <text:p/>
          </table:table-cell>
          <table:table-cell table:formula="of:=IF(AND([.Z$1]&gt;=[.$D32];[.Z$1]&lt;=[.$E32]);&quot;X&quot;;&quot;&quot;)">
            <text:p/>
          </table:table-cell>
          <table:table-cell table:formula="of:=IF(AND([.AA$1]&gt;=[.$D32];[.AA$1]&lt;=[.$E32]);&quot;X&quot;;&quot;&quot;)">
            <text:p/>
          </table:table-cell>
          <table:table-cell table:formula="of:=IF(AND([.AB$1]&gt;=[.$D32];[.AB$1]&lt;=[.$E32]);&quot;X&quot;;&quot;&quot;)">
            <text:p/>
          </table:table-cell>
          <table:table-cell table:formula="of:=IF(AND([.AC$1]&gt;=[.$D32];[.AC$1]&lt;=[.$E32]);&quot;X&quot;;&quot;&quot;)">
            <text:p/>
          </table:table-cell>
          <table:table-cell table:formula="of:=IF(AND([.AD$1]&gt;=[.$D32];[.AD$1]&lt;=[.$E32]);&quot;X&quot;;&quot;&quot;)">
            <text:p/>
          </table:table-cell>
          <table:table-cell table:formula="of:=IF(AND([.AE$1]&gt;=[.$D32];[.AE$1]&lt;=[.$E32]);&quot;X&quot;;&quot;&quot;)">
            <text:p/>
          </table:table-cell>
          <table:table-cell table:formula="of:=IF(AND([.AF$1]&gt;=[.$D32];[.AF$1]&lt;=[.$E32]);&quot;X&quot;;&quot;&quot;)">
            <text:p/>
          </table:table-cell>
          <table:table-cell table:formula="of:=IF(AND([.AG$1]&gt;=[.$D32];[.AG$1]&lt;=[.$E32]);&quot;X&quot;;&quot;&quot;)">
            <text:p/>
          </table:table-cell>
          <table:table-cell table:formula="of:=IF(AND([.AH$1]&gt;=[.$D32];[.AH$1]&lt;=[.$E32]);&quot;X&quot;;&quot;&quot;)">
            <text:p/>
          </table:table-cell>
          <table:table-cell table:formula="of:=IF(AND([.AI$1]&gt;=[.$D32];[.AI$1]&lt;=[.$E32]);&quot;X&quot;;&quot;&quot;)">
            <text:p/>
          </table:table-cell>
          <table:table-cell table:formula="of:=IF(AND([.AJ$1]&gt;=[.$D32];[.AJ$1]&lt;=[.$E32]);&quot;X&quot;;&quot;&quot;)">
            <text:p/>
          </table:table-cell>
          <table:table-cell table:formula="of:=IF(AND([.AK$1]&gt;=[.$D32];[.AK$1]&lt;=[.$E32]);&quot;X&quot;;&quot;&quot;)">
            <text:p/>
          </table:table-cell>
          <table:table-cell table:formula="of:=IF(AND([.AL$1]&gt;=[.$D32];[.AL$1]&lt;=[.$E32]);&quot;X&quot;;&quot;&quot;)">
            <text:p/>
          </table:table-cell>
          <table:table-cell table:formula="of:=IF(AND([.AM$1]&gt;=[.$D32];[.AM$1]&lt;=[.$E32]);&quot;X&quot;;&quot;&quot;)">
            <text:p/>
          </table:table-cell>
          <table:table-cell table:formula="of:=IF(AND([.AN$1]&gt;=[.$D32];[.AN$1]&lt;=[.$E32]);&quot;X&quot;;&quot;&quot;)">
            <text:p/>
          </table:table-cell>
          <table:table-cell table:formula="of:=IF(AND([.AO$1]&gt;=[.$D32];[.AO$1]&lt;=[.$E32]);&quot;X&quot;;&quot;&quot;)">
            <text:p/>
          </table:table-cell>
          <table:table-cell table:formula="of:=IF(AND([.AP$1]&gt;=[.$D32];[.AP$1]&lt;=[.$E32]);&quot;X&quot;;&quot;&quot;)">
            <text:p/>
          </table:table-cell>
          <table:table-cell table:formula="of:=IF(AND([.AQ$1]&gt;=[.$D32];[.AQ$1]&lt;=[.$E32]);&quot;X&quot;;&quot;&quot;)">
            <text:p/>
          </table:table-cell>
          <table:table-cell table:formula="of:=IF(AND([.AR$1]&gt;=[.$D32];[.AR$1]&lt;=[.$E32]);&quot;X&quot;;&quot;&quot;)" office:value-type="string" office:string-value="X" calcext:value-type="string">
            <text:p>X</text:p>
          </table:table-cell>
          <table:table-cell table:formula="of:=IF(AND([.AS$1]&gt;=[.$D32];[.AS$1]&lt;=[.$E32]);&quot;X&quot;;&quot;&quot;)" office:value-type="string" office:string-value="X" calcext:value-type="string">
            <text:p>X</text:p>
          </table:table-cell>
          <table:table-cell table:formula="of:=IF(AND([.AT$1]&gt;=[.$D32];[.AT$1]&lt;=[.$E32]);&quot;X&quot;;&quot;&quot;)" office:value-type="string" office:string-value="X" calcext:value-type="string">
            <text:p>X</text:p>
          </table:table-cell>
          <table:table-cell table:formula="of:=IF(AND([.AU$1]&gt;=[.$D32];[.AU$1]&lt;=[.$E32]);&quot;X&quot;;&quot;&quot;)">
            <text:p/>
          </table:table-cell>
          <table:table-cell table:formula="of:=IF(AND([.AV$1]&gt;=[.$D32];[.AV$1]&lt;=[.$E32]);&quot;X&quot;;&quot;&quot;)">
            <text:p/>
          </table:table-cell>
          <table:table-cell table:formula="of:=IF(AND([.AW$1]&gt;=[.$D32];[.AW$1]&lt;=[.$E32]);&quot;X&quot;;&quot;&quot;)">
            <text:p/>
          </table:table-cell>
          <table:table-cell table:formula="of:=IF(AND([.AX$1]&gt;=[.$D32];[.AX$1]&lt;=[.$E32]);&quot;X&quot;;&quot;&quot;)">
            <text:p/>
          </table:table-cell>
          <table:table-cell table:formula="of:=IF(AND([.AY$1]&gt;=[.$D32];[.AY$1]&lt;=[.$E32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fer of Technology (ToT)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d Thermo Eng</text:p>
          </table:table-cell>
          <table:table-cell office:value-type="string" calcext:value-type="string">
            <text:p>Lead ML Sci All Leads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.1</text:p>
          </table:table-cell>
          <table:table-cell table:formula="of:=VLOOKUP([.J33];[.$A$2:.$B$35];2)" office:value-type="float" office:value="31" calcext:value-type="float">
            <text:p>31</text:p>
          </table:table-cell>
          <table:table-cell table:formula="of:=IF(AND([.L$1]&gt;=[.$D33];[.L$1]&lt;=[.$E33]);&quot;X&quot;;&quot;&quot;)">
            <text:p/>
          </table:table-cell>
          <table:table-cell table:formula="of:=IF(AND([.M$1]&gt;=[.$D33];[.M$1]&lt;=[.$E33]);&quot;X&quot;;&quot;&quot;)">
            <text:p/>
          </table:table-cell>
          <table:table-cell table:formula="of:=IF(AND([.N$1]&gt;=[.$D33];[.N$1]&lt;=[.$E33]);&quot;X&quot;;&quot;&quot;)">
            <text:p/>
          </table:table-cell>
          <table:table-cell table:formula="of:=IF(AND([.O$1]&gt;=[.$D33];[.O$1]&lt;=[.$E33]);&quot;X&quot;;&quot;&quot;)">
            <text:p/>
          </table:table-cell>
          <table:table-cell table:formula="of:=IF(AND([.P$1]&gt;=[.$D33];[.P$1]&lt;=[.$E33]);&quot;X&quot;;&quot;&quot;)">
            <text:p/>
          </table:table-cell>
          <table:table-cell table:formula="of:=IF(AND([.Q$1]&gt;=[.$D33];[.Q$1]&lt;=[.$E33]);&quot;X&quot;;&quot;&quot;)">
            <text:p/>
          </table:table-cell>
          <table:table-cell table:formula="of:=IF(AND([.R$1]&gt;=[.$D33];[.R$1]&lt;=[.$E33]);&quot;X&quot;;&quot;&quot;)">
            <text:p/>
          </table:table-cell>
          <table:table-cell table:formula="of:=IF(AND([.S$1]&gt;=[.$D33];[.S$1]&lt;=[.$E33]);&quot;X&quot;;&quot;&quot;)">
            <text:p/>
          </table:table-cell>
          <table:table-cell table:formula="of:=IF(AND([.T$1]&gt;=[.$D33];[.T$1]&lt;=[.$E33]);&quot;X&quot;;&quot;&quot;)">
            <text:p/>
          </table:table-cell>
          <table:table-cell table:formula="of:=IF(AND([.U$1]&gt;=[.$D33];[.U$1]&lt;=[.$E33]);&quot;X&quot;;&quot;&quot;)">
            <text:p/>
          </table:table-cell>
          <table:table-cell table:formula="of:=IF(AND([.V$1]&gt;=[.$D33];[.V$1]&lt;=[.$E33]);&quot;X&quot;;&quot;&quot;)">
            <text:p/>
          </table:table-cell>
          <table:table-cell table:formula="of:=IF(AND([.W$1]&gt;=[.$D33];[.W$1]&lt;=[.$E33]);&quot;X&quot;;&quot;&quot;)">
            <text:p/>
          </table:table-cell>
          <table:table-cell table:formula="of:=IF(AND([.X$1]&gt;=[.$D33];[.X$1]&lt;=[.$E33]);&quot;X&quot;;&quot;&quot;)">
            <text:p/>
          </table:table-cell>
          <table:table-cell table:formula="of:=IF(AND([.Y$1]&gt;=[.$D33];[.Y$1]&lt;=[.$E33]);&quot;X&quot;;&quot;&quot;)">
            <text:p/>
          </table:table-cell>
          <table:table-cell table:formula="of:=IF(AND([.Z$1]&gt;=[.$D33];[.Z$1]&lt;=[.$E33]);&quot;X&quot;;&quot;&quot;)">
            <text:p/>
          </table:table-cell>
          <table:table-cell table:formula="of:=IF(AND([.AA$1]&gt;=[.$D33];[.AA$1]&lt;=[.$E33]);&quot;X&quot;;&quot;&quot;)">
            <text:p/>
          </table:table-cell>
          <table:table-cell table:formula="of:=IF(AND([.AB$1]&gt;=[.$D33];[.AB$1]&lt;=[.$E33]);&quot;X&quot;;&quot;&quot;)">
            <text:p/>
          </table:table-cell>
          <table:table-cell table:formula="of:=IF(AND([.AC$1]&gt;=[.$D33];[.AC$1]&lt;=[.$E33]);&quot;X&quot;;&quot;&quot;)">
            <text:p/>
          </table:table-cell>
          <table:table-cell table:formula="of:=IF(AND([.AD$1]&gt;=[.$D33];[.AD$1]&lt;=[.$E33]);&quot;X&quot;;&quot;&quot;)">
            <text:p/>
          </table:table-cell>
          <table:table-cell table:formula="of:=IF(AND([.AE$1]&gt;=[.$D33];[.AE$1]&lt;=[.$E33]);&quot;X&quot;;&quot;&quot;)">
            <text:p/>
          </table:table-cell>
          <table:table-cell table:formula="of:=IF(AND([.AF$1]&gt;=[.$D33];[.AF$1]&lt;=[.$E33]);&quot;X&quot;;&quot;&quot;)">
            <text:p/>
          </table:table-cell>
          <table:table-cell table:formula="of:=IF(AND([.AG$1]&gt;=[.$D33];[.AG$1]&lt;=[.$E33]);&quot;X&quot;;&quot;&quot;)">
            <text:p/>
          </table:table-cell>
          <table:table-cell table:formula="of:=IF(AND([.AH$1]&gt;=[.$D33];[.AH$1]&lt;=[.$E33]);&quot;X&quot;;&quot;&quot;)">
            <text:p/>
          </table:table-cell>
          <table:table-cell table:formula="of:=IF(AND([.AI$1]&gt;=[.$D33];[.AI$1]&lt;=[.$E33]);&quot;X&quot;;&quot;&quot;)">
            <text:p/>
          </table:table-cell>
          <table:table-cell table:formula="of:=IF(AND([.AJ$1]&gt;=[.$D33];[.AJ$1]&lt;=[.$E33]);&quot;X&quot;;&quot;&quot;)">
            <text:p/>
          </table:table-cell>
          <table:table-cell table:formula="of:=IF(AND([.AK$1]&gt;=[.$D33];[.AK$1]&lt;=[.$E33]);&quot;X&quot;;&quot;&quot;)">
            <text:p/>
          </table:table-cell>
          <table:table-cell table:formula="of:=IF(AND([.AL$1]&gt;=[.$D33];[.AL$1]&lt;=[.$E33]);&quot;X&quot;;&quot;&quot;)">
            <text:p/>
          </table:table-cell>
          <table:table-cell table:formula="of:=IF(AND([.AM$1]&gt;=[.$D33];[.AM$1]&lt;=[.$E33]);&quot;X&quot;;&quot;&quot;)">
            <text:p/>
          </table:table-cell>
          <table:table-cell table:formula="of:=IF(AND([.AN$1]&gt;=[.$D33];[.AN$1]&lt;=[.$E33]);&quot;X&quot;;&quot;&quot;)">
            <text:p/>
          </table:table-cell>
          <table:table-cell table:formula="of:=IF(AND([.AO$1]&gt;=[.$D33];[.AO$1]&lt;=[.$E33]);&quot;X&quot;;&quot;&quot;)">
            <text:p/>
          </table:table-cell>
          <table:table-cell table:formula="of:=IF(AND([.AP$1]&gt;=[.$D33];[.AP$1]&lt;=[.$E33]);&quot;X&quot;;&quot;&quot;)">
            <text:p/>
          </table:table-cell>
          <table:table-cell table:formula="of:=IF(AND([.AQ$1]&gt;=[.$D33];[.AQ$1]&lt;=[.$E33]);&quot;X&quot;;&quot;&quot;)">
            <text:p/>
          </table:table-cell>
          <table:table-cell table:formula="of:=IF(AND([.AR$1]&gt;=[.$D33];[.AR$1]&lt;=[.$E33]);&quot;X&quot;;&quot;&quot;)">
            <text:p/>
          </table:table-cell>
          <table:table-cell table:formula="of:=IF(AND([.AS$1]&gt;=[.$D33];[.AS$1]&lt;=[.$E33]);&quot;X&quot;;&quot;&quot;)">
            <text:p/>
          </table:table-cell>
          <table:table-cell table:formula="of:=IF(AND([.AT$1]&gt;=[.$D33];[.AT$1]&lt;=[.$E33]);&quot;X&quot;;&quot;&quot;)">
            <text:p/>
          </table:table-cell>
          <table:table-cell table:formula="of:=IF(AND([.AU$1]&gt;=[.$D33];[.AU$1]&lt;=[.$E33]);&quot;X&quot;;&quot;&quot;)" office:value-type="string" office:string-value="X" calcext:value-type="string">
            <text:p>X</text:p>
          </table:table-cell>
          <table:table-cell table:formula="of:=IF(AND([.AV$1]&gt;=[.$D33];[.AV$1]&lt;=[.$E33]);&quot;X&quot;;&quot;&quot;)" office:value-type="string" office:string-value="X" calcext:value-type="string">
            <text:p>X</text:p>
          </table:table-cell>
          <table:table-cell table:formula="of:=IF(AND([.AW$1]&gt;=[.$D33];[.AW$1]&lt;=[.$E33]);&quot;X&quot;;&quot;&quot;)">
            <text:p/>
          </table:table-cell>
          <table:table-cell table:formula="of:=IF(AND([.AX$1]&gt;=[.$D33];[.AX$1]&lt;=[.$E33]);&quot;X&quot;;&quot;&quot;)">
            <text:p/>
          </table:table-cell>
          <table:table-cell table:formula="of:=IF(AND([.AY$1]&gt;=[.$D33];[.AY$1]&lt;=[.$E33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PR Sharing &amp; Legal Closure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Legal Advisor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formula="of:=VLOOKUP([.J34];[.$A$2:.$B$35];2)" office:value-type="float" office:value="31" calcext:value-type="float">
            <text:p>31</text:p>
          </table:table-cell>
          <table:table-cell table:formula="of:=IF(AND([.L$1]&gt;=[.$D34];[.L$1]&lt;=[.$E34]);&quot;X&quot;;&quot;&quot;)">
            <text:p/>
          </table:table-cell>
          <table:table-cell table:formula="of:=IF(AND([.M$1]&gt;=[.$D34];[.M$1]&lt;=[.$E34]);&quot;X&quot;;&quot;&quot;)">
            <text:p/>
          </table:table-cell>
          <table:table-cell table:formula="of:=IF(AND([.N$1]&gt;=[.$D34];[.N$1]&lt;=[.$E34]);&quot;X&quot;;&quot;&quot;)">
            <text:p/>
          </table:table-cell>
          <table:table-cell table:formula="of:=IF(AND([.O$1]&gt;=[.$D34];[.O$1]&lt;=[.$E34]);&quot;X&quot;;&quot;&quot;)">
            <text:p/>
          </table:table-cell>
          <table:table-cell table:formula="of:=IF(AND([.P$1]&gt;=[.$D34];[.P$1]&lt;=[.$E34]);&quot;X&quot;;&quot;&quot;)">
            <text:p/>
          </table:table-cell>
          <table:table-cell table:formula="of:=IF(AND([.Q$1]&gt;=[.$D34];[.Q$1]&lt;=[.$E34]);&quot;X&quot;;&quot;&quot;)">
            <text:p/>
          </table:table-cell>
          <table:table-cell table:formula="of:=IF(AND([.R$1]&gt;=[.$D34];[.R$1]&lt;=[.$E34]);&quot;X&quot;;&quot;&quot;)">
            <text:p/>
          </table:table-cell>
          <table:table-cell table:formula="of:=IF(AND([.S$1]&gt;=[.$D34];[.S$1]&lt;=[.$E34]);&quot;X&quot;;&quot;&quot;)">
            <text:p/>
          </table:table-cell>
          <table:table-cell table:formula="of:=IF(AND([.T$1]&gt;=[.$D34];[.T$1]&lt;=[.$E34]);&quot;X&quot;;&quot;&quot;)">
            <text:p/>
          </table:table-cell>
          <table:table-cell table:formula="of:=IF(AND([.U$1]&gt;=[.$D34];[.U$1]&lt;=[.$E34]);&quot;X&quot;;&quot;&quot;)">
            <text:p/>
          </table:table-cell>
          <table:table-cell table:formula="of:=IF(AND([.V$1]&gt;=[.$D34];[.V$1]&lt;=[.$E34]);&quot;X&quot;;&quot;&quot;)">
            <text:p/>
          </table:table-cell>
          <table:table-cell table:formula="of:=IF(AND([.W$1]&gt;=[.$D34];[.W$1]&lt;=[.$E34]);&quot;X&quot;;&quot;&quot;)">
            <text:p/>
          </table:table-cell>
          <table:table-cell table:formula="of:=IF(AND([.X$1]&gt;=[.$D34];[.X$1]&lt;=[.$E34]);&quot;X&quot;;&quot;&quot;)">
            <text:p/>
          </table:table-cell>
          <table:table-cell table:formula="of:=IF(AND([.Y$1]&gt;=[.$D34];[.Y$1]&lt;=[.$E34]);&quot;X&quot;;&quot;&quot;)">
            <text:p/>
          </table:table-cell>
          <table:table-cell table:formula="of:=IF(AND([.Z$1]&gt;=[.$D34];[.Z$1]&lt;=[.$E34]);&quot;X&quot;;&quot;&quot;)">
            <text:p/>
          </table:table-cell>
          <table:table-cell table:formula="of:=IF(AND([.AA$1]&gt;=[.$D34];[.AA$1]&lt;=[.$E34]);&quot;X&quot;;&quot;&quot;)">
            <text:p/>
          </table:table-cell>
          <table:table-cell table:formula="of:=IF(AND([.AB$1]&gt;=[.$D34];[.AB$1]&lt;=[.$E34]);&quot;X&quot;;&quot;&quot;)">
            <text:p/>
          </table:table-cell>
          <table:table-cell table:formula="of:=IF(AND([.AC$1]&gt;=[.$D34];[.AC$1]&lt;=[.$E34]);&quot;X&quot;;&quot;&quot;)">
            <text:p/>
          </table:table-cell>
          <table:table-cell table:formula="of:=IF(AND([.AD$1]&gt;=[.$D34];[.AD$1]&lt;=[.$E34]);&quot;X&quot;;&quot;&quot;)">
            <text:p/>
          </table:table-cell>
          <table:table-cell table:formula="of:=IF(AND([.AE$1]&gt;=[.$D34];[.AE$1]&lt;=[.$E34]);&quot;X&quot;;&quot;&quot;)">
            <text:p/>
          </table:table-cell>
          <table:table-cell table:formula="of:=IF(AND([.AF$1]&gt;=[.$D34];[.AF$1]&lt;=[.$E34]);&quot;X&quot;;&quot;&quot;)">
            <text:p/>
          </table:table-cell>
          <table:table-cell table:formula="of:=IF(AND([.AG$1]&gt;=[.$D34];[.AG$1]&lt;=[.$E34]);&quot;X&quot;;&quot;&quot;)">
            <text:p/>
          </table:table-cell>
          <table:table-cell table:formula="of:=IF(AND([.AH$1]&gt;=[.$D34];[.AH$1]&lt;=[.$E34]);&quot;X&quot;;&quot;&quot;)">
            <text:p/>
          </table:table-cell>
          <table:table-cell table:formula="of:=IF(AND([.AI$1]&gt;=[.$D34];[.AI$1]&lt;=[.$E34]);&quot;X&quot;;&quot;&quot;)">
            <text:p/>
          </table:table-cell>
          <table:table-cell table:formula="of:=IF(AND([.AJ$1]&gt;=[.$D34];[.AJ$1]&lt;=[.$E34]);&quot;X&quot;;&quot;&quot;)">
            <text:p/>
          </table:table-cell>
          <table:table-cell table:formula="of:=IF(AND([.AK$1]&gt;=[.$D34];[.AK$1]&lt;=[.$E34]);&quot;X&quot;;&quot;&quot;)">
            <text:p/>
          </table:table-cell>
          <table:table-cell table:formula="of:=IF(AND([.AL$1]&gt;=[.$D34];[.AL$1]&lt;=[.$E34]);&quot;X&quot;;&quot;&quot;)">
            <text:p/>
          </table:table-cell>
          <table:table-cell table:formula="of:=IF(AND([.AM$1]&gt;=[.$D34];[.AM$1]&lt;=[.$E34]);&quot;X&quot;;&quot;&quot;)">
            <text:p/>
          </table:table-cell>
          <table:table-cell table:formula="of:=IF(AND([.AN$1]&gt;=[.$D34];[.AN$1]&lt;=[.$E34]);&quot;X&quot;;&quot;&quot;)">
            <text:p/>
          </table:table-cell>
          <table:table-cell table:formula="of:=IF(AND([.AO$1]&gt;=[.$D34];[.AO$1]&lt;=[.$E34]);&quot;X&quot;;&quot;&quot;)">
            <text:p/>
          </table:table-cell>
          <table:table-cell table:formula="of:=IF(AND([.AP$1]&gt;=[.$D34];[.AP$1]&lt;=[.$E34]);&quot;X&quot;;&quot;&quot;)">
            <text:p/>
          </table:table-cell>
          <table:table-cell table:formula="of:=IF(AND([.AQ$1]&gt;=[.$D34];[.AQ$1]&lt;=[.$E34]);&quot;X&quot;;&quot;&quot;)">
            <text:p/>
          </table:table-cell>
          <table:table-cell table:formula="of:=IF(AND([.AR$1]&gt;=[.$D34];[.AR$1]&lt;=[.$E34]);&quot;X&quot;;&quot;&quot;)">
            <text:p/>
          </table:table-cell>
          <table:table-cell table:formula="of:=IF(AND([.AS$1]&gt;=[.$D34];[.AS$1]&lt;=[.$E34]);&quot;X&quot;;&quot;&quot;)">
            <text:p/>
          </table:table-cell>
          <table:table-cell table:formula="of:=IF(AND([.AT$1]&gt;=[.$D34];[.AT$1]&lt;=[.$E34]);&quot;X&quot;;&quot;&quot;)">
            <text:p/>
          </table:table-cell>
          <table:table-cell table:formula="of:=IF(AND([.AU$1]&gt;=[.$D34];[.AU$1]&lt;=[.$E34]);&quot;X&quot;;&quot;&quot;)">
            <text:p/>
          </table:table-cell>
          <table:table-cell table:formula="of:=IF(AND([.AV$1]&gt;=[.$D34];[.AV$1]&lt;=[.$E34]);&quot;X&quot;;&quot;&quot;)" office:value-type="string" office:string-value="X" calcext:value-type="string">
            <text:p>X</text:p>
          </table:table-cell>
          <table:table-cell table:formula="of:=IF(AND([.AW$1]&gt;=[.$D34];[.AW$1]&lt;=[.$E34]);&quot;X&quot;;&quot;&quot;)">
            <text:p/>
          </table:table-cell>
          <table:table-cell table:formula="of:=IF(AND([.AX$1]&gt;=[.$D34];[.AX$1]&lt;=[.$E34]);&quot;X&quot;;&quot;&quot;)">
            <text:p/>
          </table:table-cell>
          <table:table-cell table:formula="of:=IF(AND([.AY$1]&gt;=[.$D34];[.AY$1]&lt;=[.$E34]);&quot;X&quot;;&quot;&quot;)">
            <text:p/>
          </table:table-cell>
          <table:table-cell table:number-columns-repeated="37"/>
          <table:table-cell table:style-name="ce9" table:number-columns-repeated="1629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ject Success &amp; Completion Reports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Systems Eng QA L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5.4</text:p>
          </table:table-cell>
          <table:table-cell office:value-type="string" calcext:value-type="string">
            <text:p>33,34</text:p>
          </table:table-cell>
          <table:table-cell table:formula="of:=IF(AND([.L$1]&gt;=[.$D35];[.L$1]&lt;=[.$E35]);&quot;X&quot;;&quot;&quot;)">
            <text:p/>
          </table:table-cell>
          <table:table-cell table:formula="of:=IF(AND([.M$1]&gt;=[.$D35];[.M$1]&lt;=[.$E35]);&quot;X&quot;;&quot;&quot;)">
            <text:p/>
          </table:table-cell>
          <table:table-cell table:formula="of:=IF(AND([.N$1]&gt;=[.$D35];[.N$1]&lt;=[.$E35]);&quot;X&quot;;&quot;&quot;)">
            <text:p/>
          </table:table-cell>
          <table:table-cell table:formula="of:=IF(AND([.O$1]&gt;=[.$D35];[.O$1]&lt;=[.$E35]);&quot;X&quot;;&quot;&quot;)">
            <text:p/>
          </table:table-cell>
          <table:table-cell table:formula="of:=IF(AND([.P$1]&gt;=[.$D35];[.P$1]&lt;=[.$E35]);&quot;X&quot;;&quot;&quot;)">
            <text:p/>
          </table:table-cell>
          <table:table-cell table:formula="of:=IF(AND([.Q$1]&gt;=[.$D35];[.Q$1]&lt;=[.$E35]);&quot;X&quot;;&quot;&quot;)">
            <text:p/>
          </table:table-cell>
          <table:table-cell table:formula="of:=IF(AND([.R$1]&gt;=[.$D35];[.R$1]&lt;=[.$E35]);&quot;X&quot;;&quot;&quot;)">
            <text:p/>
          </table:table-cell>
          <table:table-cell table:formula="of:=IF(AND([.S$1]&gt;=[.$D35];[.S$1]&lt;=[.$E35]);&quot;X&quot;;&quot;&quot;)">
            <text:p/>
          </table:table-cell>
          <table:table-cell table:formula="of:=IF(AND([.T$1]&gt;=[.$D35];[.T$1]&lt;=[.$E35]);&quot;X&quot;;&quot;&quot;)">
            <text:p/>
          </table:table-cell>
          <table:table-cell table:formula="of:=IF(AND([.U$1]&gt;=[.$D35];[.U$1]&lt;=[.$E35]);&quot;X&quot;;&quot;&quot;)">
            <text:p/>
          </table:table-cell>
          <table:table-cell table:formula="of:=IF(AND([.V$1]&gt;=[.$D35];[.V$1]&lt;=[.$E35]);&quot;X&quot;;&quot;&quot;)">
            <text:p/>
          </table:table-cell>
          <table:table-cell table:formula="of:=IF(AND([.W$1]&gt;=[.$D35];[.W$1]&lt;=[.$E35]);&quot;X&quot;;&quot;&quot;)">
            <text:p/>
          </table:table-cell>
          <table:table-cell table:formula="of:=IF(AND([.X$1]&gt;=[.$D35];[.X$1]&lt;=[.$E35]);&quot;X&quot;;&quot;&quot;)">
            <text:p/>
          </table:table-cell>
          <table:table-cell table:formula="of:=IF(AND([.Y$1]&gt;=[.$D35];[.Y$1]&lt;=[.$E35]);&quot;X&quot;;&quot;&quot;)">
            <text:p/>
          </table:table-cell>
          <table:table-cell table:formula="of:=IF(AND([.Z$1]&gt;=[.$D35];[.Z$1]&lt;=[.$E35]);&quot;X&quot;;&quot;&quot;)">
            <text:p/>
          </table:table-cell>
          <table:table-cell table:formula="of:=IF(AND([.AA$1]&gt;=[.$D35];[.AA$1]&lt;=[.$E35]);&quot;X&quot;;&quot;&quot;)">
            <text:p/>
          </table:table-cell>
          <table:table-cell table:formula="of:=IF(AND([.AB$1]&gt;=[.$D35];[.AB$1]&lt;=[.$E35]);&quot;X&quot;;&quot;&quot;)">
            <text:p/>
          </table:table-cell>
          <table:table-cell table:formula="of:=IF(AND([.AC$1]&gt;=[.$D35];[.AC$1]&lt;=[.$E35]);&quot;X&quot;;&quot;&quot;)">
            <text:p/>
          </table:table-cell>
          <table:table-cell table:formula="of:=IF(AND([.AD$1]&gt;=[.$D35];[.AD$1]&lt;=[.$E35]);&quot;X&quot;;&quot;&quot;)">
            <text:p/>
          </table:table-cell>
          <table:table-cell table:formula="of:=IF(AND([.AE$1]&gt;=[.$D35];[.AE$1]&lt;=[.$E35]);&quot;X&quot;;&quot;&quot;)">
            <text:p/>
          </table:table-cell>
          <table:table-cell table:formula="of:=IF(AND([.AF$1]&gt;=[.$D35];[.AF$1]&lt;=[.$E35]);&quot;X&quot;;&quot;&quot;)">
            <text:p/>
          </table:table-cell>
          <table:table-cell table:formula="of:=IF(AND([.AG$1]&gt;=[.$D35];[.AG$1]&lt;=[.$E35]);&quot;X&quot;;&quot;&quot;)">
            <text:p/>
          </table:table-cell>
          <table:table-cell table:formula="of:=IF(AND([.AH$1]&gt;=[.$D35];[.AH$1]&lt;=[.$E35]);&quot;X&quot;;&quot;&quot;)">
            <text:p/>
          </table:table-cell>
          <table:table-cell table:formula="of:=IF(AND([.AI$1]&gt;=[.$D35];[.AI$1]&lt;=[.$E35]);&quot;X&quot;;&quot;&quot;)">
            <text:p/>
          </table:table-cell>
          <table:table-cell table:formula="of:=IF(AND([.AJ$1]&gt;=[.$D35];[.AJ$1]&lt;=[.$E35]);&quot;X&quot;;&quot;&quot;)">
            <text:p/>
          </table:table-cell>
          <table:table-cell table:formula="of:=IF(AND([.AK$1]&gt;=[.$D35];[.AK$1]&lt;=[.$E35]);&quot;X&quot;;&quot;&quot;)">
            <text:p/>
          </table:table-cell>
          <table:table-cell table:formula="of:=IF(AND([.AL$1]&gt;=[.$D35];[.AL$1]&lt;=[.$E35]);&quot;X&quot;;&quot;&quot;)">
            <text:p/>
          </table:table-cell>
          <table:table-cell table:formula="of:=IF(AND([.AM$1]&gt;=[.$D35];[.AM$1]&lt;=[.$E35]);&quot;X&quot;;&quot;&quot;)">
            <text:p/>
          </table:table-cell>
          <table:table-cell table:formula="of:=IF(AND([.AN$1]&gt;=[.$D35];[.AN$1]&lt;=[.$E35]);&quot;X&quot;;&quot;&quot;)">
            <text:p/>
          </table:table-cell>
          <table:table-cell table:formula="of:=IF(AND([.AO$1]&gt;=[.$D35];[.AO$1]&lt;=[.$E35]);&quot;X&quot;;&quot;&quot;)">
            <text:p/>
          </table:table-cell>
          <table:table-cell table:formula="of:=IF(AND([.AP$1]&gt;=[.$D35];[.AP$1]&lt;=[.$E35]);&quot;X&quot;;&quot;&quot;)">
            <text:p/>
          </table:table-cell>
          <table:table-cell table:formula="of:=IF(AND([.AQ$1]&gt;=[.$D35];[.AQ$1]&lt;=[.$E35]);&quot;X&quot;;&quot;&quot;)">
            <text:p/>
          </table:table-cell>
          <table:table-cell table:formula="of:=IF(AND([.AR$1]&gt;=[.$D35];[.AR$1]&lt;=[.$E35]);&quot;X&quot;;&quot;&quot;)">
            <text:p/>
          </table:table-cell>
          <table:table-cell table:formula="of:=IF(AND([.AS$1]&gt;=[.$D35];[.AS$1]&lt;=[.$E35]);&quot;X&quot;;&quot;&quot;)">
            <text:p/>
          </table:table-cell>
          <table:table-cell table:formula="of:=IF(AND([.AT$1]&gt;=[.$D35];[.AT$1]&lt;=[.$E35]);&quot;X&quot;;&quot;&quot;)">
            <text:p/>
          </table:table-cell>
          <table:table-cell table:formula="of:=IF(AND([.AU$1]&gt;=[.$D35];[.AU$1]&lt;=[.$E35]);&quot;X&quot;;&quot;&quot;)">
            <text:p/>
          </table:table-cell>
          <table:table-cell table:formula="of:=IF(AND([.AV$1]&gt;=[.$D35];[.AV$1]&lt;=[.$E35]);&quot;X&quot;;&quot;&quot;)">
            <text:p/>
          </table:table-cell>
          <table:table-cell table:formula="of:=IF(AND([.AW$1]&gt;=[.$D35];[.AW$1]&lt;=[.$E35]);&quot;X&quot;;&quot;&quot;)" office:value-type="string" office:string-value="X" calcext:value-type="string">
            <text:p>X</text:p>
          </table:table-cell>
          <table:table-cell table:formula="of:=IF(AND([.AX$1]&gt;=[.$D35];[.AX$1]&lt;=[.$E35]);&quot;X&quot;;&quot;&quot;)" office:value-type="string" office:string-value="X" calcext:value-type="string">
            <text:p>X</text:p>
          </table:table-cell>
          <table:table-cell table:formula="of:=IF(AND([.AY$1]&gt;=[.$D35];[.AY$1]&lt;=[.$E35]);&quot;X&quot;;&quot;&quot;)">
            <text:p/>
          </table:table-cell>
          <table:table-cell table:number-columns-repeated="37"/>
          <table:table-cell table:style-name="ce9" table:number-columns-repeated="16296"/>
        </table:table-row>
        <calcext:conditional-formats>
          <calcext:conditional-format calcext:target-range-address="WBS.L2:WBS.AY35">
            <calcext:condition calcext:apply-style-name="Untitled1" calcext:value="=&quot;X&quot;" calcext:base-cell-address="WBS.L2"/>
          </calcext:conditional-format>
        </calcext:conditional-formats>
      </table:table>
      <table:table table:name="Resource_Team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9"/>
        <table:table-column table:style-name="co29" table:default-cell-style-name="ce19"/>
        <table:table-column table:style-name="co3" table:default-cell-style-name="ce19"/>
        <table:table-column table:style-name="co5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FTE</text:p>
          </table:table-cell>
          <table:table-cell table:style-name="Default" office:value-type="string" calcext:value-type="string">
            <text:p>Monthly Rate (₹)</text:p>
          </table:table-cell>
          <table:table-cell table:style-name="Default" office:value-type="string" calcext:value-type="string">
            <text:p>Annual Cost (₹)</text:p>
          </table:table-cell>
          <table:table-cell table:style-name="Default" office:value-type="string" calcext:value-type="string">
            <text:p>36-Month Cost (₹)</text:p>
          </table:table-cell>
          <table:table-cell office:value-type="string" calcext:value-type="string">
            <text:p>Project Span</text:p>
          </table:table-cell>
        </table:table-row>
        <table:table-row table:style-name="ro1">
          <table:table-cell office:value-type="string" calcext:value-type="string">
            <text:p>Project Mana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350000" calcext:value-type="currency">
            <text:p>₹350,000.00</text:p>
          </table:table-cell>
          <table:table-cell office:value-type="currency" office:currency="INR" office:value="4200000" calcext:value-type="currency">
            <text:p>₹4,200,000.00</text:p>
          </table:table-cell>
          <table:table-cell office:value-type="currency" office:currency="INR" office:value="126000000" calcext:value-type="currency">
            <text:p>₹126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Lead Thermodynamics Engin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400000" calcext:value-type="currency">
            <text:p>₹400,000.00</text:p>
          </table:table-cell>
          <table:table-cell office:value-type="currency" office:currency="INR" office:value="4800000" calcext:value-type="currency">
            <text:p>₹4,800,000.00</text:p>
          </table:table-cell>
          <table:table-cell office:value-type="currency" office:currency="INR" office:value="144000000" calcext:value-type="currency">
            <text:p>₹144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Lead ML/AI Scient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450000" calcext:value-type="currency">
            <text:p>₹450,000.00</text:p>
          </table:table-cell>
          <table:table-cell office:value-type="currency" office:currency="INR" office:value="5400000" calcext:value-type="currency">
            <text:p>₹5,400,000.00</text:p>
          </table:table-cell>
          <table:table-cell office:value-type="currency" office:currency="INR" office:value="162000000" calcext:value-type="currency">
            <text:p>₹162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Software Architec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currency" office:currency="INR" office:value="350000" calcext:value-type="currency">
            <text:p>₹350,000.00</text:p>
          </table:table-cell>
          <table:table-cell office:value-type="currency" office:currency="INR" office:value="3360000" calcext:value-type="currency">
            <text:p>₹3,360,000.00</text:p>
          </table:table-cell>
          <table:table-cell office:value-type="currency" office:currency="INR" office:value="100800000" calcext:value-type="currency">
            <text:p>₹100,800,000.00</text:p>
          </table:table-cell>
          <table:table-cell office:value-type="string" calcext:value-type="string">
            <text:p>30 months (80% after M24)</text:p>
          </table:table-cell>
        </table:table-row>
        <table:table-row table:style-name="ro1">
          <table:table-cell office:value-type="string" calcext:value-type="string">
            <text:p>Data Engin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300000" calcext:value-type="currency">
            <text:p>₹300,000.00</text:p>
          </table:table-cell>
          <table:table-cell office:value-type="currency" office:currency="INR" office:value="3600000" calcext:value-type="currency">
            <text:p>₹3,600,000.00</text:p>
          </table:table-cell>
          <table:table-cell office:value-type="currency" office:currency="INR" office:value="108000000" calcext:value-type="currency">
            <text:p>₹108,0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GUI/UX Developer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currency" office:currency="INR" office:value="250000" calcext:value-type="currency">
            <text:p>₹250,000.00</text:p>
          </table:table-cell>
          <table:table-cell office:value-type="currency" office:currency="INR" office:value="1500000" calcext:value-type="currency">
            <text:p>₹1,500,000.00</text:p>
          </table:table-cell>
          <table:table-cell office:value-type="currency" office:currency="INR" office:value="45000000" calcext:value-type="currency">
            <text:p>₹45,000,000.00</text:p>
          </table:table-cell>
          <table:table-cell office:value-type="string" calcext:value-type="string">
            <text:p>18 months (from M12)</text:p>
          </table:table-cell>
        </table:table-row>
        <table:table-row table:style-name="ro1">
          <table:table-cell office:value-type="string" calcext:value-type="string">
            <text:p>Quality Assurance L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280000" calcext:value-type="currency">
            <text:p>₹280,000.00</text:p>
          </table:table-cell>
          <table:table-cell office:value-type="currency" office:currency="INR" office:value="3360000" calcext:value-type="currency">
            <text:p>₹3,360,000.00</text:p>
          </table:table-cell>
          <table:table-cell office:value-type="currency" office:currency="INR" office:value="100800000" calcext:value-type="currency">
            <text:p>₹100,800,000.00</text:p>
          </table:table-cell>
          <table:table-cell office:value-type="string" calcext:value-type="string">
            <text:p>36 months (full-time)</text:p>
          </table:table-cell>
        </table:table-row>
        <table:table-row table:style-name="ro1">
          <table:table-cell office:value-type="string" calcext:value-type="string">
            <text:p>Systems Engine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INR" office:value="280000" calcext:value-type="currency">
            <text:p>₹280,000.00</text:p>
          </table:table-cell>
          <table:table-cell office:value-type="currency" office:currency="INR" office:value="1680000" calcext:value-type="currency">
            <text:p>₹1,680,000.00</text:p>
          </table:table-cell>
          <table:table-cell office:value-type="currency" office:currency="INR" office:value="50400000" calcext:value-type="currency">
            <text:p>₹50,400,000.00</text:p>
          </table:table-cell>
          <table:table-cell office:value-type="string" calcext:value-type="string">
            <text:p>12 months (part-time M0-M12)</text:p>
          </table:table-cell>
        </table:table-row>
        <table:table-row table:style-name="ro1">
          <table:table-cell office:value-type="string" calcext:value-type="string">
            <text:p>Junior Thermodynamics Engin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50000" calcext:value-type="currency">
            <text:p>₹150,000.00</text:p>
          </table:table-cell>
          <table:table-cell office:value-type="currency" office:currency="INR" office:value="3600000" calcext:value-type="currency">
            <text:p>₹3,600,000.00</text:p>
          </table:table-cell>
          <table:table-cell office:value-type="currency" office:currency="INR" office:value="108000000" calcext:value-type="currency">
            <text:p>₹108,000,000.00</text:p>
          </table:table-cell>
          <table:table-cell office:value-type="string" calcext:value-type="string">
            <text:p>24 months (M6-M30)</text:p>
          </table:table-cell>
        </table:table-row>
        <table:table-row table:style-name="ro1">
          <table:table-cell office:value-type="string" calcext:value-type="string">
            <text:p>ML Engineer / Research Associ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80000" calcext:value-type="currency">
            <text:p>₹180,000.00</text:p>
          </table:table-cell>
          <table:table-cell office:value-type="currency" office:currency="INR" office:value="4320000" calcext:value-type="currency">
            <text:p>₹4,320,000.00</text:p>
          </table:table-cell>
          <table:table-cell office:value-type="currency" office:currency="INR" office:value="129600000" calcext:value-type="currency">
            <text:p>₹129,600,000.00</text:p>
          </table:table-cell>
          <table:table-cell office:value-type="string" calcext:value-type="string">
            <text:p>30 months (M0-M30)</text:p>
          </table:table-cell>
        </table:table-row>
        <table:table-row table:style-name="ro1">
          <table:table-cell office:value-type="string" calcext:value-type="string">
            <text:p>Software Engineer / Develop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80000" calcext:value-type="currency">
            <text:p>₹180,000.00</text:p>
          </table:table-cell>
          <table:table-cell office:value-type="currency" office:currency="INR" office:value="6480000" calcext:value-type="currency">
            <text:p>₹6,480,000.00</text:p>
          </table:table-cell>
          <table:table-cell office:value-type="currency" office:currency="INR" office:value="194400000" calcext:value-type="currency">
            <text:p>₹194,400,000.00</text:p>
          </table:table-cell>
          <table:table-cell office:value-type="string" calcext:value-type="string">
            <text:p>24 months (M12-M36)</text:p>
          </table:table-cell>
        </table:table-row>
        <table:table-row table:style-name="ro1">
          <table:table-cell office:value-type="string" calcext:value-type="string">
            <text:p>Data Scientist / Analy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INR" office:value="200000" calcext:value-type="currency">
            <text:p>₹200,000.00</text:p>
          </table:table-cell>
          <table:table-cell office:value-type="currency" office:currency="INR" office:value="2400000" calcext:value-type="currency">
            <text:p>₹2,400,000.00</text:p>
          </table:table-cell>
          <table:table-cell office:value-type="currency" office:currency="INR" office:value="72000000" calcext:value-type="currency">
            <text:p>₹72,000,000.00</text:p>
          </table:table-cell>
          <table:table-cell office:value-type="string" calcext:value-type="string">
            <text:p>18 months (M6-M24)</text:p>
          </table:table-cell>
        </table:table-row>
        <table:table-row table:style-name="ro1">
          <table:table-cell office:value-type="string" calcext:value-type="string">
            <text:p>QA Engineer / Test Specialist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currency" office:currency="INR" office:value="120000" calcext:value-type="currency">
            <text:p>₹120,000.00</text:p>
          </table:table-cell>
          <table:table-cell office:value-type="currency" office:currency="INR" office:value="2304000" calcext:value-type="currency">
            <text:p>₹2,304,000.00</text:p>
          </table:table-cell>
          <table:table-cell office:value-type="currency" office:currency="INR" office:value="69120000" calcext:value-type="currency">
            <text:p>₹69,120,000.00</text:p>
          </table:table-cell>
          <table:table-cell office:value-type="string" calcext:value-type="string">
            <text:p>12 months (M18-M30)</text:p>
          </table:table-cell>
        </table:table-row>
        <table:table-row table:style-name="ro1">
          <table:table-cell office:value-type="string" calcext:value-type="string">
            <text:p>Technical Writer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currency" office:currency="INR" office:value="100000" calcext:value-type="currency">
            <text:p>₹100,000.00</text:p>
          </table:table-cell>
          <table:table-cell office:value-type="currency" office:currency="INR" office:value="960000" calcext:value-type="currency">
            <text:p>₹960,000.00</text:p>
          </table:table-cell>
          <table:table-cell office:value-type="currency" office:currency="INR" office:value="28800000" calcext:value-type="currency">
            <text:p>₹28,800,000.00</text:p>
          </table:table-cell>
          <table:table-cell office:value-type="string" calcext:value-type="string">
            <text:p>12 months (M24-M36)</text:p>
          </table:table-cell>
        </table:table-row>
        <table:table-row table:style-name="ro1">
          <table:table-cell office:value-type="string" calcext:value-type="string">
            <text:p>Program Coordinato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INR" office:value="80000" calcext:value-type="currency">
            <text:p>₹80,000.00</text:p>
          </table:table-cell>
          <table:table-cell office:value-type="currency" office:currency="INR" office:value="480000" calcext:value-type="currency">
            <text:p>₹480,000.00</text:p>
          </table:table-cell>
          <table:table-cell office:value-type="currency" office:currency="INR" office:value="14400000" calcext:value-type="currency">
            <text:p>₹14,400,000.00</text:p>
          </table:table-cell>
          <table:table-cell office:value-type="string" calcext:value-type="string">
            <text:p>36 months (part-time)</text:p>
          </table:table-cell>
        </table:table-row>
        <table:table-row table:style-name="ro1">
          <table:table-cell office:value-type="string" calcext:value-type="string">
            <text:p>TOTAL TE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0 avg</text:p>
          </table:table-cell>
          <table:table-cell office:value-type="string" calcext:value-type="string">
            <text:p>-</text:p>
          </table:table-cell>
          <table:table-cell office:value-type="currency" office:currency="INR" office:value="58000000" calcext:value-type="currency">
            <text:p>₹58,000,000.00</text:p>
          </table:table-cell>
          <table:table-cell office:value-type="currency" office:currency="INR" office:value="450000000" calcext:value-type="currency">
            <text:p>₹450,000,000.0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mr" number:country="IN">₹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mr" number:country="IN">₹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22:22:46.002121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5:40:59.876245564</meta:creation-date>
    <dc:date>2025-12-22T22:59:03.962127134</dc:date>
    <meta:editing-duration>PT2H28M51S</meta:editing-duration>
    <meta:editing-cycles>8</meta:editing-cycles>
    <meta:generator>LibreOffice/25.8.4.2$Linux_X86_64 LibreOffice_project/0366609b1de41a39e1896ae41e33c673f2a73802</meta:generator>
    <meta:document-statistic meta:table-count="4" meta:cell-count="1780" meta:object-count="0"/>
  </office:meta>
</office:document-meta>
</file>